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4" style:family="table-cell">
      <style:table-cell-properties style:vertical-align="top"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2cm" style:rel-column-width="15048*"/>
    </style:style>
    <style:style style:name="Tableau9.B" style:family="table-column">
      <style:table-column-properties style:column-width="4.606cm" style:rel-column-width="17627*"/>
    </style:style>
    <style:style style:name="Tableau9.C" style:family="table-column">
      <style:table-column-properties style:column-width="8.587cm" style:rel-column-width="3286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6" style:family="table">
      <style:table-properties style:width="15.565cm" fo:margin-left="0.446cm" fo:margin-right="1.115cm" table:align="margins" style:writing-mode="lr-tb"/>
    </style:style>
    <style:style style:name="Tableau16.A" style:family="table-column">
      <style:table-column-properties style:column-width="2.806cm" style:rel-column-width="11816*"/>
    </style:style>
    <style:style style:name="Tableau16.B" style:family="table-column">
      <style:table-column-properties style:column-width="12.758cm" style:rel-column-width="53719*"/>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565cm" fo:margin-left="0.446cm" fo:margin-right="1.115cm" table:align="margins" style:writing-mode="lr-tb"/>
    </style:style>
    <style:style style:name="Tableau17.A" style:family="table-column">
      <style:table-column-properties style:column-width="2.806cm" style:rel-column-width="11816*"/>
    </style:style>
    <style:style style:name="Tableau17.B" style:family="table-column">
      <style:table-column-properties style:column-width="12.758cm" style:rel-column-width="53719*"/>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5.587cm" fo:margin-left="0.423cm" fo:margin-right="1.115cm" table:align="margins" style:writing-mode="lr-tb"/>
    </style:style>
    <style:style style:name="Tableau18.A" style:family="table-column">
      <style:table-column-properties style:column-width="2.829cm" style:rel-column-width="11895*"/>
    </style:style>
    <style:style style:name="Tableau18.B" style:family="table-column">
      <style:table-column-properties style:column-width="12.758cm" style:rel-column-width="53640*"/>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5.587cm" fo:margin-left="0.423cm" fo:margin-right="1.115cm" table:align="margins" style:writing-mode="lr-tb"/>
    </style:style>
    <style:style style:name="Tableau26.A" style:family="table-column">
      <style:table-column-properties style:column-width="2.829cm" style:rel-column-width="11895*"/>
    </style:style>
    <style:style style:name="Tableau26.B" style:family="table-column">
      <style:table-column-properties style:column-width="12.758cm" style:rel-column-width="53640*"/>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 style:family="table">
      <style:table-properties style:width="15.565cm" fo:margin-left="0.446cm" fo:margin-right="1.115cm" table:align="margins" style:writing-mode="lr-tb"/>
    </style:style>
    <style:style style:name="Tableau28.A" style:family="table-column">
      <style:table-column-properties style:column-width="2.806cm" style:rel-column-width="11816*"/>
    </style:style>
    <style:style style:name="Tableau28.B" style:family="table-column">
      <style:table-column-properties style:column-width="12.758cm" style:rel-column-width="53719*"/>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0.018cm solid #000000" style:writing-mode="lr-tb"/>
    </style:style>
    <style:style style:name="Tableau28.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 style:family="table">
      <style:table-properties style:width="15.587cm" fo:margin-left="0.423cm" fo:margin-right="1.115cm" table:align="margins" style:writing-mode="lr-tb"/>
    </style:style>
    <style:style style:name="Tableau27.A" style:family="table-column">
      <style:table-column-properties style:column-width="2.829cm" style:rel-column-width="11895*"/>
    </style:style>
    <style:style style:name="Tableau27.B" style:family="table-column">
      <style:table-column-properties style:column-width="12.758cm" style:rel-column-width="53640*"/>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3cm" table:align="left" style:writing-mode="lr-tb"/>
    </style:style>
    <style:style style:name="Tableau19.A" style:family="table-column">
      <style:table-column-properties style:column-width="3.501cm"/>
    </style:style>
    <style:style style:name="Tableau19.B" style:family="table-column">
      <style:table-column-properties style:column-width="2.083cm"/>
    </style:style>
    <style:style style:name="Tableau19.D" style:family="table-column">
      <style:table-column-properties style:column-width="2.085cm"/>
    </style:style>
    <style:style style:name="Tableau19.F" style:family="table-column">
      <style:table-column-properties style:column-width="2.365cm"/>
    </style:style>
    <style:style style:name="Tableau19.G" style:family="table-column">
      <style:table-column-properties style:column-width="2.028cm"/>
    </style:style>
    <style:style style:name="Tableau19.1" style:family="table-row">
      <style:table-row-properties style:keep-together="true" fo:keep-together="auto"/>
    </style:style>
    <style:style style:name="Tableau19.A1" style:family="table-cell">
      <style:table-cell-properties style:vertical-align="top" fo:background-color="#e5e5e5"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au19.B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1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G3"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7.094cm" table:align="left" style:writing-mode="lr-tb"/>
    </style:style>
    <style:style style:name="Tableau20.A" style:family="table-column">
      <style:table-column-properties style:column-width="5.798cm"/>
    </style:style>
    <style:style style:name="Tableau20.B" style:family="table-column">
      <style:table-column-properties style:column-width="2.048cm"/>
    </style:style>
    <style:style style:name="Tableau20.C" style:family="table-column">
      <style:table-column-properties style:column-width="1.656cm"/>
    </style:style>
    <style:style style:name="Tableau20.D" style:family="table-column">
      <style:table-column-properties style:column-width="1.725cm"/>
    </style:style>
    <style:style style:name="Tableau20.E" style:family="table-column">
      <style:table-column-properties style:column-width="1.979cm"/>
    </style:style>
    <style:style style:name="Tableau20.F" style:family="table-column">
      <style:table-column-properties style:column-width="2.094cm"/>
    </style:style>
    <style:style style:name="Tableau20.G" style:family="table-column">
      <style:table-column-properties style:column-width="1.794cm"/>
    </style:style>
    <style:style style:name="Tableau20.1" style:family="table-row">
      <style:table-row-properties style:keep-together="true" fo:keep-together="auto"/>
    </style:style>
    <style:style style:name="Tableau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0.B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G2" style:family="table-cell">
      <style:table-cell-properties style:vertical-align="top" fo:padding-left="0.123cm" fo:padding-right="0.123cm" fo:padding-top="0cm" fo:padding-bottom="0cm" fo:border="0.018cm solid #000000" style:writing-mode="lr-tb"/>
    </style:style>
    <style:style style:name="Tableau20.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au20.B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G1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20.D19"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415cm" style:rel-column-width="20283*"/>
    </style:style>
    <style:style style:name="Tableau11.B" style:family="table-column">
      <style:table-column-properties style:column-width="9.85cm" style:rel-column-width="45252*"/>
    </style:style>
    <style:style style:name="Tableau11.A1" style:family="table-cell">
      <style:table-cell-properties fo:padding="0.097cm" fo:border="0.002cm solid #000000"/>
    </style:style>
    <style:style style:name="Tableau11.2" style:family="table-row">
      <style:table-row-properties style:min-row-height="0.57cm"/>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4" style:family="table">
      <style:table-properties style:width="14.265cm" fo:margin-left="1.621cm" fo:margin-right="1.24cm" table:align="margins" style:writing-mode="lr-tb"/>
    </style:style>
    <style:style style:name="Tableau4.A" style:family="table-column">
      <style:table-column-properties style:column-width="4.392cm" style:rel-column-width="20178*"/>
    </style:style>
    <style:style style:name="Tableau4.B" style:family="table-column">
      <style:table-column-properties style:column-width="9.872cm" style:rel-column-width="45357*"/>
    </style:style>
    <style:style style:name="Tableau4.A1" style:family="table-cell">
      <style:table-cell-properties fo:padding="0.097cm" fo:border="0.002cm solid #000000"/>
    </style:style>
    <style:style style:name="Tableau4.2" style:family="table-row">
      <style:table-row-properties style:min-row-height="0.57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1" style:family="table">
      <style:table-properties style:width="14.265cm" fo:margin-left="1.621cm" fo:margin-right="1.24cm" table:align="margins" style:writing-mode="lr-tb"/>
    </style:style>
    <style:style style:name="Tableau21.A" style:family="table-column">
      <style:table-column-properties style:column-width="4.438cm" style:rel-column-width="20389*"/>
    </style:style>
    <style:style style:name="Tableau21.B" style:family="table-column">
      <style:table-column-properties style:column-width="9.827cm" style:rel-column-width="45146*"/>
    </style:style>
    <style:style style:name="Tableau21.A1" style:family="table-cell">
      <style:table-cell-properties fo:padding="0.097cm" fo:border="0.002cm solid #000000"/>
    </style:style>
    <style:style style:name="Tableau21.2" style:family="table-row">
      <style:table-row-properties style:min-row-height="0.5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1cm" style:rel-column-width="18703*"/>
    </style:style>
    <style:style style:name="Tableau12.B" style:family="table-column">
      <style:table-column-properties style:column-width="10.194cm" style:rel-column-width="46832*"/>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22" style:family="table">
      <style:table-properties style:width="14.265cm" fo:margin-left="1.621cm" fo:margin-right="1.24cm" table:align="margins" style:writing-mode="lr-tb"/>
    </style:style>
    <style:style style:name="Tableau22.A" style:family="table-column">
      <style:table-column-properties style:column-width="4.419cm" style:rel-column-width="20299*"/>
    </style:style>
    <style:style style:name="Tableau22.B" style:family="table-column">
      <style:table-column-properties style:column-width="9.846cm" style:rel-column-width="45236*"/>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4.265cm" fo:margin-left="1.621cm" fo:margin-right="1.24cm" table:align="margins" style:writing-mode="lr-tb"/>
    </style:style>
    <style:style style:name="Tableau23.A" style:family="table-column">
      <style:table-column-properties style:column-width="4.464cm" style:rel-column-width="20510*"/>
    </style:style>
    <style:style style:name="Tableau23.B" style:family="table-column">
      <style:table-column-properties style:column-width="9.8cm" style:rel-column-width="45025*"/>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327cm" style:rel-column-width="19878*"/>
    </style:style>
    <style:style style:name="Tableau10.B" style:family="table-column">
      <style:table-column-properties style:column-width="9.938cm" style:rel-column-width="45657*"/>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4" style:family="table">
      <style:table-properties style:width="14.265cm" fo:margin-left="1.621cm" fo:margin-right="1.24cm" table:align="margins" style:writing-mode="lr-tb"/>
    </style:style>
    <style:style style:name="Tableau24.A" style:family="table-column">
      <style:table-column-properties style:column-width="4.346cm" style:rel-column-width="19967*"/>
    </style:style>
    <style:style style:name="Tableau24.B" style:family="table-column">
      <style:table-column-properties style:column-width="9.918cm" style:rel-column-width="45568*"/>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392cm" style:rel-column-width="20178*"/>
    </style:style>
    <style:style style:name="Tableau13.B" style:family="table-column">
      <style:table-column-properties style:column-width="9.872cm" style:rel-column-width="45357*"/>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30" style:family="table">
      <style:table-properties style:width="14.265cm" fo:margin-left="1.621cm" fo:margin-right="1.24cm" table:align="margins" style:writing-mode="lr-tb"/>
    </style:style>
    <style:style style:name="Tableau30.A" style:family="table-column">
      <style:table-column-properties style:column-width="4.392cm" style:rel-column-width="20178*"/>
    </style:style>
    <style:style style:name="Tableau30.B" style:family="table-column">
      <style:table-column-properties style:column-width="9.872cm" style:rel-column-width="45357*"/>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415cm" style:rel-column-width="20283*"/>
    </style:style>
    <style:style style:name="Tableau15.B" style:family="table-column">
      <style:table-column-properties style:column-width="9.85cm" style:rel-column-width="4525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25" style:family="table">
      <style:table-properties style:width="14.265cm" fo:margin-left="1.621cm" fo:margin-right="1.24cm" table:align="margins" style:writing-mode="lr-tb"/>
    </style:style>
    <style:style style:name="Tableau25.A" style:family="table-column">
      <style:table-column-properties style:column-width="4.396cm" style:rel-column-width="20194*"/>
    </style:style>
    <style:style style:name="Tableau25.B" style:family="table-column">
      <style:table-column-properties style:column-width="9.869cm" style:rel-column-width="45341*"/>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369cm" style:rel-column-width="20072*"/>
    </style:style>
    <style:style style:name="Tableau14.B" style:family="table-column">
      <style:table-column-properties style:column-width="9.895cm" style:rel-column-width="4546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29" style:family="table">
      <style:table-properties style:width="15.392cm" fo:margin-left="0.609cm" fo:margin-right="1.125cm" table:align="margins" style:writing-mode="lr-tb"/>
    </style:style>
    <style:style style:name="Tableau29.A" style:family="table-column">
      <style:table-column-properties style:column-width="5.383cm" style:rel-column-width="22921*"/>
    </style:style>
    <style:style style:name="Tableau29.B" style:family="table-column">
      <style:table-column-properties style:column-width="4.51cm" style:rel-column-width="19203*"/>
    </style:style>
    <style:style style:name="Tableau29.C" style:family="table-column">
      <style:table-column-properties style:column-width="5.498cm" style:rel-column-width="23411*"/>
    </style:style>
    <style:style style:name="Tableau29.1" style:family="table-row">
      <style:table-row-properties style:keep-together="true" fo:keep-together="auto"/>
    </style:style>
    <style:style style:name="Tableau29.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9.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2" style:family="table-cell">
      <style:table-cell-properties style:vertical-align="top" fo:padding-left="0.123cm" fo:padding-right="0.123cm" fo:padding-top="0cm" fo:padding-bottom="0cm" fo:border="0.018cm solid #000000" style:writing-mode="lr-tb"/>
    </style:style>
    <style:style style:name="Tableau32" style:family="table">
      <style:table-properties style:width="15.425cm" fo:margin-left="0.93cm" fo:margin-right="0.771cm" table:align="margins" style:writing-mode="lr-tb"/>
    </style:style>
    <style:style style:name="Tableau32.A" style:family="table-column">
      <style:table-column-properties style:column-width="4.152cm" style:rel-column-width="2335*"/>
    </style:style>
    <style:style style:name="Tableau32.B" style:family="table-column">
      <style:table-column-properties style:column-width="11.273cm" style:rel-column-width="6339*"/>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paragraph-properties fo:text-align="justify" style:justify-single-word="false"/>
      <style:text-properties fo:language="fr" fo:country="FR"/>
    </style:style>
    <style:style style:name="P5" style:family="paragraph" style:parent-style-name="Table_20_Contents">
      <style:paragraph-properties fo:text-align="center" style:justify-single-word="false"/>
      <style:text-properties fo:language="fr" fo:country="FR"/>
    </style:style>
    <style:style style:name="P6" style:family="paragraph" style:parent-style-name="Table_20_Contents">
      <style:text-properties fo:language="fr" fo:country="FR" fo:font-weight="normal" style:font-weight-asian="normal" style:font-weight-complex="normal"/>
    </style:style>
    <style:style style:name="P7" style:family="paragraph" style:parent-style-name="Table_20_Contents">
      <style:text-properties fo:language="fr" fo:country="FR" fo:background-color="transparent"/>
    </style:style>
    <style:style style:name="P8" style:family="paragraph" style:parent-style-name="Table_20_Contents">
      <style:text-properties fo:language="fr" fo:country="FR" fo:font-weight="bold" style:font-weight-asian="bold" style:font-weight-complex="bold"/>
    </style:style>
    <style:style style:name="P9" style:family="paragraph" style:parent-style-name="Table_20_Contents">
      <style:text-properties fo:language="fr" fo:country="FR" fo:font-weight="bold" fo:background-color="transparent" style:font-weight-asian="bold" style:font-weight-complex="bold"/>
    </style:style>
    <style:style style:name="P10" style:family="paragraph" style:parent-style-name="Table_20_Contents">
      <style:paragraph-properties fo:text-align="start" style:justify-single-word="false"/>
      <style:text-properties fo:language="fr" fo:country="FR"/>
    </style:style>
    <style:style style:name="P11" style:family="paragraph" style:parent-style-name="Table_20_Contents">
      <style:paragraph-properties fo:text-align="justify" style:justify-single-word="false"/>
      <style:text-properties fo:language="fr" fo:country="FR" officeooo:rsid="00f73ebe"/>
    </style:style>
    <style:style style:name="P12" style:family="paragraph" style:parent-style-name="Table_20_Contents">
      <style:text-properties fo:language="fr" fo:country="FR" officeooo:rsid="006b3595"/>
    </style:style>
    <style:style style:name="P13" style:family="paragraph" style:parent-style-name="Table_20_Contents">
      <style:text-properties fo:language="fr" fo:country="FR" officeooo:paragraph-rsid="001c0563" fo:background-color="#ffff00"/>
    </style:style>
    <style:style style:name="P14" style:family="paragraph" style:parent-style-name="Table_20_Contents">
      <style:text-properties fo:language="fr" fo:country="FR" officeooo:paragraph-rsid="001e066f" fo:background-color="#ffff00"/>
    </style:style>
    <style:style style:name="P15" style:family="paragraph" style:parent-style-name="Table_20_Contents">
      <style:text-properties fo:language="fr" fo:country="FR" officeooo:paragraph-rsid="0021617b" fo:background-color="#ffff00"/>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fo:text-align="center" style:justify-single-word="false"/>
      <style:text-properties fo:language="zxx" fo:country="none" style:language-asian="zxx" style:country-asian="none"/>
    </style:style>
    <style:style style:name="P18" style:family="paragraph" style:parent-style-name="Standard">
      <style:paragraph-properties>
        <style:tab-stops>
          <style:tab-stop style:position="15.503cm" style:type="right"/>
        </style:tab-stops>
      </style:paragraph-properties>
    </style:style>
    <style:style style:name="P19"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1" style:family="paragraph" style:parent-style-name="Standard">
      <style:text-properties style:font-name="Arial" fo:font-size="7pt" fo:font-style="italic" style:font-size-asian="7pt" style:font-style-asian="italic" style:font-name-complex="Arial" style:font-size-complex="7pt"/>
    </style:style>
    <style:style style:name="P22"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4"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6"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8"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9" style:family="paragraph" style:parent-style-name="Standard">
      <style:text-properties fo:language="fr" fo:country="FR"/>
    </style:style>
    <style:style style:name="P30" style:family="paragraph" style:parent-style-name="Standard">
      <style:paragraph-properties fo:margin-top="0.106cm" fo:margin-bottom="0.106cm" style:snap-to-layout-grid="false"/>
      <style:text-properties style:font-name="Times New Roman" fo:language="fr" fo:country="FR" style:font-name-complex="Times New Roman"/>
    </style:style>
    <style:style style:name="P31" style:family="paragraph" style:parent-style-name="Standard">
      <style:paragraph-properties fo:margin-top="0.106cm" fo:margin-bottom="0.106cm" style:snap-to-layout-grid="false"/>
      <style:text-properties style:font-name="Times New Roman" style:font-name-complex="Times New Roman"/>
    </style:style>
    <style:style style:name="P32" style:family="paragraph" style:parent-style-name="Standard">
      <style:paragraph-properties fo:margin-top="0.106cm" fo:margin-bottom="0.106cm" style:snap-to-layout-grid="false"/>
      <style:text-properties fo:language="fr" fo:country="FR"/>
    </style:style>
    <style:style style:name="P33" style:family="paragraph" style:parent-style-name="Standard">
      <style:paragraph-properties fo:margin-top="0.106cm" fo:margin-bottom="0.106cm" fo:text-align="center" style:justify-single-word="false" style:snap-to-layout-grid="false"/>
      <style:text-properties fo:language="en" fo:country="GB" fo:font-weight="bold" style:font-weight-asian="bold"/>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40"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41"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rsid="00a32f7d" style:font-size-asian="8pt" style:font-weight-asian="bold"/>
    </style:style>
    <style:style style:name="P42"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43" style:family="paragraph" style:parent-style-name="Para_20_2">
      <style:paragraph-properties fo:margin-left="0cm" fo:margin-right="0cm" fo:text-align="center" style:justify-single-word="false" fo:text-indent="0cm" style:auto-text-indent="false" style:snap-to-layout-grid="false"/>
      <style:text-properties fo:font-size="9pt" fo:language="fr" fo:country="FR" fo:font-weight="bold" style:font-size-asian="9pt" style:font-weight-asian="bold"/>
    </style:style>
    <style:style style:name="P44" style:family="paragraph" style:parent-style-name="Para_20_2">
      <style:paragraph-properties fo:margin-left="0cm" fo:margin-right="0cm" fo:text-align="center" style:justify-single-word="false" fo:text-indent="0cm" style:auto-text-indent="false" style:snap-to-layout-grid="false"/>
      <style:text-properties fo:font-size="10pt" fo:language="fr" fo:country="FR" fo:font-weight="bold" style:font-size-asian="10pt" style:font-weight-asian="bold"/>
    </style:style>
    <style:style style:name="P45" style:family="paragraph" style:parent-style-name="Para_20_2">
      <style:paragraph-properties fo:margin-left="0cm" fo:margin-right="0cm" fo:text-align="start" style:justify-single-word="false" fo:text-indent="0cm" style:auto-text-indent="false" style:snap-to-layout-grid="false"/>
      <style:text-properties fo:language="fr" fo:country="FR"/>
    </style:style>
    <style:style style:name="P46"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10pt" fo:language="fr" fo:country="FR" fo:font-weight="bold" style:font-size-asian="10pt" style:font-weight-asian="bold"/>
    </style:style>
    <style:style style:name="P47"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8pt" fo:language="fr" fo:country="FR" fo:font-weight="bold" style:font-size-asian="8pt" style:font-weight-asian="bold"/>
    </style:style>
    <style:style style:name="P48" style:family="paragraph" style:parent-style-name="Para_20_2">
      <style:paragraph-properties fo:margin-left="0cm" fo:margin-right="0cm" fo:margin-top="0.106cm" fo:margin-bottom="0.106cm" fo:text-align="start" style:justify-single-word="false" fo:text-indent="0cm" style:auto-text-indent="false" style:snap-to-layout-grid="false"/>
      <style:text-properties fo:font-size="9pt" fo:language="fr" fo:country="FR" fo:font-weight="bold" style:font-size-asian="9pt" style:font-weight-asian="bold"/>
    </style:style>
    <style:style style:name="P49" style:family="paragraph" style:parent-style-name="Standard">
      <style:paragraph-properties fo:margin-top="0cm" fo:margin-bottom="0cm" style:snap-to-layout-grid="false"/>
    </style:style>
    <style:style style:name="P50" style:family="paragraph" style:parent-style-name="Standard">
      <style:paragraph-properties fo:margin-top="0cm" fo:margin-bottom="0cm"/>
      <style:text-properties fo:language="en" fo:country="GB"/>
    </style:style>
    <style:style style:name="P51" style:family="paragraph" style:parent-style-name="Standard">
      <style:paragraph-properties fo:margin-top="0cm" fo:margin-bottom="0cm" style:snap-to-layout-grid="false"/>
      <style:text-properties fo:language="en" fo:country="GB"/>
    </style:style>
    <style:style style:name="P52" style:family="paragraph" style:parent-style-name="Standard">
      <style:paragraph-properties fo:margin-top="0cm" fo:margin-bottom="0cm"/>
      <style:text-properties fo:language="en" fo:country="GB" fo:font-weight="bold" style:font-weight-asian="bold"/>
    </style:style>
    <style:style style:name="P53" style:family="paragraph" style:parent-style-name="Standard">
      <style:paragraph-properties fo:margin-top="0cm" fo:margin-bottom="0cm" style:snap-to-layout-grid="false"/>
      <style:text-properties fo:language="en" fo:country="GB" fo:font-weight="bold" style:font-weight-asian="bold"/>
    </style:style>
    <style:style style:name="P54" style:family="paragraph" style:parent-style-name="Standard">
      <style:paragraph-properties fo:margin-top="0cm" fo:margin-bottom="0cm" fo:text-align="start" style:justify-single-word="false" style:snap-to-layout-grid="false"/>
    </style:style>
    <style:style style:name="P55" style:family="paragraph" style:parent-style-name="Standard">
      <style:paragraph-properties fo:margin-top="0cm" fo:margin-bottom="0cm" fo:text-align="start" style:justify-single-word="false" style:snap-to-layout-grid="false"/>
      <style:text-properties officeooo:paragraph-rsid="002c413c"/>
    </style:style>
    <style:style style:name="P56" style:family="paragraph" style:parent-style-name="Standard">
      <style:paragraph-properties fo:margin-top="0cm" fo:margin-bottom="0cm"/>
      <style:text-properties fo:language="fr" fo:country="FR"/>
    </style:style>
    <style:style style:name="P57" style:family="paragraph" style:parent-style-name="Standard">
      <style:paragraph-properties fo:margin-top="0cm" fo:margin-bottom="0cm" style:snap-to-layout-grid="false"/>
      <style:text-properties fo:language="fr" fo:country="FR"/>
    </style:style>
    <style:style style:name="P58" style:family="paragraph" style:parent-style-name="Standard">
      <style:paragraph-properties fo:margin-top="0cm" fo:margin-bottom="0cm" style:snap-to-layout-grid="false"/>
      <style:text-properties fo:language="fr" fo:country="FR" fo:font-weight="bold" style:font-weight-asian="bold"/>
    </style:style>
    <style:style style:name="P59" style:family="paragraph" style:parent-style-name="Standard">
      <style:paragraph-properties fo:margin-top="0cm" fo:margin-bottom="0cm" fo:text-align="start" style:justify-single-word="false" style:snap-to-layout-grid="false"/>
      <style:text-properties fo:font-size="10pt" fo:language="en" fo:country="GB" style:font-size-asian="10pt" style:font-size-complex="10pt"/>
    </style:style>
    <style:style style:name="P60" style:family="paragraph" style:parent-style-name="Standard">
      <style:paragraph-properties fo:margin-top="0cm" fo:margin-bottom="0cm" fo:text-align="start" style:justify-single-word="false" style:snap-to-layout-grid="false"/>
      <style:text-properties fo:font-size="10pt" fo:language="en" fo:country="GB" officeooo:paragraph-rsid="002c413c" style:font-size-asian="10pt" style:font-size-complex="10pt"/>
    </style:style>
    <style:style style:name="P61" style:family="paragraph" style:parent-style-name="Standard">
      <style:paragraph-properties fo:margin-top="0cm" fo:margin-bottom="0cm" fo:text-align="end" style:justify-single-word="false"/>
      <style:text-properties fo:font-size="10pt" fo:language="en" fo:country="GB" style:font-size-asian="10pt" style:font-size-complex="10pt"/>
    </style:style>
    <style:style style:name="P62" style:family="paragraph" style:parent-style-name="Standard">
      <style:paragraph-properties fo:margin-top="0cm" fo:margin-bottom="0cm" fo:text-align="start" style:justify-single-word="false" style:snap-to-layout-grid="false"/>
      <style:text-properties fo:font-size="10pt" officeooo:paragraph-rsid="002c413c" style:font-size-asian="10pt" style:font-size-complex="10pt"/>
    </style:style>
    <style:style style:name="P63" style:family="paragraph" style:parent-style-name="Standard">
      <style:paragraph-properties fo:margin-top="0cm" fo:margin-bottom="0cm"/>
      <style:text-properties fo:font-size="10pt" fo:language="fr" fo:country="FR" officeooo:paragraph-rsid="002c413c" style:font-size-asian="10pt" style:font-size-complex="10pt"/>
    </style:style>
    <style:style style:name="P64" style:family="paragraph" style:parent-style-name="Text_20_body">
      <style:text-properties fo:language="fr" fo:country="FR"/>
    </style:style>
    <style:style style:name="P65" style:family="paragraph" style:parent-style-name="Text_20_body">
      <style:text-properties fo:language="fr" fo:country="FR" officeooo:paragraph-rsid="001e066f"/>
    </style:style>
    <style:style style:name="P66" style:family="paragraph" style:parent-style-name="Text_20_body">
      <style:paragraph-properties fo:break-before="page"/>
      <style:text-properties fo:language="fr" fo:country="FR"/>
    </style:style>
    <style:style style:name="P67" style:family="paragraph" style:parent-style-name="Horizontal_20_Line">
      <style:text-properties fo:language="fr" fo:country="FR"/>
    </style:style>
    <style:style style:name="P68"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69" style:family="paragraph" style:parent-style-name="body_20_text">
      <style:text-properties fo:language="fr" fo:country="FR"/>
    </style:style>
    <style:style style:name="P70" style:family="paragraph" style:parent-style-name="body_20_text">
      <style:paragraph-properties style:snap-to-layout-grid="false"/>
      <style:text-properties fo:language="fr" fo:country="FR"/>
    </style:style>
    <style:style style:name="P71" style:family="paragraph" style:parent-style-name="body_20_text">
      <style:text-properties fo:language="fr" fo:country="FR" fo:background-color="transparent"/>
    </style:style>
    <style:style style:name="P72" style:family="paragraph" style:parent-style-name="body_20_text">
      <style:paragraph-properties style:snap-to-layout-grid="false"/>
      <style:text-properties fo:language="fr" fo:country="FR" fo:background-color="transparent"/>
    </style:style>
    <style:style style:name="P73" style:family="paragraph" style:parent-style-name="body_20_text">
      <style:text-properties fo:language="fr" fo:country="FR" fo:background-color="#ffff00"/>
    </style:style>
    <style:style style:name="P74" style:family="paragraph" style:parent-style-name="body_20_text">
      <style:text-properties fo:language="fr" fo:country="FR" officeooo:paragraph-rsid="001e066f" fo:background-color="#ffff00"/>
    </style:style>
    <style:style style:name="P75" style:family="paragraph" style:parent-style-name="Table_20_Contents">
      <style:paragraph-properties fo:text-align="center" style:justify-single-word="false" fo:background-color="#e6e6e6">
        <style:background-image/>
      </style:paragraph-properties>
      <style:text-properties fo:language="fr" fo:country="FR"/>
    </style:style>
    <style:style style:name="P76" style:family="paragraph" style:parent-style-name="Table_20_Contents">
      <style:paragraph-properties fo:text-align="center" style:justify-single-word="false" fo:background-color="#e6e6e6">
        <style:background-image/>
      </style:paragraph-properties>
      <style:text-properties fo:language="fr" fo:country="FR" officeooo:paragraph-rsid="001e066f" fo:background-color="#ffff00"/>
    </style:style>
    <style:style style:name="P77" style:family="paragraph" style:parent-style-name="body_20_text">
      <style:paragraph-properties fo:margin-top="0cm" fo:margin-bottom="0.011cm" style:snap-to-layout-grid="false"/>
      <style:text-properties fo:language="fr" fo:country="FR"/>
    </style:style>
    <style:style style:name="P78" style:family="paragraph" style:parent-style-name="Standard">
      <style:paragraph-properties fo:margin-left="-0.25cm" fo:margin-right="0cm" fo:margin-top="0cm" fo:margin-bottom="0cm" fo:text-align="end" style:justify-single-word="false" fo:text-indent="0cm" style:auto-text-indent="false"/>
      <style:text-properties fo:font-size="10pt" fo:language="en" fo:country="GB" style:font-size-asian="10pt" style:font-size-complex="10pt"/>
    </style:style>
    <style:style style:name="P79" style:family="paragraph" style:parent-style-name="Heading_20_3">
      <style:text-properties fo:language="fr" fo:country="FR"/>
    </style:style>
    <style:style style:name="P80" style:family="paragraph" style:parent-style-name="Heading_20_3">
      <style:text-properties fo:language="fr" fo:country="FR" officeooo:rsid="00c11a15"/>
    </style:style>
    <style:style style:name="P81" style:family="paragraph" style:parent-style-name="Heading_20_3">
      <style:text-properties fo:language="fr" fo:country="FR" officeooo:paragraph-rsid="001cf7ab"/>
    </style:style>
    <style:style style:name="P82" style:family="paragraph" style:parent-style-name="Heading_20_3" style:master-page-name="">
      <style:paragraph-properties style:page-number="auto" fo:break-before="page"/>
      <style:text-properties fo:language="fr" fo:country="FR"/>
    </style:style>
    <style:style style:name="P83" style:family="paragraph" style:parent-style-name="Heading_20_3">
      <style:paragraph-properties fo:margin-left="0cm" fo:margin-right="0cm" fo:text-indent="0cm" style:auto-text-indent="false"/>
      <style:text-properties fo:language="fr" fo:country="FR"/>
    </style:style>
    <style:style style:name="P84" style:family="paragraph" style:parent-style-name="Heading_20_3" style:master-page-name="">
      <style:paragraph-properties fo:margin-left="0cm" fo:margin-right="0cm" fo:margin-top="0.22cm" fo:margin-bottom="0.011cm" fo:text-indent="0cm" style:auto-text-indent="false" style:page-number="auto"/>
      <style:text-properties fo:language="fr" fo:country="FR"/>
    </style:style>
    <style:style style:name="P85" style:family="paragraph" style:parent-style-name="Heading_20_3">
      <style:paragraph-properties fo:margin-top="0.22cm" fo:margin-bottom="0.109cm"/>
      <style:text-properties fo:language="fr" fo:country="FR"/>
    </style:style>
    <style:style style:name="P86" style:family="paragraph" style:parent-style-name="Text_20_body" style:list-style-name="L1">
      <style:text-properties fo:language="fr" fo:country="FR"/>
    </style:style>
    <style:style style:name="P87" style:family="paragraph" style:parent-style-name="Text_20_body" style:list-style-name="L2">
      <style:text-properties fo:language="fr" fo:country="FR"/>
    </style:style>
    <style:style style:name="P88" style:family="paragraph" style:parent-style-name="Text_20_body" style:list-style-name="L4">
      <style:text-properties fo:language="fr" fo:country="FR" officeooo:rsid="0098bb0b" officeooo:paragraph-rsid="0013adf3"/>
    </style:style>
    <style:style style:name="P89" style:family="paragraph" style:parent-style-name="Text_20_body" style:list-style-name="L4">
      <style:text-properties fo:language="fr" fo:country="FR" officeooo:rsid="0099c05d" officeooo:paragraph-rsid="0013adf3"/>
    </style:style>
    <style:style style:name="P90" style:family="paragraph" style:parent-style-name="Text_20_body" style:list-style-name="L4">
      <style:text-properties fo:language="fr" fo:country="FR" officeooo:rsid="009af9e8" officeooo:paragraph-rsid="0013adf3"/>
    </style:style>
    <style:style style:name="P91" style:family="paragraph" style:parent-style-name="Text_20_body">
      <style:text-properties fo:language="fr" fo:country="FR" officeooo:paragraph-rsid="0036c4d8"/>
    </style:style>
    <style:style style:name="P92" style:family="paragraph" style:parent-style-name="Text_20_body">
      <style:text-properties officeooo:paragraph-rsid="002ff984"/>
    </style:style>
    <style:style style:name="P93" style:family="paragraph" style:parent-style-name="Text_20_body" style:list-style-name="L7" style:master-page-name="">
      <style:paragraph-properties fo:margin-top="0cm" fo:margin-bottom="0.011cm" style:page-number="auto"/>
      <style:text-properties fo:language="fr" fo:country="FR"/>
    </style:style>
    <style:style style:name="P94" style:family="paragraph" style:parent-style-name="Text_20_body" style:list-style-name="L7">
      <style:paragraph-properties fo:margin-top="0cm" fo:margin-bottom="0.011cm"/>
      <style:text-properties fo:language="fr" fo:country="FR"/>
    </style:style>
    <style:style style:name="P95" style:family="paragraph" style:parent-style-name="Table_20_Contents">
      <style:paragraph-properties fo:text-align="justify" style:justify-single-word="false"/>
      <style:text-properties fo:language="fr" fo:country="FR" officeooo:rsid="0028cefc" officeooo:paragraph-rsid="0028cefc"/>
    </style:style>
    <style:style style:name="P96" style:family="paragraph" style:parent-style-name="Table_20_Contents">
      <style:paragraph-properties fo:text-align="start" style:justify-single-word="false"/>
      <style:text-properties fo:language="fr" fo:country="FR" officeooo:rsid="0028cefc" officeooo:paragraph-rsid="0028cefc"/>
    </style:style>
    <style:style style:name="P97" style:family="paragraph" style:parent-style-name="Table_20_Contents" style:list-style-name="L5">
      <style:text-properties fo:language="fr" fo:country="FR"/>
    </style:style>
    <style:style style:name="P98" style:family="paragraph" style:parent-style-name="Table_20_Contents" style:list-style-name="L6">
      <style:text-properties fo:language="fr" fo:country="FR"/>
    </style:style>
    <style:style style:name="P99" style:family="paragraph" style:parent-style-name="Table_20_Contents" style:list-style-name="L9">
      <style:text-properties fo:language="fr" fo:country="FR"/>
    </style:style>
    <style:style style:name="P100" style:family="paragraph" style:parent-style-name="Table_20_Contents">
      <style:text-properties fo:language="fr" fo:country="FR" fo:background-color="transparent"/>
    </style:style>
    <style:style style:name="P101" style:family="paragraph" style:parent-style-name="Table_20_Contents" style:list-style-name="L12">
      <style:text-properties officeooo:paragraph-rsid="00322df2"/>
    </style:style>
    <style:style style:name="P102" style:family="paragraph" style:parent-style-name="Heading_20_1">
      <style:text-properties fo:language="fr" fo:country="FR"/>
    </style:style>
    <style:style style:name="P103" style:family="paragraph" style:parent-style-name="Heading_20_1">
      <style:paragraph-properties fo:break-before="page"/>
      <style:text-properties fo:language="fr" fo:country="FR"/>
    </style:style>
    <style:style style:name="P104" style:family="paragraph" style:parent-style-name="Heading_20_1">
      <style:paragraph-properties fo:break-before="page"/>
      <style:text-properties fo:language="fr" fo:country="FR" officeooo:paragraph-rsid="002a5f13"/>
    </style:style>
    <style:style style:name="P105" style:family="paragraph" style:parent-style-name="Heading_20_2">
      <style:text-properties fo:language="fr" fo:country="FR"/>
    </style:style>
    <style:style style:name="P106" style:family="paragraph" style:parent-style-name="Heading_20_2">
      <style:text-properties officeooo:paragraph-rsid="002ff984"/>
    </style:style>
    <style:style style:name="P107" style:family="paragraph" style:parent-style-name="Heading_20_2">
      <style:paragraph-properties fo:margin-top="0.423cm" fo:margin-bottom="0.423cm" fo:text-align="justify" style:justify-single-word="false" fo:orphans="2" fo:widows="2" fo:keep-with-next="auto" style:text-autospace="ideograph-alpha">
        <style:tab-stops>
          <style:tab-stop style:position="0.635cm"/>
          <style:tab-stop style:position="1cm"/>
        </style:tab-stops>
      </style:paragraph-properties>
      <style:text-properties officeooo:paragraph-rsid="002e3c01"/>
    </style:style>
    <style:style style:name="P108" style:family="paragraph" style:parent-style-name="Heading_20_2">
      <style:paragraph-properties fo:margin-top="0.423cm" fo:margin-bottom="0.423cm" fo:text-align="justify" style:justify-single-word="false" fo:orphans="2" fo:widows="2" style:text-autospace="ideograph-alpha">
        <style:tab-stops>
          <style:tab-stop style:position="0.635cm"/>
          <style:tab-stop style:position="1cm"/>
        </style:tab-stops>
      </style:paragraph-properties>
      <style:text-properties officeooo:paragraph-rsid="002e3c01"/>
    </style:style>
    <style:style style:name="P10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0" style:family="paragraph" style:parent-style-name="Biblio" style:list-style-name="L3">
      <style:paragraph-properties fo:margin-top="0.071cm" fo:margin-bottom="0.071cm" fo:text-align="start" style:justify-single-word="false"/>
      <style:text-properties fo:language="fr" fo:country="FR" officeooo:paragraph-rsid="0013adf3"/>
    </style:style>
    <style:style style:name="P111" style:family="paragraph" style:parent-style-name="Biblio" style:list-style-name="L3">
      <style:paragraph-properties fo:margin-top="0.071cm" fo:margin-bottom="0.071cm" fo:text-align="start" style:justify-single-word="false"/>
      <style:text-properties fo:color="#000000" fo:language="fr" fo:country="FR" officeooo:paragraph-rsid="0013adf3"/>
    </style:style>
    <style:style style:name="P112" style:family="paragraph" style:parent-style-name="Standard">
      <style:text-properties fo:language="fr" fo:country="FR"/>
    </style:style>
    <style:style style:name="P113" style:family="paragraph" style:parent-style-name="Standard">
      <style:text-properties officeooo:rsid="002e3c01" fo:background-color="#ffff00"/>
    </style:style>
    <style:style style:name="P114" style:family="paragraph" style:parent-style-name="Standard" style:list-style-name="L10">
      <style:text-properties officeooo:rsid="002e3c01" officeooo:paragraph-rsid="002e3c01" fo:background-color="#ffff00"/>
    </style:style>
    <style:style style:name="P115" style:family="paragraph" style:parent-style-name="Standard">
      <style:paragraph-properties fo:margin-top="0.106cm" fo:margin-bottom="0.106cm" style:snap-to-layout-grid="false"/>
      <style:text-properties style:font-name="Times New Roman" fo:language="fr" fo:country="FR" officeooo:rsid="00155749" officeooo:paragraph-rsid="00155749" style:font-name-complex="Times New Roman"/>
    </style:style>
    <style:style style:name="P116" style:family="paragraph" style:parent-style-name="Standard">
      <style:paragraph-properties fo:margin-top="0.106cm" fo:margin-bottom="0.106cm" style:snap-to-layout-grid="false"/>
      <style:text-properties style:font-name="Times New Roman" fo:language="fr" fo:country="FR" officeooo:rsid="00155749" fo:background-color="transparent" style:font-name-complex="Times New Roman"/>
    </style:style>
    <style:style style:name="P117" style:family="paragraph" style:parent-style-name="Standard">
      <style:paragraph-properties fo:margin-top="0cm" fo:margin-bottom="0cm" style:snap-to-layout-grid="false"/>
      <style:text-properties fo:language="en" fo:country="GB" officeooo:rsid="002dfe99" officeooo:paragraph-rsid="002dfe99"/>
    </style:style>
    <style:style style:name="P118" style:family="paragraph" style:parent-style-name="Standard">
      <style:paragraph-properties fo:margin-top="0cm" fo:margin-bottom="0cm" fo:text-align="start" style:justify-single-word="false" style:snap-to-layout-grid="false"/>
      <style:text-properties fo:language="en" fo:country="GB" officeooo:rsid="002dfe99" officeooo:paragraph-rsid="002dfe99"/>
    </style:style>
    <style:style style:name="P119" style:family="paragraph" style:parent-style-name="Standard">
      <style:paragraph-properties fo:margin-top="0cm" fo:margin-bottom="0cm" fo:text-align="start" style:justify-single-word="false" style:snap-to-layout-grid="false"/>
      <style:text-properties fo:font-size="10pt" fo:language="fr" fo:country="FR" officeooo:paragraph-rsid="002c413c" style:font-size-asian="10pt" style:font-size-complex="10pt"/>
    </style:style>
    <style:style style:name="P120" style:family="paragraph" style:parent-style-name="Standard">
      <style:paragraph-properties fo:margin-top="0cm" fo:margin-bottom="0cm" fo:text-align="start" style:justify-single-word="false" style:snap-to-layout-grid="false"/>
      <style:text-properties fo:language="fr" fo:country="FR" fo:font-weight="bold" officeooo:rsid="002c413c" officeooo:paragraph-rsid="002c413c" style:font-weight-asian="bold"/>
    </style:style>
    <style:style style:name="P121" style:family="paragraph" style:parent-style-name="Standard">
      <style:paragraph-properties fo:margin-top="0cm" fo:margin-bottom="0cm" fo:text-align="start" style:justify-single-word="false" style:snap-to-layout-grid="false"/>
      <style:text-properties fo:language="fr" fo:country="FR" fo:font-weight="bold" officeooo:paragraph-rsid="002c413c" style:font-weight-asian="bold"/>
    </style:style>
    <style:style style:name="P122" style:family="paragraph" style:parent-style-name="Standard">
      <style:paragraph-properties fo:margin-top="0cm" fo:margin-bottom="0cm" style:snap-to-layout-grid="false"/>
      <style:text-properties style:font-name="Times New Roman" fo:language="en" fo:country="GB" style:font-name-complex="Times New Roman"/>
    </style:style>
    <style:style style:name="P123" style:family="paragraph" style:parent-style-name="Standard">
      <style:paragraph-properties fo:margin-top="0cm" fo:margin-bottom="0cm" style:snap-to-layout-grid="false"/>
      <style:text-properties style:font-name="Times New Roman" fo:language="en" fo:country="GB" officeooo:paragraph-rsid="0030aaaa" style:font-name-complex="Times New Roman"/>
    </style:style>
    <style:style style:name="P124" style:family="paragraph" style:parent-style-name="Standard">
      <style:paragraph-properties fo:margin-top="0cm" fo:margin-bottom="0cm" style:snap-to-layout-grid="false"/>
      <style:text-properties style:font-name="Times New Roman" fo:language="en" fo:country="GB" officeooo:paragraph-rsid="0035a4e7" style:font-name-complex="Times New Roman"/>
    </style:style>
    <style:style style:name="P125" style:family="paragraph" style:parent-style-name="Standard">
      <style:paragraph-properties fo:margin-top="0cm" fo:margin-bottom="0cm" style:snap-to-layout-grid="false"/>
      <style:text-properties style:font-name="Times New Roman" fo:language="en" fo:country="GB" officeooo:paragraph-rsid="0036c4d8" style:font-name-complex="Times New Roman"/>
    </style:style>
    <style:style style:name="P126" style:family="paragraph" style:parent-style-name="Standard">
      <style:paragraph-properties fo:margin-top="0cm" fo:margin-bottom="0cm" style:snap-to-layout-grid="false"/>
      <style:text-properties style:font-name="Times New Roman" officeooo:paragraph-rsid="0035f8ce" style:font-name-complex="Times New Roman" style:font-style-complex="italic" style:font-weight-complex="bold"/>
    </style:style>
    <style:style style:name="P127" style:family="paragraph" style:parent-style-name="Standard">
      <style:paragraph-properties fo:margin-top="0cm" fo:margin-bottom="0cm" style:snap-to-layout-grid="false"/>
      <style:text-properties style:font-name="Times New Roman" officeooo:paragraph-rsid="0036c4d8" style:font-name-complex="Times New Roman" style:font-style-complex="italic" style:font-weight-complex="bold"/>
    </style:style>
    <style:style style:name="P128" style:family="paragraph" style:parent-style-name="Standard">
      <style:paragraph-properties fo:margin-top="0cm" fo:margin-bottom="0cm" style:snap-to-layout-grid="false"/>
      <style:text-properties style:font-name="Times New Roman" style:font-name-complex="Times New Roman"/>
    </style:style>
    <style:style style:name="P129" style:family="paragraph" style:parent-style-name="Standard">
      <style:paragraph-properties fo:margin-top="0cm" fo:margin-bottom="0cm" style:snap-to-layout-grid="false"/>
      <style:text-properties style:font-name="Times New Roman" officeooo:paragraph-rsid="0036c4d8" style:font-name-complex="Times New Roman"/>
    </style:style>
    <style:style style:name="P130" style:family="paragraph" style:parent-style-name="Standard">
      <style:paragraph-properties fo:margin-top="0cm" fo:margin-bottom="0cm" style:snap-to-layout-grid="false"/>
    </style:style>
    <style:style style:name="P131" style:family="paragraph" style:parent-style-name="Standard">
      <style:paragraph-properties fo:margin-top="0cm" fo:margin-bottom="0cm" style:snap-to-layout-grid="false"/>
      <style:text-properties officeooo:paragraph-rsid="0035f8ce"/>
    </style:style>
    <style:style style:name="P132" style:family="paragraph" style:parent-style-name="Standard">
      <style:paragraph-properties fo:margin-top="0cm" fo:margin-bottom="0cm" style:snap-to-layout-grid="false"/>
      <style:text-properties officeooo:paragraph-rsid="0036c4d8"/>
    </style:style>
    <style:style style:name="P133" style:family="paragraph" style:parent-style-name="body_20_text" style:list-style-name="WW8Num22">
      <style:paragraph-properties style:snap-to-layout-grid="false"/>
      <style:text-properties fo:language="fr" fo:country="FR" fo:background-color="transparent"/>
    </style:style>
    <style:style style:name="P134" style:family="paragraph" style:parent-style-name="body_20_text" style:list-style-name="WW8Num22">
      <style:text-properties fo:language="fr" fo:country="FR"/>
    </style:style>
    <style:style style:name="P135" style:family="paragraph" style:parent-style-name="body_20_text" style:list-style-name="WW8Num22">
      <style:paragraph-properties style:snap-to-layout-grid="false"/>
      <style:text-properties fo:language="fr" fo:country="FR"/>
    </style:style>
    <style:style style:name="P136" style:family="paragraph" style:parent-style-name="body_20_text" style:list-style-name="WW8Num49">
      <style:text-properties fo:language="fr" fo:country="FR"/>
    </style:style>
    <style:style style:name="P137" style:family="paragraph" style:parent-style-name="body_20_text" style:list-style-name="WW8Num49">
      <style:paragraph-properties style:snap-to-layout-grid="false"/>
      <style:text-properties fo:language="fr" fo:country="FR"/>
    </style:style>
    <style:style style:name="P138" style:family="paragraph" style:parent-style-name="body_20_text">
      <style:paragraph-properties style:snap-to-layout-grid="false"/>
      <style:text-properties fo:language="fr" fo:country="FR" officeooo:rsid="001e066f" officeooo:paragraph-rsid="001e066f" fo:background-color="#ffff00"/>
    </style:style>
    <style:style style:name="P139" style:family="paragraph" style:parent-style-name="body_20_text">
      <style:paragraph-properties style:snap-to-layout-grid="false"/>
      <style:text-properties fo:language="fr" fo:country="FR" officeooo:rsid="0022a646" officeooo:paragraph-rsid="0022a646" fo:background-color="#ffff00"/>
    </style:style>
    <style:style style:name="P140" style:family="paragraph" style:parent-style-name="body_20_text">
      <style:paragraph-properties style:snap-to-layout-grid="false"/>
      <style:text-properties fo:language="fr" fo:country="FR" officeooo:paragraph-rsid="00322df2" fo:background-color="#ffff00"/>
    </style:style>
    <style:style style:name="P141" style:family="paragraph" style:parent-style-name="body_20_text" style:list-style-name="L8">
      <style:paragraph-properties fo:margin-top="0cm" fo:margin-bottom="0.011cm" style:snap-to-layout-grid="false"/>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22cf26"/>
    </style:style>
    <style:style style:name="T5" style:family="text">
      <style:text-properties officeooo:rsid="003eea86"/>
    </style:style>
    <style:style style:name="T6" style:family="text">
      <style:text-properties officeooo:rsid="00403702"/>
    </style:style>
    <style:style style:name="T7" style:family="text">
      <style:text-properties officeooo:rsid="0043d01d"/>
    </style:style>
    <style:style style:name="T8" style:family="text">
      <style:text-properties officeooo:rsid="00456f63"/>
    </style:style>
    <style:style style:name="T9" style:family="text">
      <style:text-properties officeooo:rsid="005acf51"/>
    </style:style>
    <style:style style:name="T10" style:family="text">
      <style:text-properties officeooo:rsid="0061682f"/>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61682f" style:font-weight-asian="bold" style:font-weight-complex="bold"/>
    </style:style>
    <style:style style:name="T14" style:family="text">
      <style:text-properties fo:font-weight="bold" officeooo:rsid="006488de" style:font-weight-asian="bold" style:font-weight-complex="bold"/>
    </style:style>
    <style:style style:name="T15" style:family="text">
      <style:text-properties officeooo:rsid="006488de"/>
    </style:style>
    <style:style style:name="T16" style:family="text">
      <style:text-properties officeooo:rsid="00660fd9"/>
    </style:style>
    <style:style style:name="T17" style:family="text">
      <style:text-properties officeooo:rsid="0066cd7a"/>
    </style:style>
    <style:style style:name="T18" style:family="text">
      <style:text-properties style:text-underline-style="solid" style:text-underline-width="auto" style:text-underline-color="font-color" officeooo:rsid="0066cd7a"/>
    </style:style>
    <style:style style:name="T19" style:family="text">
      <style:text-properties officeooo:rsid="006863fc"/>
    </style:style>
    <style:style style:name="T20" style:family="text">
      <style:text-properties officeooo:rsid="006a02a1"/>
    </style:style>
    <style:style style:name="T21" style:family="text">
      <style:text-properties officeooo:rsid="006a8413"/>
    </style:style>
    <style:style style:name="T22" style:family="text">
      <style:text-properties officeooo:rsid="00714495"/>
    </style:style>
    <style:style style:name="T23" style:family="text">
      <style:text-properties officeooo:rsid="00923fea"/>
    </style:style>
    <style:style style:name="T24" style:family="text">
      <style:text-properties style:font-name="Times New Roman" style:font-name-complex="Times New Roman"/>
    </style:style>
    <style:style style:name="T25" style:family="text">
      <style:text-properties style:font-name="Times New Roman" officeooo:rsid="00ee8f8e" style:font-name-complex="Times New Roman"/>
    </style:style>
    <style:style style:name="T26" style:family="text">
      <style:text-properties style:font-name="Times New Roman" officeooo:rsid="0116249a" style:font-name-complex="Times New Roman"/>
    </style:style>
    <style:style style:name="T27" style:family="text">
      <style:text-properties style:font-name="Times New Roman" fo:font-size="10pt" fo:language="fr" fo:country="FR" style:font-size-asian="10pt" style:font-size-complex="10pt"/>
    </style:style>
    <style:style style:name="T28" style:family="text">
      <style:text-properties style:font-name="Times New Roman" fo:font-size="10pt" fo:language="fr" fo:country="FR" fo:font-style="italic" style:font-size-asian="10pt" style:font-style-asian="italic" style:font-size-complex="10pt" style:font-style-complex="italic"/>
    </style:style>
    <style:style style:name="T29" style:family="text">
      <style:text-properties style:font-name="Times New Roman" fo:font-size="10pt" fo:language="en" fo:country="US" fo:font-style="italic" style:font-size-asian="10pt" style:font-style-asian="italic" style:font-size-complex="10pt" style:font-style-complex="italic"/>
    </style:style>
    <style:style style:name="T30" style:family="text">
      <style:text-properties style:font-name="Times New Roman" fo:font-size="10pt" fo:font-style="italic" style:font-size-asian="10pt" style:font-style-asian="italic" style:font-size-complex="10pt" style:font-style-complex="italic"/>
    </style:style>
    <style:style style:name="T31" style:family="text">
      <style:text-properties officeooo:rsid="0094b2c0"/>
    </style:style>
    <style:style style:name="T32" style:family="text">
      <style:text-properties officeooo:rsid="0096a044"/>
    </style:style>
    <style:style style:name="T33" style:family="text">
      <style:text-properties officeooo:rsid="0097fd39"/>
    </style:style>
    <style:style style:name="T34" style:family="text">
      <style:text-properties officeooo:rsid="009b81a7"/>
    </style:style>
    <style:style style:name="T35" style:family="text">
      <style:text-properties officeooo:rsid="009baedd"/>
    </style:style>
    <style:style style:name="T36" style:family="text">
      <style:text-properties officeooo:rsid="009de187"/>
    </style:style>
    <style:style style:name="T37" style:family="text">
      <style:text-properties fo:font-size="8pt" fo:font-weight="bold" style:font-size-asian="8pt" style:font-weight-asian="bold"/>
    </style:style>
    <style:style style:name="T38" style:family="text">
      <style:text-properties fo:font-size="8pt" fo:font-weight="bold" officeooo:rsid="00aad479" style:font-size-asian="8pt" style:font-weight-asian="bold"/>
    </style:style>
    <style:style style:name="T39" style:family="text">
      <style:text-properties fo:font-size="8pt" fo:font-weight="bold" officeooo:rsid="00b3fe79" style:font-size-asian="8pt" style:font-weight-asian="bold"/>
    </style:style>
    <style:style style:name="T40" style:family="text">
      <style:text-properties fo:font-size="8pt" fo:font-weight="bold" officeooo:rsid="00e4f5a1" style:font-size-asian="8pt" style:font-weight-asian="bold"/>
    </style:style>
    <style:style style:name="T41" style:family="text">
      <style:text-properties fo:font-size="8pt" fo:font-weight="bold" officeooo:rsid="00edd3cd" style:font-size-asian="8pt" style:font-weight-asian="bold"/>
    </style:style>
    <style:style style:name="T42" style:family="text">
      <style:text-properties fo:font-size="8pt" fo:font-weight="bold" officeooo:rsid="001cf7ab" style:font-size-asian="8pt" style:font-weight-asian="bold"/>
    </style:style>
    <style:style style:name="T43" style:family="text">
      <style:text-properties fo:font-size="8pt" style:text-underline-style="solid" style:text-underline-width="auto" style:text-underline-color="font-color" fo:font-weight="bold" style:font-size-asian="8pt" style:font-weight-asian="bold"/>
    </style:style>
    <style:style style:name="T44" style:family="text">
      <style:text-properties fo:font-size="8pt" style:text-underline-style="solid" style:text-underline-width="auto" style:text-underline-color="font-color" fo:font-weight="bold" officeooo:rsid="00a62c24" style:font-size-asian="8pt" style:font-weight-asian="bold"/>
    </style:style>
    <style:style style:name="T45" style:family="text">
      <style:text-properties fo:font-size="8pt" style:text-underline-style="solid" style:text-underline-width="auto" style:text-underline-color="font-color" fo:font-weight="bold" officeooo:rsid="00a53845" style:font-size-asian="8pt" style:font-weight-asian="bold"/>
    </style:style>
    <style:style style:name="T46" style:family="text">
      <style:text-properties fo:font-size="8pt" style:text-underline-style="solid" style:text-underline-width="auto" style:text-underline-color="font-color" fo:font-weight="bold" officeooo:rsid="00be78ca" style:font-size-asian="8pt" style:font-weight-asian="bold"/>
    </style:style>
    <style:style style:name="T47" style:family="text">
      <style:text-properties fo:font-size="8pt" style:text-underline-style="solid" style:text-underline-width="auto" style:text-underline-color="font-color" fo:font-weight="bold" officeooo:rsid="00d73b31" style:font-size-asian="8pt" style:font-weight-asian="bold"/>
    </style:style>
    <style:style style:name="T48" style:family="text">
      <style:text-properties officeooo:rsid="00a1cf01"/>
    </style:style>
    <style:style style:name="T49" style:family="text">
      <style:text-properties officeooo:rsid="00a32f7d"/>
    </style:style>
    <style:style style:name="T50" style:family="text">
      <style:text-properties officeooo:rsid="002c413c" fo:background-color="#ffff00"/>
    </style:style>
    <style:style style:name="T51" style:family="text">
      <style:text-properties officeooo:rsid="00a6feb5"/>
    </style:style>
    <style:style style:name="T52" style:family="text">
      <style:text-properties officeooo:rsid="00a9670e"/>
    </style:style>
    <style:style style:name="T53" style:family="text">
      <style:text-properties officeooo:rsid="00ac73ef"/>
    </style:style>
    <style:style style:name="T54" style:family="text">
      <style:text-properties officeooo:rsid="00ad9aa4"/>
    </style:style>
    <style:style style:name="T55" style:family="text">
      <style:text-properties officeooo:rsid="00af11cb"/>
    </style:style>
    <style:style style:name="T56" style:family="text">
      <style:text-properties officeooo:rsid="00aff8c2"/>
    </style:style>
    <style:style style:name="T57" style:family="text">
      <style:text-properties officeooo:rsid="00b16d81"/>
    </style:style>
    <style:style style:name="T58" style:family="text">
      <style:text-properties officeooo:rsid="00b5da6e"/>
    </style:style>
    <style:style style:name="T59" style:family="text">
      <style:text-properties officeooo:rsid="00b7bda3"/>
    </style:style>
    <style:style style:name="T60" style:family="text">
      <style:text-properties officeooo:rsid="00b9942c"/>
    </style:style>
    <style:style style:name="T61" style:family="text">
      <style:text-properties officeooo:rsid="00bbf0fb"/>
    </style:style>
    <style:style style:name="T62" style:family="text">
      <style:text-properties officeooo:rsid="00bf23df"/>
    </style:style>
    <style:style style:name="T63" style:family="text">
      <style:text-properties officeooo:rsid="00c11a15"/>
    </style:style>
    <style:style style:name="T64" style:family="text">
      <style:text-properties officeooo:rsid="00c4d78f"/>
    </style:style>
    <style:style style:name="T65" style:family="text">
      <style:text-properties officeooo:rsid="00c53a18"/>
    </style:style>
    <style:style style:name="T66" style:family="text">
      <style:text-properties officeooo:rsid="00c61097"/>
    </style:style>
    <style:style style:name="T67" style:family="text">
      <style:text-properties officeooo:rsid="00cb911d"/>
    </style:style>
    <style:style style:name="T68" style:family="text">
      <style:text-properties officeooo:rsid="00cc26ad"/>
    </style:style>
    <style:style style:name="T69" style:family="text">
      <style:text-properties officeooo:rsid="00cdf23e"/>
    </style:style>
    <style:style style:name="T70" style:family="text">
      <style:text-properties officeooo:rsid="00cf2e8f"/>
    </style:style>
    <style:style style:name="T71" style:family="text">
      <style:text-properties officeooo:rsid="00d0b17e"/>
    </style:style>
    <style:style style:name="T72" style:family="text">
      <style:text-properties officeooo:rsid="00d3d5fd"/>
    </style:style>
    <style:style style:name="T73" style:family="text">
      <style:text-properties officeooo:rsid="00d89852"/>
    </style:style>
    <style:style style:name="T74" style:family="text">
      <style:text-properties officeooo:rsid="00da2258"/>
    </style:style>
    <style:style style:name="T75" style:family="text">
      <style:text-properties officeooo:rsid="00de3dee"/>
    </style:style>
    <style:style style:name="T76" style:family="text">
      <style:text-properties officeooo:rsid="00ded988"/>
    </style:style>
    <style:style style:name="T77" style:family="text">
      <style:text-properties officeooo:rsid="00dfbf6d"/>
    </style:style>
    <style:style style:name="T78" style:family="text">
      <style:text-properties officeooo:rsid="00e0c028"/>
    </style:style>
    <style:style style:name="T79" style:family="text">
      <style:text-properties style:text-underline-style="none" officeooo:rsid="00cf2e8f"/>
    </style:style>
    <style:style style:name="T80" style:family="text">
      <style:text-properties style:text-underline-style="none" officeooo:rsid="00e4f5a1"/>
    </style:style>
    <style:style style:name="T81" style:family="text">
      <style:text-properties style:text-underline-style="none" officeooo:rsid="00fb7851"/>
    </style:style>
    <style:style style:name="T82" style:family="text">
      <style:text-properties style:text-underline-style="none" officeooo:rsid="001cf7ab"/>
    </style:style>
    <style:style style:name="T83" style:family="text">
      <style:text-properties officeooo:rsid="00e614d7"/>
    </style:style>
    <style:style style:name="T84" style:family="text">
      <style:text-properties officeooo:rsid="00e7e201"/>
    </style:style>
    <style:style style:name="T85" style:family="text">
      <style:text-properties officeooo:rsid="00e86ab8"/>
    </style:style>
    <style:style style:name="T86" style:family="text">
      <style:text-properties officeooo:rsid="00ee8f8e"/>
    </style:style>
    <style:style style:name="T87" style:family="text">
      <style:text-properties officeooo:rsid="00ee90b8"/>
    </style:style>
    <style:style style:name="T88" style:family="text">
      <style:text-properties officeooo:rsid="00f09620"/>
    </style:style>
    <style:style style:name="T89" style:family="text">
      <style:text-properties officeooo:rsid="00f2627f"/>
    </style:style>
    <style:style style:name="T90" style:family="text">
      <style:text-properties officeooo:rsid="00f73ebe"/>
    </style:style>
    <style:style style:name="T91" style:family="text">
      <style:text-properties fo:language="fr" fo:country="FR"/>
    </style:style>
    <style:style style:name="T92" style:family="text">
      <style:text-properties fo:language="fr" fo:country="FR" fo:font-weight="bold" style:font-weight-asian="bold"/>
    </style:style>
    <style:style style:name="T93" style:family="text">
      <style:text-properties fo:language="fr" fo:country="FR" officeooo:rsid="00ee90b8"/>
    </style:style>
    <style:style style:name="T94" style:family="text">
      <style:text-properties fo:language="fr" fo:country="FR" officeooo:rsid="0026457b"/>
    </style:style>
    <style:style style:name="T95" style:family="text">
      <style:text-properties fo:language="fr" fo:country="FR" officeooo:rsid="00322df2" fo:background-color="transparent"/>
    </style:style>
    <style:style style:name="T96" style:family="text">
      <style:text-properties fo:language="fr" fo:country="FR" officeooo:rsid="00339e22" fo:background-color="transparent"/>
    </style:style>
    <style:style style:name="T97" style:family="text">
      <style:text-properties officeooo:rsid="006ffa99"/>
    </style:style>
    <style:style style:name="T98" style:family="text">
      <style:text-properties officeooo:rsid="005fde88"/>
    </style:style>
    <style:style style:name="T99" style:family="text">
      <style:text-properties officeooo:rsid="00728e3e"/>
    </style:style>
    <style:style style:name="T100" style:family="text">
      <style:text-properties officeooo:rsid="00755c69"/>
    </style:style>
    <style:style style:name="T101" style:family="text">
      <style:text-properties officeooo:rsid="0077b4d5"/>
    </style:style>
    <style:style style:name="T102" style:family="text">
      <style:text-properties officeooo:rsid="008e4c75"/>
    </style:style>
    <style:style style:name="T103" style:family="text">
      <style:text-properties officeooo:rsid="00fb7851"/>
    </style:style>
    <style:style style:name="T104" style:family="text">
      <style:text-properties officeooo:rsid="00ff4ebe"/>
    </style:style>
    <style:style style:name="T105" style:family="text">
      <style:text-properties officeooo:rsid="010350ee"/>
    </style:style>
    <style:style style:name="T106" style:family="text">
      <style:text-properties officeooo:rsid="010576a3"/>
    </style:style>
    <style:style style:name="T107" style:family="text">
      <style:text-properties officeooo:rsid="010662e4"/>
    </style:style>
    <style:style style:name="T108" style:family="text">
      <style:text-properties officeooo:rsid="0106b850"/>
    </style:style>
    <style:style style:name="T109" style:family="text">
      <style:text-properties officeooo:rsid="010893d2"/>
    </style:style>
    <style:style style:name="T110" style:family="text">
      <style:text-properties officeooo:rsid="01130594"/>
    </style:style>
    <style:style style:name="T111" style:family="text">
      <style:text-properties officeooo:rsid="01142fdf"/>
    </style:style>
    <style:style style:name="T112" style:family="text">
      <style:text-properties officeooo:rsid="0116249a"/>
    </style:style>
    <style:style style:name="T113" style:family="text">
      <style:text-properties officeooo:rsid="0116f7a8"/>
    </style:style>
    <style:style style:name="T114" style:family="text">
      <style:text-properties officeooo:rsid="011a1a1c"/>
    </style:style>
    <style:style style:name="T115" style:family="text">
      <style:text-properties officeooo:rsid="011e8f91"/>
    </style:style>
    <style:style style:name="T116" style:family="text">
      <style:text-properties officeooo:rsid="010a36bc"/>
    </style:style>
    <style:style style:name="T117" style:family="text">
      <style:text-properties officeooo:rsid="001c0563"/>
    </style:style>
    <style:style style:name="T118" style:family="text">
      <style:text-properties officeooo:rsid="001c3bc1"/>
    </style:style>
    <style:style style:name="T119" style:family="text">
      <style:text-properties officeooo:rsid="001cf7ab"/>
    </style:style>
    <style:style style:name="T120" style:family="text">
      <style:text-properties officeooo:rsid="001e066f"/>
    </style:style>
    <style:style style:name="T121" style:family="text">
      <style:text-properties officeooo:rsid="0021617b"/>
    </style:style>
    <style:style style:name="T122" style:family="text">
      <style:text-properties officeooo:rsid="002483aa"/>
    </style:style>
    <style:style style:name="T123" style:family="text">
      <style:text-properties officeooo:rsid="0026457b"/>
    </style:style>
    <style:style style:name="T124" style:family="text">
      <style:text-properties officeooo:rsid="0026cc33"/>
    </style:style>
    <style:style style:name="T125" style:family="text">
      <style:text-properties officeooo:rsid="0028a64a"/>
    </style:style>
    <style:style style:name="T126" style:family="text">
      <style:text-properties officeooo:rsid="002c413c"/>
    </style:style>
    <style:style style:name="T127" style:family="text">
      <style:text-properties officeooo:rsid="002e3c01"/>
    </style:style>
    <style:style style:name="T128" style:family="text">
      <style:text-properties officeooo:rsid="002ff984"/>
    </style:style>
    <style:style style:name="T129" style:family="text">
      <style:text-properties style:font-name="Times New Roman" style:font-name-complex="Times New Roman"/>
    </style:style>
    <style:style style:name="T130" style:family="text">
      <style:text-properties style:font-name="Times New Roman" officeooo:rsid="0035f8ce" style:font-name-complex="Times New Roman"/>
    </style:style>
    <style:style style:name="T131" style:family="text">
      <style:text-properties style:font-name="Times New Roman" officeooo:rsid="00075e89" style:font-name-complex="Times New Roman"/>
    </style:style>
    <style:style style:name="T132" style:family="text">
      <style:text-properties officeooo:rsid="0030aaaa"/>
    </style:style>
    <style:style style:name="T133" style:family="text">
      <style:text-properties officeooo:rsid="00322df2"/>
    </style:style>
    <style:style style:name="T134" style:family="text">
      <style:text-properties officeooo:rsid="0034fd38"/>
    </style:style>
    <style:style style:name="T135" style:family="text">
      <style:text-properties officeooo:rsid="0035a4e7"/>
    </style:style>
    <style:style style:name="T136" style:family="text">
      <style:text-properties officeooo:rsid="0035f8ce"/>
    </style:style>
    <style:style style:name="T137" style:family="text">
      <style:text-properties officeooo:rsid="00075e89"/>
    </style:style>
    <style:style style:name="T138" style:family="text">
      <style:text-properties officeooo:rsid="003740b9"/>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68"/>
      <text:p text:style-name="P68"/>
      <text:p text:style-name="P35">PROJET VISHNU</text:p>
      <text:p text:style-name="P35"/>
      <text:p text:style-name="P35">DOCUMENTS DE REFERENCE</text:p>
      <text:p text:style-name="P37"/>
      <text:p text:style-name="P67"/>
      <text:p text:style-name="P37"/>
      <text:p text:style-name="P37"/>
      <text:p text:style-name="P38">POLITIQUE</text:p>
      <text:p text:style-name="P38"><text:line-break/>DE</text:p>
      <text:p text:style-name="P38"/>
      <text:p text:style-name="P38">TESTS</text:p>
      <text:p text:style-name="P37"/>
      <text:p text:style-name="P37"/>
      <text:p text:style-name="P67"/>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text:span text:style-name="T4">201</text:span><text:span text:style-name="T5">10114-PolitiqueDeTests-Vishnu</text:span></text:p>
          </table:table-cell>
        </table:table-row>
        <table:table-row>
          <table:table-cell table:style-name="Tableau1.A1" office:value-type="string">
            <text:p text:style-name="P2">Objet d<text:span text:style-name="T5">u document</text:span></text:p>
          </table:table-cell>
          <table:table-cell table:style-name="Tableau1.A1" office:value-type="string">
            <text:p text:style-name="P2">Référentiel de la politique de tests du projet EDF-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Version</text:p>
          </table:table-cell>
          <table:table-cell table:style-name="Tableau5.A1" office:value-type="string">
            <text:p text:style-name="P4">Date</text:p>
          </table:table-cell>
          <table:table-cell table:style-name="Tableau5.A1" office:value-type="string">
            <text:p text:style-name="P4">Modifications</text:p>
          </table:table-cell>
          <table:table-cell table:style-name="Tableau5.D1" office:value-type="string">
            <text:p text:style-name="P4">Auteur</text:p>
          </table:table-cell>
        </table:table-row>
        <table:table-row>
          <table:table-cell table:style-name="Tableau5.A2" office:value-type="string">
            <text:p text:style-name="P4">v0.1</text:p>
          </table:table-cell>
          <table:table-cell table:style-name="Tableau5.B2" office:value-type="date" office:date-value="2011-01-04">
            <text:p text:style-name="P4">04/01/11</text:p>
          </table:table-cell>
          <table:table-cell table:style-name="Tableau5.A2" office:value-type="string">
            <text:p text:style-name="P4">Création du document</text:p>
          </table:table-cell>
          <table:table-cell table:style-name="Tableau5.D2" office:value-type="string">
            <text:p text:style-name="P4">ISNARD Benjamin</text:p>
          </table:table-cell>
        </table:table-row>
        <table:table-row>
          <table:table-cell table:style-name="Tableau5.A2" office:value-type="string">
            <text:p text:style-name="P4">v0.2</text:p>
          </table:table-cell>
          <table:table-cell table:style-name="Tableau5.B2" office:value-type="date" office:date-value="2011-01-11">
            <text:p text:style-name="P4">11/01/11</text:p>
          </table:table-cell>
          <table:table-cell table:style-name="Tableau5.A2" office:value-type="string">
            <text:p text:style-name="P4"><text:span text:style-name="T75">Modifications </text:span><text:span text:style-name="T90">suite réunion tel.</text:span></text:p>
          </table:table-cell>
          <table:table-cell table:style-name="Tableau5.D2" office:value-type="string">
            <text:p text:style-name="P4">ISNARD Benjamin</text:p>
          </table:table-cell>
        </table:table-row>
        <table:table-row>
          <table:table-cell table:style-name="Tableau5.A2" office:value-type="string">
            <text:p text:style-name="P4">v0.3</text:p>
          </table:table-cell>
          <table:table-cell table:style-name="Tableau5.B4" office:value-type="string">
            <text:p text:style-name="P10">12/01/11</text:p>
          </table:table-cell>
          <table:table-cell table:style-name="Tableau5.A2" office:value-type="string">
            <text:p text:style-name="P11">Correction typo et traduction de termes normalisés</text:p>
          </table:table-cell>
          <table:table-cell table:style-name="Tableau5.D2" office:value-type="string">
            <text:p text:style-name="P4">PERON Christophe</text:p>
          </table:table-cell>
        </table:table-row>
        <table:table-row>
          <table:table-cell table:style-name="Tableau5.A2" office:value-type="string">
            <text:p text:style-name="P95">v0.4</text:p>
          </table:table-cell>
          <table:table-cell table:style-name="Tableau5.B4" office:value-type="string">
            <text:p text:style-name="P96">1<text:span text:style-name="T138">3</text:span>/01/11</text:p>
          </table:table-cell>
          <table:table-cell table:style-name="Tableau5.A2" office:value-type="string">
            <text:p text:style-name="P95">Ajout de la partie organisation et planning</text:p>
          </table:table-cell>
          <table:table-cell table:style-name="Tableau5.D2" office:value-type="string">
            <text:p text:style-name="P95">ISNARD Benjamin</text:p>
          </table:table-cell>
        </table:table-row>
        <table:table-row>
          <table:table-cell table:style-name="Tableau5.A2" office:value-type="string">
            <text:p text:style-name="P4"/>
          </table:table-cell>
          <table:table-cell table:style-name="Tableau5.B4" office:value-type="string">
            <text:p text:style-name="P10"/>
          </table:table-cell>
          <table:table-cell table:style-name="Tableau5.A2" office:value-type="string">
            <text:p text:style-name="P4"/>
          </table:table-cell>
          <table:table-cell table:style-name="Tableau5.D2" office:value-type="string">
            <text:p text:style-name="P4"/>
          </table:table-cell>
        </table:table-row>
      </table:table>
      <text:p text:style-name="P26"/>
      <text:p text:style-name="P36"><text:span text:style-name="T6">VALIDATION</text:span> DU DOCUMENT</text:p>
      <text:p text:style-name="P36"/>
      <table:table table:name="Tableau6" table:style-name="Tableau6">
        <table:table-column table:style-name="Tableau6.A"/>
        <table:table-column table:style-name="Tableau6.B"/>
        <table:table-row>
          <table:table-cell table:style-name="Tableau6.A1" office:value-type="string">
            <text:p text:style-name="P4">Date</text:p>
          </table:table-cell>
          <table:table-cell table:style-name="Tableau6.B1" office:value-type="string">
            <text:p text:style-name="P4">Personne</text:p>
          </table:table-cell>
        </table:table-row>
        <table:table-row>
          <table:table-cell table:style-name="Tableau6.A2" office:value-type="string">
            <text:p text:style-name="P4"/>
          </table:table-cell>
          <table:table-cell table:style-name="Tableau6.B2" office:value-type="string">
            <text:p text:style-name="P4"/>
          </table:table-cell>
        </table:table-row>
        <table:table-row>
          <table:table-cell table:style-name="Tableau6.A2" office:value-type="string">
            <text:p text:style-name="P4"/>
          </table:table-cell>
          <table:table-cell table:style-name="Tableau6.B2" office:value-type="string">
            <text:p text:style-name="P4"/>
          </table:table-cell>
        </table:table-row>
      </table:table>
      <text:p text:style-name="P26"/>
      <text:p text:style-name="P26">REFERENCES</text:p>
      <text:p text:style-name="P26"/>
      <table:table table:name="Tableau8" table:style-name="Tableau8">
        <table:table-column table:style-name="Tableau8.A"/>
        <table:table-column table:style-name="Tableau8.B"/>
        <table:table-row>
          <table:table-cell table:style-name="Tableau8.A1" office:value-type="string">
            <text:p text:style-name="P4">Ref. document</text:p>
          </table:table-cell>
          <table:table-cell table:style-name="Tableau8.B1" office:value-type="string">
            <text:p text:style-name="P4">Description</text:p>
          </table:table-cell>
        </table:table-row>
        <text:soft-page-break/>
        <table:table-row>
          <table:table-cell table:style-name="Tableau8.A2" office:value-type="string">
            <text:p text:style-name="P4"/>
          </table:table-cell>
          <table:table-cell table:style-name="Tableau8.B2" office:value-type="string">
            <text:p text:style-name="P4"/>
          </table:table-cell>
        </table:table-row>
        <table:table-row>
          <table:table-cell table:style-name="Tableau8.A2" office:value-type="string">
            <text:p text:style-name="P4"/>
          </table:table-cell>
          <table:table-cell table:style-name="Tableau8.B2" office:value-type="string">
            <text:p text:style-name="P4"/>
          </table:table-cell>
        </table:table-row>
      </table:table>
      <text:p text:style-name="P66"/>
      <text:h text:style-name="P102" text:outline-level="1"><text:tab/>Présentation du document</text:h>
      <text:h text:style-name="P105" text:outline-level="2"><text:tab/>Objectifs du document</text:h>
      <text:p text:style-name="P64">Les objectifs de ce document sont les suivants:</text:p>
      <text:list xml:id="list1451637947" text:style-name="L1">
        <text:list-item>
          <text:p text:style-name="P86"><text:s/>Identifier les tâches du projet liées aux tests et les composants qui doivent être testés.</text:p>
        </text:list-item>
        <text:list-item>
          <text:p text:style-name="P86"><text:s/>Recommander et décrire les stratégies de test à employer</text:p>
        </text:list-item>
        <text:list-item>
          <text:p text:style-name="P86"><text:s/>Identifier les livrables pour les tests</text:p>
        </text:list-item>
      </text:list>
      <text:h text:style-name="P105" text:outline-level="2"><text:tab/>Structure du document</text:h>
      <text:p text:style-name="P64"><text:span text:style-name="T89">Ce document décrit le domaine d'application, la stratégie, les ressources et l'organisation des activités de </text:span><text:bookmark-start text:name="__DdeLink__3203_2003828099"/><text:span text:style-name="T89">vérification et de test</text:span><text:bookmark-end text:name="__DdeLink__3203_2003828099"/><text:span text:style-name="T89"> qui s'appliquent au logiciel VISHNU et aux livrables associés.</text:span></text:p>
      <text:p text:style-name="P64">Le chapitre 2 décrit le contexte dans lequel les activités de vérification et de test ont lieu.</text:p>
      <text:p text:style-name="P64">Le chapitre 3 décrit l'ensemble des techniques de test qui s'appliquent aux objets à tester et détaille pour chaque technique la liste des objets à tester, les critères de complétude et de succès.</text:p>
      <text:p text:style-name="P64">Le chapitre 4 décrit l'organisation nécessaire pour réaliser les tests ainsi que les rôles et responsabilités des différents intervenants dans le processus de vérification et de tests.</text:p>
      <text:p text:style-name="P64">Le chapitre 5 décrit le planning des tests.</text:p>
      <text:h text:style-name="P105" text:outline-level="2"><text:tab/>Glossaire <text:span text:style-name="T31">et acronymes</text:span></text:h>
      <text:h text:style-name="P79" text:outline-level="3"><text:tab/>Glossaire</text:h>
      <text:list xml:id="list691053501" text:style-name="L2">
        <text:list-item>
          <text:p text:style-name="P87"><text:span text:style-name="T13">Plateforme</text:span><text:span text:style-name="T10">: terme utilisé pour désigner un ensemble de machines connectées entre elles et faisant partie d'un unique domaine Vishnu</text:span></text:p>
        </text:list-item>
        <text:list-item>
          <text:p text:style-name="P87"><text:span text:style-name="T13">Domaine Vishnu</text:span><text:span text:style-name="T10">: ensemble des données partagées par un groupe d'utilisateurs et de machines utilisant le logiciel Vishnu et une base de données commune.</text:span></text:p>
        </text:list-item>
        <text:list-item>
          <text:p text:style-name="P87"><text:span text:style-name="T14">Transaction</text:span><text:span text:style-name="T15">: une transaction est définie comme un cas d'utilisation qu'un acteur du système (utilisateur normal ou administrateur) est présumé exécuter en utilisant une cible </text:span><text:span text:style-name="T16">de test, comme par exemple soumettre ou afficher un job</text:span></text:p>
        </text:list-item>
      </text:list>
      <text:h text:style-name="P79" text:outline-level="3"><text:tab/>Abréviations</text:h>
      <text:list xml:id="list1479701981" text:style-name="L3">
        <text:list-item>
          <text:p text:style-name="P110">Id. <text:tab/>Id<text:span text:style-name="T32">entifiant</text:span></text:p>
        </text:list-item>
        <text:list-item>
          <text:p text:style-name="P111">Réf.<text:tab/>Référence</text:p>
        </text:list-item>
        <text:list-item>
          <text:p text:style-name="P110">Rel.#<text:tab/><text:span text:style-name="T32">Numéro de release/version</text:span></text:p>
        </text:list-item>
        <text:list-item>
          <text:p text:style-name="P110">Resp.<text:tab/>Respons<text:span text:style-name="T32">able(s)</text:span></text:p>
        </text:list-item>
        <text:list-item>
          <text:p text:style-name="P110">TBC<text:tab/><text:span text:style-name="T32">à compl</text:span><text:span text:style-name="T33">é</text:span><text:span text:style-name="T32">ter</text:span></text:p>
        </text:list-item>
        <text:list-item>
          <text:p text:style-name="P110"><text:span text:style-name="T31">TBD<text:tab/></text:span><text:span text:style-name="T32">à définir</text:span></text:p>
        </text:list-item>
      </text:list>
      <text:h text:style-name="P79" text:outline-level="3"><text:soft-page-break/><text:tab/>Acronymes</text:h>
      <text:list xml:id="list167311380" text:style-name="L4">
        <text:list-item>
          <text:p text:style-name="P88">DSG<text:tab/>document de spécifications générales</text:p>
        </text:list-item>
        <text:list-item>
          <text:p text:style-name="P88">STB<text:tab/>document de spécifications techniques des besoins</text:p>
        </text:list-item>
        <text:list-item>
          <text:p text:style-name="P88">DSD<text:tab/>document de spécifications détaillées</text:p>
        </text:list-item>
        <text:list-item>
          <text:p text:style-name="P89">SCL<text:tab/>standards de codage du logiciel</text:p>
        </text:list-item>
        <text:list-item>
          <text:p text:style-name="P89">UML<text:tab/>Unified Modeling Language</text:p>
        </text:list-item>
        <text:list-item>
          <text:p text:style-name="P90">OS<text:tab/>« Operating system » (système d'exploitation)</text:p>
        </text:list-item>
      </text:list>
      <text:h text:style-name="Heading_20_1" text:outline-level="1"><text:span text:style-name="T34"><text:tab/>Contexte</text:span><text:span text:style-name="T7"> de</text:span><text:span text:style-name="T34">s</text:span><text:span text:style-name="T7"> tests pour le projet VISHN</text:span><text:span text:style-name="T8">U</text:span></text:h>
      <text:h text:style-name="P105" text:outline-level="2"><text:tab/>Livrables liés aux tests</text:h>
      <text:p text:style-name="P64">Pour chaque module livré au cours du projet (UMS, TMS, etc.) deux livrables seront fournis à des moments différents. Le contenu de ces livrables sera le suivant:</text:p>
      <table:table table:name="Tableau9" table:style-name="Tableau9">
        <table:table-column table:style-name="Tableau9.A"/>
        <table:table-column table:style-name="Tableau9.B"/>
        <table:table-column table:style-name="Tableau9.C"/>
        <table:table-row>
          <table:table-cell table:style-name="Tableau9.A1" office:value-type="string">
            <text:p text:style-name="P5">Nom du livrable</text:p>
          </table:table-cell>
          <table:table-cell table:style-name="Tableau9.A1" office:value-type="string">
            <text:p text:style-name="P5">Auteur</text:p>
          </table:table-cell>
          <table:table-cell table:style-name="Tableau9.C1" office:value-type="string">
            <text:p text:style-name="P5">Contenu</text:p>
          </table:table-cell>
        </table:table-row>
        <table:table-row>
          <table:table-cell table:style-name="Tableau9.A2" office:value-type="string">
            <text:p text:style-name="P3"><text:span text:style-name="T73">Dossier</text:span> de test<text:span text:style-name="T73">s</text:span></text:p>
          </table:table-cell>
          <table:table-cell table:style-name="Tableau9.A2" office:value-type="string">
            <text:p text:style-name="P12">Concepteur des tests</text:p>
          </table:table-cell>
          <table:table-cell table:style-name="Tableau9.C2" office:value-type="string">
            <text:list xml:id="list515644851" text:style-name="L5">
              <text:list-item>
                <text:p text:style-name="P97"><text:s/>Liste de toutes les transactions à tester</text:p>
              </text:list-item>
              <text:list-item>
                <text:p text:style-name="P97"><text:s/>Exemples de données à tester</text:p>
              </text:list-item>
              <text:list-item>
                <text:p text:style-name="P97"><text:s/>Détails de l'environnement de test</text:p>
              </text:list-item>
              <text:list-item>
                <text:p text:style-name="P97"><text:s/>Méthodes et outils utilisés pour les tests</text:p>
              </text:list-item>
            </text:list>
          </table:table-cell>
        </table:table-row>
        <table:table-row>
          <table:table-cell table:style-name="Tableau9.A2" office:value-type="string">
            <text:p text:style-name="P3">R<text:span text:style-name="T74">apport</text:span> <text:span text:style-name="T74">de</text:span> tests</text:p>
          </table:table-cell>
          <table:table-cell table:style-name="Tableau9.A2" office:value-type="string">
            <text:p text:style-name="P3">Equipe de test</text:p>
          </table:table-cell>
          <table:table-cell table:style-name="Tableau9.C2" office:value-type="string">
            <text:list xml:id="list2001278607" text:style-name="L6">
              <text:list-item>
                <text:p text:style-name="P98"><text:s/><text:span text:style-name="T91">Résultats de toutes les transactions testées</text:span></text:p>
              </text:list-item>
              <text:list-item>
                <text:p text:style-name="P98"><text:s/>Rapport d'anomalies</text:p>
              </text:list-item>
            </text:list>
          </table:table-cell>
        </table:table-row>
      </table:table>
      <text:p text:style-name="P64"/>
      <text:h text:style-name="P105" text:outline-level="2"><text:tab/>Exigences à tester</text:h>
      <text:p text:style-name="P64">Le document de spécifications [DSG] liste les exigences et règles auxquelles le logiciel VISHNU doit répondre. Toutes les exigences indiquées dans ce document sont à considérer pour les tests.</text:p>
      <text:h text:style-name="P105" text:outline-level="2"><text:tab/>Description du logiciel</text:h>
      <text:p text:style-name="P64">Les éléments cités ci-dessous font partie du domaine des tests.</text:p>
      <text:h text:style-name="P79" text:outline-level="3"><text:tab/>Programme et données</text:h>
      <table:table table:name="Tableau16" table:style-name="Tableau16">
        <table:table-column table:style-name="Tableau16.A"/>
        <table:table-column table:style-name="Tableau16.B"/>
        <table:table-row table:style-name="Tableau16.1">
          <table:table-cell table:style-name="Tableau16.A1" office:value-type="string">
            <text:p text:style-name="P32"><text:span text:style-name="T24">[</text:span><text:span text:style-name="T24">UMS]</text:span></text:p>
          </table:table-cell>
          <table:table-cell table:style-name="Tableau16.B1" office:value-type="string">
            <text:p text:style-name="P30">VISHNU User Management System Client</text:p>
          </table:table-cell>
        </table:table-row>
        <table:table-row table:style-name="Tableau16.1">
          <table:table-cell table:style-name="Tableau16.A1" office:value-type="string">
            <text:p text:style-name="P30">[TMS]</text:p>
          </table:table-cell>
          <table:table-cell table:style-name="Tableau16.B1" office:value-type="string">
            <text:p text:style-name="P30">VISHNU Task Management System Client</text:p>
          </table:table-cell>
        </table:table-row>
        <table:table-row table:style-name="Tableau16.1">
          <table:table-cell table:style-name="Tableau16.A1" office:value-type="string">
            <text:p text:style-name="P30">[FMS]</text:p>
          </table:table-cell>
          <table:table-cell table:style-name="Tableau16.B1" office:value-type="string">
            <text:p text:style-name="P30">VISHNU File Management System Client</text:p>
          </table:table-cell>
        </table:table-row>
        <table:table-row table:style-name="Tableau16.1">
          <table:table-cell table:style-name="Tableau16.A1" office:value-type="string">
            <text:p text:style-name="P30">[IMS]</text:p>
          </table:table-cell>
          <table:table-cell table:style-name="Tableau16.B1" office:value-type="string">
            <text:p text:style-name="P30">VISHNU Information Management System Client</text:p>
          </table:table-cell>
        </table:table-row>
        <table:table-row table:style-name="Tableau16.1">
          <table:table-cell table:style-name="Tableau16.A1" office:value-type="string">
            <text:p text:style-name="P30">[CLI]</text:p>
          </table:table-cell>
          <table:table-cell table:style-name="Tableau16.B1" office:value-type="string">
            <text:p text:style-name="P30">VISHNU Command Line User Interface</text:p>
          </table:table-cell>
        </table:table-row>
        <table:table-row table:style-name="Tableau16.1">
          <table:table-cell table:style-name="Tableau16.A1" office:value-type="string">
            <text:p text:style-name="P30">[PGAPI]</text:p>
          </table:table-cell>
          <table:table-cell table:style-name="Tableau16.B1" office:value-type="string">
            <text:p text:style-name="P30">VISHNU C/C++/Python programmable API</text:p>
          </table:table-cell>
        </table:table-row>
        <table:table-row table:style-name="Tableau16.1">
          <table:table-cell table:style-name="Tableau16.A1" office:value-type="string">
            <text:p text:style-name="P30">[WSAPI]</text:p>
          </table:table-cell>
          <table:table-cell table:style-name="Tableau16.B1" office:value-type="string">
            <text:p text:style-name="P30">VISHNU Web Services API</text:p>
          </table:table-cell>
        </table:table-row>
      </table:table>
      <text:h text:style-name="P79" text:outline-level="3"><text:soft-page-break/><text:tab/>Documentation</text:h>
      <table:table table:name="Tableau17" table:style-name="Tableau17">
        <table:table-column table:style-name="Tableau17.A"/>
        <table:table-column table:style-name="Tableau17.B"/>
        <table:table-row table:style-name="Tableau17.1">
          <table:table-cell table:style-name="Tableau17.A1" office:value-type="string">
            <text:p text:style-name="P30">[SUM]</text:p>
          </table:table-cell>
          <table:table-cell table:style-name="Tableau17.B1" office:value-type="string">
            <text:p text:style-name="P32"><text:span text:style-name="T24">VISHNU User Manual </text:span><text:span text:style-name="T25">(english)</text:span></text:p>
          </table:table-cell>
        </table:table-row>
        <table:table-row table:style-name="Tableau17.1">
          <table:table-cell table:style-name="Tableau17.A1" office:value-type="string">
            <text:p text:style-name="P30"/>
          </table:table-cell>
          <table:table-cell table:style-name="Tableau17.B1" office:value-type="string">
            <text:p text:style-name="P30"/>
          </table:table-cell>
        </table:table-row>
      </table:table>
      <text:h text:style-name="P79" text:outline-level="3"><text:tab/>Code <text:span text:style-name="T23">source</text:span></text:h>
      <table:table table:name="Tableau18" table:style-name="Tableau18">
        <table:table-column table:style-name="Tableau18.A"/>
        <table:table-column table:style-name="Tableau18.B"/>
        <table:table-row table:style-name="Tableau18.1">
          <table:table-cell table:style-name="Tableau18.A1" office:value-type="string">
            <text:p text:style-name="P32"><text:span text:style-name="T24">[C</text:span><text:span text:style-name="T24">SC]</text:span></text:p>
          </table:table-cell>
          <table:table-cell table:style-name="Tableau18.B1" office:value-type="string">
            <text:p text:style-name="P30">C / C++ Source Code <text:span text:style-name="T111">(non généré)</text:span></text:p>
          </table:table-cell>
        </table:table-row>
        <table:table-row table:style-name="Tableau18.1">
          <table:table-cell table:style-name="Tableau18.A1" office:value-type="string">
            <text:p text:style-name="P30">[JSC]</text:p>
          </table:table-cell>
          <table:table-cell table:style-name="Tableau18.B1" office:value-type="string">
            <text:p text:style-name="P30"><text:span text:style-name="T108">Java Source Code </text:span><text:span text:style-name="T111">(non généré)</text:span></text:p>
          </table:table-cell>
        </table:table-row>
      </table:table>
      <text:p text:style-name="P29"/>
      <text:h text:style-name="Heading_20_2" text:outline-level="2"><text:tab/>Elements logiciel exclus des tests</text:h>
      <text:h text:style-name="Heading_20_3" text:outline-level="3"><text:tab/>Logiciels commerciaux ou Open Source</text:h>
      <text:p text:style-name="Text_20_body">Les éléments logiciels ci-dessous ne sont pas adressés spécifiquement par les techniques de test décrites dans ce document.</text:p>
      <table:table table:name="Tableau26" table:style-name="Tableau26">
        <table:table-column table:style-name="Tableau26.A"/>
        <table:table-column table:style-name="Tableau26.B"/>
        <table:table-row table:style-name="Tableau26.1">
          <table:table-cell table:style-name="Tableau26.A1" office:value-type="string">
            <text:p text:style-name="P30">[CORBA]</text:p>
          </table:table-cell>
          <table:table-cell table:style-name="Tableau26.B1" office:value-type="string">
            <text:p text:style-name="P31">Bus de communication CORBA (OmniORB)</text:p>
          </table:table-cell>
        </table:table-row>
        <table:table-row table:style-name="Tableau26.1">
          <table:table-cell table:style-name="Tableau26.A2" office:value-type="string">
            <text:p text:style-name="P30">[DIET]</text:p>
          </table:table-cell>
          <table:table-cell table:style-name="Tableau26.B2" office:value-type="string">
            <text:p text:style-name="P31">Intergiciel DIET</text:p>
          </table:table-cell>
        </table:table-row>
        <table:table-row table:style-name="Tableau26.1">
          <table:table-cell table:style-name="Tableau26.A1" office:value-type="string">
            <text:p text:style-name="P30">[PostgreSQL]</text:p>
          </table:table-cell>
          <table:table-cell table:style-name="Tableau26.B1" office:value-type="string">
            <text:p text:style-name="P30"><text:span text:style-name="T110">Base de donnée </text:span>PostgreSQL</text:p>
          </table:table-cell>
        </table:table-row>
        <table:table-row table:style-name="Tableau26.1">
          <table:table-cell table:style-name="Tableau26.A1" office:value-type="string">
            <text:p text:style-name="P30">[Oracle]</text:p>
          </table:table-cell>
          <table:table-cell table:style-name="Tableau26.B1" office:value-type="string">
            <text:p text:style-name="P30">Base de donnée Oracle</text:p>
          </table:table-cell>
        </table:table-row>
        <table:table-row table:style-name="Tableau26.1">
          <table:table-cell table:style-name="Tableau26.A2" office:value-type="string">
            <text:p text:style-name="P30">[JBoss]</text:p>
          </table:table-cell>
          <table:table-cell table:style-name="Tableau26.B2" office:value-type="string">
            <text:p text:style-name="P30">JBoss 6.0 Web Application Server </text:p>
          </table:table-cell>
        </table:table-row>
        <table:table-row table:style-name="Tableau26.1">
          <table:table-cell table:style-name="Tableau26.A1" office:value-type="string">
            <text:p text:style-name="P30">[SWIG]</text:p>
          </table:table-cell>
          <table:table-cell table:style-name="Tableau26.B1" office:value-type="string">
            <text:p text:style-name="P30">C/C++ Wrapp<text:span text:style-name="T110">er</text:span></text:p>
          </table:table-cell>
        </table:table-row>
        <table:table-row table:style-name="Tableau26.1">
          <table:table-cell table:style-name="Tableau26.A1" office:value-type="string">
            <text:p text:style-name="P30">[EEMF]</text:p>
          </table:table-cell>
          <table:table-cell table:style-name="Tableau26.B1" office:value-type="string">
            <text:p text:style-name="P30">Eclipse EMF Serialisation / Deserialisation</text:p>
          </table:table-cell>
        </table:table-row>
        <table:table-row table:style-name="Tableau26.1">
          <table:table-cell table:style-name="Tableau26.A1" office:value-type="string">
            <text:p text:style-name="P30">[BatchSched]</text:p>
          </table:table-cell>
          <table:table-cell table:style-name="Tableau26.B1" office:value-type="string">
            <text:p text:style-name="P32">LoadLever / Torque Batch Scheduler</text:p>
          </table:table-cell>
        </table:table-row>
      </table:table>
      <text:h text:style-name="Heading_20_3" text:outline-level="3"><text:tab/>Documentation</text:h>
      <table:table table:name="Tableau28" table:style-name="Tableau28">
        <table:table-column table:style-name="Tableau28.A"/>
        <table:table-column table:style-name="Tableau28.B"/>
        <table:table-row table:style-name="Tableau28.1">
          <table:table-cell table:style-name="Tableau28.A1" office:value-type="string">
            <text:p text:style-name="P30">[<text:span text:style-name="T113">DSG</text:span>]</text:p>
          </table:table-cell>
          <table:table-cell table:style-name="Tableau28.B1" office:value-type="string">
            <text:p text:style-name="P30">Document de spécifications générales</text:p>
          </table:table-cell>
        </table:table-row>
        <table:table-row table:style-name="Tableau28.1">
          <table:table-cell table:style-name="Tableau28.A1" office:value-type="string">
            <text:p text:style-name="P30">[DSD]</text:p>
          </table:table-cell>
          <table:table-cell table:style-name="Tableau28.B1" office:value-type="string">
            <text:p text:style-name="P30">Document de spécifications détaillées</text:p>
          </table:table-cell>
        </table:table-row>
        <table:table-row table:style-name="Tableau28.1">
          <table:table-cell table:style-name="Tableau28.A3" office:value-type="string">
            <text:p text:style-name="P115">[RCD]</text:p>
          </table:table-cell>
          <table:table-cell table:style-name="Tableau28.B3" office:value-type="string">
            <text:p text:style-name="P116">Rapport de conception détaillée</text:p>
          </table:table-cell>
        </table:table-row>
      </table:table>
      <text:h text:style-name="Heading_20_3" text:outline-level="3"><text:tab/>Code source</text:h>
      <table:table table:name="Tableau27" table:style-name="Tableau27">
        <table:table-column table:style-name="Tableau27.A"/>
        <table:table-column table:style-name="Tableau27.B"/>
        <table:table-row table:style-name="Tableau27.1">
          <table:table-cell table:style-name="Tableau27.A1" office:value-type="string">
            <text:p text:style-name="P32"><text:span text:style-name="T24">[C</text:span><text:span text:style-name="T26">G</text:span><text:span text:style-name="T24">SC]</text:span></text:p>
          </table:table-cell>
          <table:table-cell table:style-name="Tableau27.B1" office:value-type="string">
            <text:p text:style-name="P30">C / C++ <text:span text:style-name="T112">code source généré (par EEMF)</text:span></text:p>
          </table:table-cell>
        </table:table-row>
        <table:table-row table:style-name="Tableau27.1">
          <table:table-cell table:style-name="Tableau27.A1" office:value-type="string">
            <text:p text:style-name="P30"><text:span text:style-name="T108">[J</text:span><text:span text:style-name="T112">G</text:span><text:span text:style-name="T108">SC]</text:span></text:p>
          </table:table-cell>
          <table:table-cell table:style-name="Tableau27.B1" office:value-type="string">
            <text:p text:style-name="P30"><text:span text:style-name="T108">Java </text:span><text:span text:style-name="T112">code source généré (par JBoss)</text:span></text:p>
          </table:table-cell>
        </table:table-row>
      </table:table>
      <text:p text:style-name="P64"/>
      <text:p text:style-name="P64"/>
      <text:h text:style-name="P102" text:outline-level="1"><text:span text:style-name="T35"><text:tab/>Spécification</text:span><text:span text:style-name="T34"> des tests</text:span></text:h>
      <text:h text:style-name="P105" text:outline-level="2"><text:span text:style-name="T48"><text:tab/>Objectif</text:span><text:span text:style-name="T36">s de tests</text:span></text:h>
      <text:p text:style-name="P64">Le tableau ci-dessous résume les différentes catégories de tests applicables aux différents éléments à tester:</text:p>
      <table:table table:name="Tableau19" table:style-name="Tableau19">
        <table:table-column table:style-name="Tableau19.A"/>
        <table:table-column table:style-name="Tableau19.B" table:number-columns-repeated="2"/>
        <table:table-column table:style-name="Tableau19.D"/>
        <table:table-column table:style-name="Tableau19.B"/>
        <table:table-column table:style-name="Tableau19.F"/>
        <table:table-column table:style-name="Tableau19.G"/>
        <table:table-header-rows>
          <text:soft-page-break/>
          <table:table-row table:style-name="Tableau19.1">
            <table:table-cell table:style-name="Tableau19.A1" office:value-type="string">
              <text:p text:style-name="P46">Objectifs (*)</text:p>
            </table:table-cell>
            <table:table-cell table:style-name="Tableau19.B1" office:value-type="string">
              <text:p text:style-name="P47">Capacité fonctionnelle </text:p>
            </table:table-cell>
            <table:table-cell table:style-name="Tableau19.B1" office:value-type="string">
              <text:p text:style-name="P47">Fiabilité</text:p>
            </table:table-cell>
            <table:table-cell table:style-name="Tableau19.B1" office:value-type="string">
              <text:p text:style-name="P47">Facilité d'utilisation</text:p>
            </table:table-cell>
            <table:table-cell table:style-name="Tableau19.B1" office:value-type="string">
              <text:p text:style-name="P47">Rendement</text:p>
            </table:table-cell>
            <table:table-cell table:style-name="Tableau19.B1" office:value-type="string">
              <text:p text:style-name="P47">Maint<text:span text:style-name="T36">enabilité</text:span></text:p>
            </table:table-cell>
            <table:table-cell table:style-name="Tableau19.G1" office:value-type="string">
              <text:p text:style-name="P47">Portabilité</text:p>
            </table:table-cell>
          </table:table-row>
        </table:table-header-rows>
        <table:table-row table:style-name="Tableau19.1">
          <table:table-cell table:style-name="Tableau19.B1" office:value-type="string">
            <text:p text:style-name="P48">Program<text:span text:style-name="T36">mes et données</text:span></text:p>
          </table:table-cell>
          <table:table-cell table:style-name="Tableau19.B2" office:value-type="string">
            <text:p text:style-name="P43">X</text:p>
          </table:table-cell>
          <table:table-cell table:style-name="Tableau19.B2" office:value-type="string">
            <text:p text:style-name="P43">X</text:p>
          </table:table-cell>
          <table:table-cell table:style-name="Tableau19.B2" office:value-type="string">
            <text:p text:style-name="P43"/>
          </table:table-cell>
          <table:table-cell table:style-name="Tableau19.B2" office:value-type="string">
            <text:p text:style-name="P43">X</text:p>
          </table:table-cell>
          <table:table-cell table:style-name="Tableau19.B2" office:value-type="string">
            <text:p text:style-name="P43"/>
          </table:table-cell>
          <table:table-cell table:style-name="Tableau19.G2" office:value-type="string">
            <text:p text:style-name="P43">X</text:p>
          </table:table-cell>
        </table:table-row>
        <table:table-row table:style-name="Tableau19.1">
          <table:table-cell table:style-name="Tableau19.B1" office:value-type="string">
            <text:p text:style-name="P48">Documentation <text:span text:style-name="T36">utilisateur</text:span></text:p>
          </table:table-cell>
          <table:table-cell table:style-name="Tableau19.B3" office:value-type="string">
            <text:p text:style-name="P43"/>
          </table:table-cell>
          <table:table-cell table:style-name="Tableau19.B3" office:value-type="string">
            <text:p text:style-name="P43"/>
          </table:table-cell>
          <table:table-cell table:style-name="Tableau19.B3" office:value-type="string">
            <text:p text:style-name="P43">X</text:p>
          </table:table-cell>
          <table:table-cell table:style-name="Tableau19.B3" office:value-type="string">
            <text:p text:style-name="P43"/>
          </table:table-cell>
          <table:table-cell table:style-name="Tableau19.B3" office:value-type="string">
            <text:p text:style-name="P43"/>
          </table:table-cell>
          <table:table-cell table:style-name="Tableau19.G3" office:value-type="string">
            <text:p text:style-name="P43"/>
          </table:table-cell>
        </table:table-row>
        <table:table-row table:style-name="Tableau19.1">
          <table:table-cell table:style-name="Tableau19.B1" office:value-type="string">
            <text:p text:style-name="P48">Documentation<text:span text:style-name="T36"> technique</text:span></text:p>
          </table:table-cell>
          <table:table-cell table:style-name="Tableau19.B3" office:value-type="string">
            <text:p text:style-name="P43"/>
          </table:table-cell>
          <table:table-cell table:style-name="Tableau19.B3" office:value-type="string">
            <text:p text:style-name="P43"/>
          </table:table-cell>
          <table:table-cell table:style-name="Tableau19.B3" office:value-type="string">
            <text:p text:style-name="P43"/>
          </table:table-cell>
          <table:table-cell table:style-name="Tableau19.B3" office:value-type="string">
            <text:p text:style-name="P43"/>
          </table:table-cell>
          <table:table-cell table:style-name="Tableau19.B3" office:value-type="string">
            <text:p text:style-name="P43"/>
          </table:table-cell>
          <table:table-cell table:style-name="Tableau19.G3" office:value-type="string">
            <text:p text:style-name="P43"/>
          </table:table-cell>
        </table:table-row>
        <table:table-row table:style-name="Tableau19.1">
          <table:table-cell table:style-name="Tableau19.B1" office:value-type="string">
            <text:p text:style-name="P48">Code <text:span text:style-name="T36">source</text:span></text:p>
          </table:table-cell>
          <table:table-cell table:style-name="Tableau19.B3" office:value-type="string">
            <text:p text:style-name="P43"/>
          </table:table-cell>
          <table:table-cell table:style-name="Tableau19.B3" office:value-type="string">
            <text:p text:style-name="P43">X</text:p>
          </table:table-cell>
          <table:table-cell table:style-name="Tableau19.B3" office:value-type="string">
            <text:p text:style-name="P43"/>
          </table:table-cell>
          <table:table-cell table:style-name="Tableau19.B3" office:value-type="string">
            <text:p text:style-name="P43"/>
          </table:table-cell>
          <table:table-cell table:style-name="Tableau19.B3" office:value-type="string">
            <text:p text:style-name="P43">X</text:p>
          </table:table-cell>
          <table:table-cell table:style-name="Tableau19.G3" office:value-type="string">
            <text:p text:style-name="P43">X</text:p>
          </table:table-cell>
        </table:table-row>
      </table:table>
      <text:p text:style-name="Paragraphe_20_de_20_liste"><text:span text:style-name="T91"><text:line-break/>(*) Au sens des caractéristiques des produits logiciels</text:span><text:span text:style-name="T27"> définies dans la norme </text:span><text:span text:style-name="T29">ISO/IEC 9126-1:2001 (E)</text:span><text:span text:style-name="T30"> </text:span><text:span text:style-name="T28"><text:s text:c="2"/>- <text:s/></text:span><text:span text:style-name="T29">Software Engineering – Product Quality – Part 1: Quality Model.</text:span><text:span text:style-name="T28"> </text:span></text:p>
      <text:h text:style-name="P105" text:outline-level="2"><text:tab/>Sélection des techniques de test</text:h>
      <text:p text:style-name="P64">La table ci-dessous recense les différents tests sélectionnés compte-tenu des spécifications du projet:</text:p>
      <text:list xml:id="list939900814" text:style-name="L7">
        <text:list-item>
          <text:p text:style-name="P93"><text:s/><text:span text:style-name="T12">C</text:span>(omplet) : la technique sera appliquée à tous les composants logiciels,</text:p>
        </text:list-item>
        <text:list-item>
          <text:p text:style-name="P94"><text:s/><text:span text:style-name="T12">P</text:span>(artiel) : la technique sera appliquée à certains composants logiciels,</text:p>
        </text:list-item>
        <text:list-item>
          <text:p text:style-name="P94"><text:s/><text:span text:style-name="T12">NS</text:span> : la technique n'est pas sélectionnée en raison de contraintes techniques,</text:p>
        </text:list-item>
        <text:list-item>
          <text:p text:style-name="P94"><text:s/><text:span text:style-name="T12">NA</text:span> : non appli<text:span text:style-name="T76">c</text:span>able.</text:p>
        </text:list-item>
      </text:list>
      <text:p text:style-name="P64"/>
      <text:p text:style-name="P64">Dans le cas où la technique est sélectionnée (C ou P), le nom de la section est suivi par le numéro de section décrivant la technique de test dans le chapitre suivant.</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header-rows>
          <table:table-row table:style-name="Tableau20.1">
            <table:table-cell table:style-name="Tableau20.A1" office:value-type="string">
              <text:p text:style-name="P44"><text:span text:style-name="T49">T</text:span>echniques <text:span text:style-name="T49">de test</text:span></text:p>
            </table:table-cell>
            <table:table-cell table:style-name="Tableau20.A1" office:value-type="string">
              <text:p text:style-name="P39">Capacité fonctionnelle</text:p>
            </table:table-cell>
            <table:table-cell table:style-name="Tableau20.A1" office:value-type="string">
              <text:p text:style-name="P41">Fiabilité</text:p>
            </table:table-cell>
            <table:table-cell table:style-name="Tableau20.A1" office:value-type="string">
              <text:p text:style-name="P39">Facilité d'utilisation</text:p>
            </table:table-cell>
            <table:table-cell table:style-name="Tableau20.A1" office:value-type="string">
              <text:p text:style-name="P39">Rendement</text:p>
            </table:table-cell>
            <table:table-cell table:style-name="Tableau20.A1" office:value-type="string">
              <text:p text:style-name="P39">Maintenabilité</text:p>
            </table:table-cell>
            <table:table-cell table:style-name="Tableau20.G1" office:value-type="string">
              <text:p text:style-name="P39">Portabilité</text:p>
            </table:table-cell>
          </table:table-row>
        </table:table-header-rows>
        <table:table-row table:style-name="Tableau20.1">
          <table:table-cell table:style-name="Tableau20.A1" office:value-type="string">
            <text:p text:style-name="P40">Revue de spécification </text:p>
          </table:table-cell>
          <table:table-cell table:style-name="Tableau20.B2" office:value-type="string">
            <text:p text:style-name="P39">NS</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3" office:value-type="string">
            <text:p text:style-name="P40">Revue du plan de test</text:p>
          </table:table-cell>
          <table:table-cell table:style-name="Tableau20.B2" office:value-type="string">
            <text:p text:style-name="P39">NS</text:p>
          </table:table-cell>
          <table:table-cell table:style-name="Tableau20.B2" office:value-type="string">
            <text:p text:style-name="P39">NS</text:p>
          </table:table-cell>
          <table:table-cell table:style-name="Tableau20.D3" office:value-type="string">
            <text:p text:style-name="P39"/>
          </table:table-cell>
          <table:table-cell table:style-name="Tableau20.D3" office:value-type="string">
            <text:p text:style-name="P39"/>
          </table:table-cell>
          <table:table-cell table:style-name="Tableau20.D3" office:value-type="string">
            <text:p text:style-name="P39"/>
          </table:table-cell>
          <table:table-cell table:style-name="Tableau20.G3" office:value-type="string">
            <text:p text:style-name="P39"/>
          </table:table-cell>
        </table:table-row>
        <table:table-row table:style-name="Tableau20.1">
          <table:table-cell table:style-name="Tableau20.A1" office:value-type="string">
            <text:p text:style-name="P45"><text:span text:style-name="T45">Tests fonctionnels</text:span><text:span text:style-name="T37"> <text:s/>- §</text:span><text:span text:style-name="T38">3.3.1</text:span></text:p>
          </table:table-cell>
          <table:table-cell table:style-name="Tableau20.B2" office:value-type="string">
            <text:p text:style-name="P39">C</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3" office:value-type="string">
            <text:p text:style-name="P42"><text:span text:style-name="T70">Tests de classes d'équivalence</text:span><text:span text:style-name="T79"> </text:span><text:span text:style-name="T80">- §3.3.2</text:span></text:p>
          </table:table-cell>
          <table:table-cell table:style-name="Tableau20.B2" office:value-type="string">
            <text:p text:style-name="P39">P</text:p>
          </table:table-cell>
          <table:table-cell table:style-name="Tableau20.D3" office:value-type="string">
            <text:p text:style-name="P39"/>
          </table:table-cell>
          <table:table-cell table:style-name="Tableau20.D3" office:value-type="string">
            <text:p text:style-name="P39"/>
          </table:table-cell>
          <table:table-cell table:style-name="Tableau20.D3" office:value-type="string">
            <text:p text:style-name="P39"/>
          </table:table-cell>
          <table:table-cell table:style-name="Tableau20.D3" office:value-type="string">
            <text:p text:style-name="P39"/>
          </table:table-cell>
          <table:table-cell table:style-name="Tableau20.G3" office:value-type="string">
            <text:p text:style-name="P39"/>
          </table:table-cell>
        </table:table-row>
        <table:table-row table:style-name="Tableau20.1">
          <table:table-cell table:style-name="Tableau20.A1" office:value-type="string">
            <text:p text:style-name="P45"><text:span text:style-name="T44">Tests de valeurs limites</text:span><text:span text:style-name="T43"> </text:span><text:span text:style-name="T37">- </text:span><text:span text:style-name="T37">§</text:span><text:span text:style-name="T39">3.3.</text:span><text:span text:style-name="T40">3</text:span></text:p>
          </table:table-cell>
          <table:table-cell table:style-name="Tableau20.C2" office:value-type="string">
            <text:p text:style-name="P39"/>
          </table:table-cell>
          <table:table-cell table:style-name="Tableau20.B2" office:value-type="string">
            <text:p text:style-name="P39">P</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5"><text:span text:style-name="T43">Test</text:span><text:span text:style-name="T44">s de stress</text:span><text:span text:style-name="T43"> </text:span><text:span text:style-name="T37">- §</text:span><text:span text:style-name="T39">3.3.</text:span><text:span text:style-name="T41">4</text:span></text:p>
          </table:table-cell>
          <table:table-cell table:style-name="Tableau20.C2" office:value-type="string">
            <text:p text:style-name="P39"/>
          </table:table-cell>
          <table:table-cell table:style-name="Tableau20.B2" office:value-type="string">
            <text:p text:style-name="P39">P </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0">Inspection de l'interface graphique</text:p>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NA</text:p>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5"><text:span text:style-name="T44">Contrôle de la documentation utilisateur</text:span><text:span text:style-name="T43"> </text:span><text:span text:style-name="T37">- </text:span><text:span text:style-name="T37">§</text:span><text:span text:style-name="T41">3.3</text:span><text:span text:style-name="T37">.5</text:span></text:p>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P</text:p>
          </table:table-cell>
          <table:table-cell table:style-name="Tableau20.C2" office:value-type="string">
            <text:p text:style-name="P39"/>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0">Analyse des profils de performance</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NS</text:p>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5"><text:span text:style-name="T44">Contrôle des performances</text:span><text:span text:style-name="T37">- </text:span><text:span text:style-name="T37">§</text:span><text:span text:style-name="T41">3.3</text:span><text:span text:style-name="T37">.6</text:span></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C</text:p>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5"><text:span text:style-name="T44">Tests de charge</text:span><text:span text:style-name="T43"> </text:span><text:span text:style-name="T37">- §</text:span><text:span text:style-name="T41">3.3</text:span><text:span text:style-name="T37">.7</text:span></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P</text:p>
          </table:table-cell>
          <table:table-cell table:style-name="Tableau20.C2" office:value-type="string">
            <text:p text:style-name="P39"/>
          </table:table-cell>
          <table:table-cell table:style-name="Tableau20.G2" office:value-type="string">
            <text:p text:style-name="P39"/>
          </table:table-cell>
        </table:table-row>
        <table:table-row table:style-name="Tableau20.1">
          <table:table-cell table:style-name="Tableau20.A1" office:value-type="string">
            <text:p text:style-name="P45"><text:span text:style-name="T44">Vérification des règles de programmation</text:span><text:span text:style-name="T43"> </text:span><text:span text:style-name="T37">- §</text:span><text:span text:style-name="T41">3.3</text:span><text:span text:style-name="T37">.8</text:span></text:p>
          </table:table-cell>
          <table:table-cell table:style-name="Tableau20.B13" office:value-type="string">
            <text:p text:style-name="P39"/>
          </table:table-cell>
          <table:table-cell table:style-name="Tableau20.B2" office:value-type="string">
            <text:p text:style-name="P39">C</text:p>
          </table:table-cell>
          <table:table-cell table:style-name="Tableau20.B13" office:value-type="string">
            <text:p text:style-name="P39"/>
          </table:table-cell>
          <table:table-cell table:style-name="Tableau20.C2" office:value-type="string">
            <text:p text:style-name="P39"/>
          </table:table-cell>
          <table:table-cell table:style-name="Tableau20.B2" office:value-type="string">
            <text:p text:style-name="P39">C</text:p>
          </table:table-cell>
          <table:table-cell table:style-name="Tableau20.G13" office:value-type="string">
            <text:p text:style-name="P39">C</text:p>
          </table:table-cell>
        </table:table-row>
        <table:table-row table:style-name="Tableau20.1">
          <table:table-cell table:style-name="Tableau20.A1" office:value-type="string">
            <text:p text:style-name="P45"><text:span text:style-name="T44">Mesure de la complexité du code</text:span><text:span text:style-name="T43"> </text:span><text:span text:style-name="T37">- </text:span><text:span text:style-name="T37">§</text:span><text:span text:style-name="T41">3.3</text:span><text:span text:style-name="T37">.9</text:span></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C</text:p>
          </table:table-cell>
          <table:table-cell table:style-name="Tableau20.G2" office:value-type="string">
            <text:p text:style-name="P39"/>
          </table:table-cell>
        </table:table-row>
        <table:table-row table:style-name="Tableau20.1">
          <table:table-cell table:style-name="Tableau20.A3" office:value-type="string">
            <text:p text:style-name="P40">Revue manuelle de code</text:p>
          </table:table-cell>
          <table:table-cell table:style-name="Tableau20.D3" office:value-type="string">
            <text:p text:style-name="P39"/>
          </table:table-cell>
          <table:table-cell table:style-name="Tableau20.B2" office:value-type="string">
            <text:p text:style-name="P39">NS</text:p>
          </table:table-cell>
          <table:table-cell table:style-name="Tableau20.D3" office:value-type="string">
            <text:p text:style-name="P39"/>
          </table:table-cell>
          <table:table-cell table:style-name="Tableau20.D3" office:value-type="string">
            <text:p text:style-name="P39"/>
          </table:table-cell>
          <table:table-cell table:style-name="Tableau20.B2" office:value-type="string">
            <text:p text:style-name="P39">NS</text:p>
          </table:table-cell>
          <table:table-cell table:style-name="Tableau20.G3" office:value-type="string">
            <text:p text:style-name="P39"/>
          </table:table-cell>
        </table:table-row>
        <table:table-row table:style-name="Tableau20.1">
          <table:table-cell table:style-name="Tableau20.A3" office:value-type="string">
            <text:p text:style-name="P42">Vérification de la complétude du livrable <text:span text:style-name="T119">- </text:span><text:span text:style-name="T82">§3.3.10</text:span></text:p>
          </table:table-cell>
          <table:table-cell table:style-name="Tableau20.D3" office:value-type="string">
            <text:p text:style-name="P39"/>
          </table:table-cell>
          <table:table-cell table:style-name="Tableau20.D3" office:value-type="string">
            <text:p text:style-name="P39"/>
          </table:table-cell>
          <table:table-cell table:style-name="Tableau20.D3" office:value-type="string">
            <text:p text:style-name="P39"/>
          </table:table-cell>
          <table:table-cell table:style-name="Tableau20.D3" office:value-type="string">
            <text:p text:style-name="P39"/>
          </table:table-cell>
          <table:table-cell table:style-name="Tableau20.B2" office:value-type="string">
            <text:p text:style-name="P39">P</text:p>
          </table:table-cell>
          <table:table-cell table:style-name="Tableau20.G13" office:value-type="string">
            <text:p text:style-name="P39">P</text:p>
          </table:table-cell>
        </table:table-row>
        <table:table-row table:style-name="Tableau20.1">
          <table:table-cell table:style-name="Tableau20.A1" office:value-type="string">
            <text:p text:style-name="P45"><text:span text:style-name="T46">Tests</text:span><text:span text:style-name="T44"> d'installation</text:span><text:span text:style-name="T43"> </text:span><text:span text:style-name="T37">- §</text:span><text:span text:style-name="T42">3.3.11</text:span></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13" office:value-type="string">
            <text:p text:style-name="P39">F</text:p>
          </table:table-cell>
        </table:table-row>
        <table:table-row table:style-name="Tableau20.1">
          <table:table-cell table:style-name="Tableau20.A1" office:value-type="string">
            <text:p text:style-name="P45"><text:span text:style-name="T47">Détection de duplication de code</text:span><text:span text:style-name="T43"> </text:span><text:span text:style-name="T37">- §</text:span><text:span text:style-name="T42">3.3.12</text:span></text:p>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B2" office:value-type="string">
            <text:p text:style-name="P39">P</text:p>
          </table:table-cell>
          <table:table-cell table:style-name="Tableau20.G2" office:value-type="string">
            <text:p text:style-name="P39"/>
          </table:table-cell>
        </table:table-row>
        <table:table-row table:style-name="Tableau20.1">
          <table:table-cell table:style-name="Tableau20.A1" office:value-type="string">
            <text:p text:style-name="P42"><text:span text:style-name="T103">Tests de compilation </text:span><text:span text:style-name="T81">- §</text:span><text:span text:style-name="T82">3.3.13</text:span></text:p>
          </table:table-cell>
          <table:table-cell table:style-name="Tableau20.C2" office:value-type="string">
            <text:p text:style-name="P39"/>
          </table:table-cell>
          <table:table-cell table:style-name="Tableau20.C2" office:value-type="string">
            <text:p text:style-name="P39"/>
          </table:table-cell>
          <table:table-cell table:style-name="Tableau20.D19" office:value-type="string">
            <text:p text:style-name="P39"/>
          </table:table-cell>
          <table:table-cell table:style-name="Tableau20.C2" office:value-type="string">
            <text:p text:style-name="P39"/>
          </table:table-cell>
          <table:table-cell table:style-name="Tableau20.C2" office:value-type="string">
            <text:p text:style-name="P39"/>
          </table:table-cell>
          <table:table-cell table:style-name="Tableau20.G13" office:value-type="string">
            <text:p text:style-name="P39">F</text:p>
          </table:table-cell>
        </table:table-row>
      </table:table>
      <text:h text:style-name="P105" text:outline-level="2" text:is-list-header="true"><text:soft-page-break/></text:h>
      <text:h text:style-name="P105" text:outline-level="2"><text:tab/>Liste des tests</text:h>
      <text:h text:style-name="P79" text:outline-level="3"><text:tab/>Tests fonctionnels</text:h>
      <text:p text:style-name="P64"/>
      <table:table table:name="Tableau11" table:style-name="Tableau11">
        <table:table-column table:style-name="Tableau11.A"/>
        <table:table-column table:style-name="Tableau11.B"/>
        <table:table-row>
          <table:table-cell table:style-name="Tableau11.A1" table:number-columns-spanned="2" office:value-type="string">
            <text:p text:style-name="P75"><text:span text:style-name="T9">Stratégie pour les tests </text:span><text:span text:style-name="T20">fonctionnels</text:span></text:p>
          </table:table-cell>
          <table:covered-table-cell/>
        </table:table-row>
        <table:table-row table:style-name="Tableau11.2">
          <table:table-cell table:style-name="Tableau11.A2" office:value-type="string">
            <text:p text:style-name="P3"><text:span text:style-name="T51">Identifiant </text:span><text:span text:style-name="T57">de tests :</text:span></text:p>
          </table:table-cell>
          <table:table-cell table:style-name="Tableau11.B2" office:value-type="string">
            <text:p text:style-name="P70">FT</text:p>
          </table:table-cell>
        </table:table-row>
        <table:table-row>
          <table:table-cell table:style-name="Tableau11.A2" office:value-type="string">
            <text:p text:style-name="P3">Objectifs:</text:p>
          </table:table-cell>
          <table:table-cell table:style-name="Tableau11.B2" office:value-type="string">
            <text:p text:style-name="P70">Vérifier que la fonctionnalité correspond à sa spécification</text:p>
          </table:table-cell>
        </table:table-row>
        <table:table-row>
          <table:table-cell table:style-name="Tableau11.A2" office:value-type="string">
            <text:p text:style-name="P3">Environnement de test:</text:p>
          </table:table-cell>
          <table:table-cell table:style-name="Tableau11.B2" office:value-type="string">
            <text:p text:style-name="P6">Client Linux</text:p>
          </table:table-cell>
        </table:table-row>
        <table:table-row>
          <table:table-cell table:style-name="Tableau11.A2" office:value-type="string">
            <text:p text:style-name="P3">Unité de test:</text:p>
          </table:table-cell>
          <table:table-cell table:style-name="Tableau11.B2" office:value-type="string">
            <text:p text:style-name="P3"><text:span text:style-name="T17">Une transaction </text:span><text:span text:style-name="T19">= un cas d'utilisation</text:span></text:p>
          </table:table-cell>
        </table:table-row>
        <table:table-row>
          <table:table-cell table:style-name="Tableau11.A2" office:value-type="string">
            <text:p text:style-name="P3">Éléments à tester:</text:p>
          </table:table-cell>
          <table:table-cell table:style-name="Tableau11.B2" office:value-type="string">
            <text:p text:style-name="P3">[UMS], [TMS], [FMS], [IMS], [CLI], [PGAPI]</text:p>
          </table:table-cell>
        </table:table-row>
        <table:table-row>
          <table:table-cell table:style-name="Tableau11.A2" office:value-type="string">
            <text:p text:style-name="P3">Données utilisées:</text:p>
          </table:table-cell>
          <table:table-cell table:style-name="Tableau11.B2" office:value-type="string">
            <text:p text:style-name="P3"/>
          </table:table-cell>
        </table:table-row>
        <table:table-row>
          <table:table-cell table:style-name="Tableau11.A2" office:value-type="string">
            <text:p text:style-name="P3">Technique:</text:p>
          </table:table-cell>
          <table:table-cell table:style-name="Tableau11.B2" office:value-type="string">
            <text:p text:style-name="P70">Exécuter le <text:span text:style-name="T97">scénario de base du</text:span> cas d’utilisation <text:span text:style-name="T97">et</text:span> chaque chemin <text:span text:style-name="T97">alternatif </text:span>du cas en utilisant des données valides tout en vérifiant <text:span text:style-name="T85">l</text:span>es résultats attendus.</text:p>
          </table:table-cell>
        </table:table-row>
        <table:table-row>
          <table:table-cell table:style-name="Tableau11.A2" office:value-type="string">
            <text:p text:style-name="P7"><text:span text:style-name="T67">Critère de co</text:span><text:span text:style-name="T68">mplétude:</text:span></text:p>
          </table:table-cell>
          <table:table-cell table:style-name="Tableau11.B2" office:value-type="string">
            <text:list xml:id="list1514479258" text:style-name="WW8Num22">
              <text:list-item>
                <text:p text:style-name="P133">100% des cas d'utilisations</text:p>
              </text:list-item>
            </text:list>
          </table:table-cell>
        </table:table-row>
        <table:table-row>
          <table:table-cell table:style-name="Tableau11.A2" office:value-type="string">
            <text:p text:style-name="P3">Critère de <text:span text:style-name="T68">succès</text:span>:</text:p>
          </table:table-cell>
          <table:table-cell table:style-name="Tableau11.B2" office:value-type="string">
            <text:list xml:id="list572388165" text:continue-list="list1514479258" text:style-name="WW8Num22">
              <text:list-item text:start-value="1">
                <text:p text:style-name="P135">Tous les tests prévus ont été exécutés <text:span text:style-name="T52">avec succès.</text:span></text:p>
              </text:list-item>
              <text:list-item>
                <text:p text:style-name="P134"><text:span text:style-name="T98">Toutes les anomalies identifiées ont été </text:span><text:span text:style-name="T98">enregistrées.</text:span></text:p>
              </text:list-item>
            </text:list>
          </table:table-cell>
        </table:table-row>
        <table:table-row>
          <table:table-cell table:style-name="Tableau11.A2" office:value-type="string">
            <text:p text:style-name="P3">Considérations particulières:</text:p>
          </table:table-cell>
          <table:table-cell table:style-name="Tableau11.B2" office:value-type="string">
            <text:p text:style-name="P69"/>
          </table:table-cell>
        </table:table-row>
      </table:table>
      <text:p text:style-name="P64"/>
      <text:h text:style-name="P82" text:outline-level="3"><text:tab/>Tests <text:span text:style-name="T77">de classes d'équivalence</text:span></text:h>
      <text:p text:style-name="P64"/>
      <table:table table:name="Tableau4" table:style-name="Tableau4">
        <table:table-column table:style-name="Tableau4.A"/>
        <table:table-column table:style-name="Tableau4.B"/>
        <table:table-row>
          <table:table-cell table:style-name="Tableau4.A1" table:number-columns-spanned="2" office:value-type="string">
            <text:p text:style-name="P75"><text:span text:style-name="T9">Stratégie pour les tests </text:span><text:span text:style-name="T77">de classes d'équivalence</text:span></text:p>
          </table:table-cell>
          <table:covered-table-cell/>
        </table:table-row>
        <table:table-row table:style-name="Tableau4.2">
          <table:table-cell table:style-name="Tableau4.A2" office:value-type="string">
            <text:p text:style-name="P3"><text:span text:style-name="T51">Identifiant </text:span><text:span text:style-name="T57">de tests :</text:span></text:p>
          </table:table-cell>
          <table:table-cell table:style-name="Tableau4.B2" office:value-type="string">
            <text:p text:style-name="P70">TCE</text:p>
          </table:table-cell>
        </table:table-row>
        <table:table-row>
          <table:table-cell table:style-name="Tableau4.A2" office:value-type="string">
            <text:p text:style-name="P3">Objectifs:</text:p>
          </table:table-cell>
          <table:table-cell table:style-name="Tableau4.B2" office:value-type="string">
            <text:p text:style-name="P70">Vérifier que l<text:span text:style-name="T77">es fonctionnalités qui s'appliquent à des catégories d'objets distinctes fonctionnent pour ces différentes catégories</text:span></text:p>
          </table:table-cell>
        </table:table-row>
        <table:table-row>
          <table:table-cell table:style-name="Tableau4.A2" office:value-type="string">
            <text:p text:style-name="P3">Environnement de test:</text:p>
          </table:table-cell>
          <table:table-cell table:style-name="Tableau4.B2" office:value-type="string">
            <text:p text:style-name="P6">Client Linux</text:p>
          </table:table-cell>
        </table:table-row>
        <table:table-row>
          <table:table-cell table:style-name="Tableau4.A2" office:value-type="string">
            <text:p text:style-name="P3">Unité de test:</text:p>
          </table:table-cell>
          <table:table-cell table:style-name="Tableau4.B2" office:value-type="string">
            <text:p text:style-name="P3"><text:span text:style-name="T17">Une transaction </text:span><text:span text:style-name="T19">= un cas d'utilisation</text:span></text:p>
          </table:table-cell>
        </table:table-row>
        <table:table-row>
          <table:table-cell table:style-name="Tableau4.A2" office:value-type="string">
            <text:p text:style-name="P3">Éléments à tester:</text:p>
          </table:table-cell>
          <table:table-cell table:style-name="Tableau4.B2" office:value-type="string">
            <text:p text:style-name="P3">[UMS], [TMS], [FMS], [IMS], [CLI]</text:p>
          </table:table-cell>
        </table:table-row>
        <table:table-row>
          <table:table-cell table:style-name="Tableau4.A2" office:value-type="string">
            <text:p text:style-name="P3">Données utilisées:</text:p>
          </table:table-cell>
          <table:table-cell table:style-name="Tableau4.B2" office:value-type="string">
            <text:p text:style-name="P3"/>
          </table:table-cell>
        </table:table-row>
        <table:table-row>
          <table:table-cell table:style-name="Tableau4.A2" office:value-type="string">
            <text:p text:style-name="P3">Technique:</text:p>
          </table:table-cell>
          <table:table-cell table:style-name="Tableau4.B2" office:value-type="string">
            <text:p text:style-name="P70">Exécuter le <text:span text:style-name="T97">scénario de base du</text:span> cas d’utilisatio<text:span text:style-name="T78">n en fournissant un jeu de données pour chaque classe d'objets qui aura été établis selon les types de données considérées.</text:span></text:p>
          </table:table-cell>
        </table:table-row>
        <table:table-row>
          <table:table-cell table:style-name="Tableau4.A2" office:value-type="string">
            <text:p text:style-name="P7"><text:span text:style-name="T67">Critère de co</text:span><text:span text:style-name="T68">mplétude:</text:span></text:p>
          </table:table-cell>
          <table:table-cell table:style-name="Tableau4.B2" office:value-type="string">
            <text:p text:style-name="P72"><text:span text:style-name="T67">100% des cas d'utilisations </text:span><text:span text:style-name="T78">s'appliquant à plusieurs classes d'objets</text:span></text:p>
          </table:table-cell>
        </table:table-row>
        <table:table-row>
          <table:table-cell table:style-name="Tableau4.A2" office:value-type="string">
            <text:p text:style-name="P3">Critère de <text:span text:style-name="T68">succès</text:span>:</text:p>
          </table:table-cell>
          <table:table-cell table:style-name="Tableau4.B2" office:value-type="string">
            <text:p text:style-name="P70">Tous les tests prévus ont été exécutés <text:span text:style-name="T52">avec succès.</text:span></text:p>
          </table:table-cell>
        </table:table-row>
        <table:table-row>
          <table:table-cell table:style-name="Tableau4.A2" office:value-type="string">
            <text:p text:style-name="P3">Considérations particulières:</text:p>
          </table:table-cell>
          <table:table-cell table:style-name="Tableau4.B2" office:value-type="string">
            <text:p text:style-name="P69"/>
          </table:table-cell>
        </table:table-row>
      </table:table>
      <text:h text:style-name="P79" text:outline-level="3"><text:tab/>Tests de valeurs limites</text:h>
      <text:p text:style-name="P64"/>
      <table:table table:name="Tableau21" table:style-name="Tableau21">
        <table:table-column table:style-name="Tableau21.A"/>
        <table:table-column table:style-name="Tableau21.B"/>
        <table:table-row>
          <table:table-cell table:style-name="Tableau21.A1" table:number-columns-spanned="2" office:value-type="string">
            <text:p text:style-name="P75"><text:span text:style-name="T9">Stratégie pour les tests </text:span><text:span text:style-name="T53">de valeurs limites</text:span></text:p>
          </table:table-cell>
          <table:covered-table-cell/>
        </table:table-row>
        <table:table-row table:style-name="Tableau21.2">
          <table:table-cell table:style-name="Tableau21.A2" office:value-type="string">
            <text:p text:style-name="P3"><text:span text:style-name="T51">Identifiant </text:span><text:span text:style-name="T57">de tests</text:span></text:p>
          </table:table-cell>
          <table:table-cell table:style-name="Tableau21.B2" office:value-type="string">
            <text:p text:style-name="P70">TVL</text:p>
          </table:table-cell>
        </table:table-row>
        <table:table-row>
          <table:table-cell table:style-name="Tableau21.A2" office:value-type="string">
            <text:p text:style-name="P3">Objectifs:</text:p>
          </table:table-cell>
          <table:table-cell table:style-name="Tableau21.B2" office:value-type="string">
            <text:p text:style-name="P70">Vérifier que <text:span text:style-name="T70">le logiciel </text:span><text:span text:style-name="T84">répond de manière prévisible lorsque les paramètres fournis atteignent les limites spécifiées.</text:span></text:p>
          </table:table-cell>
        </table:table-row>
        <table:table-row>
          <table:table-cell table:style-name="Tableau21.A2" office:value-type="string">
            <text:p text:style-name="P3">Environnement de test:</text:p>
          </table:table-cell>
          <table:table-cell table:style-name="Tableau21.B2" office:value-type="string">
            <text:p text:style-name="P6">Client Linux</text:p>
          </table:table-cell>
        </table:table-row>
        <table:table-row>
          <table:table-cell table:style-name="Tableau21.A2" office:value-type="string">
            <text:p text:style-name="P3">Unité de test:</text:p>
          </table:table-cell>
          <table:table-cell table:style-name="Tableau21.B2" office:value-type="string">
            <text:p text:style-name="P3"><text:span text:style-name="T17">Une transaction </text:span><text:span text:style-name="T19">= cas d'utilisation </text:span><text:span text:style-name="T69">contenant une valeur limite</text:span></text:p>
          </table:table-cell>
        </table:table-row>
        <table:table-row>
          <table:table-cell table:style-name="Tableau21.A2" office:value-type="string">
            <text:p text:style-name="P3">Éléments à tester:</text:p>
          </table:table-cell>
          <table:table-cell table:style-name="Tableau21.B2" office:value-type="string">
            <text:p text:style-name="P3">[UMS], [TMS], [FMS], [IMS], [CLI]</text:p>
          </table:table-cell>
        </table:table-row>
        <table:table-row>
          <table:table-cell table:style-name="Tableau21.A2" office:value-type="string">
            <text:p text:style-name="P3">Données utilisées:</text:p>
          </table:table-cell>
          <table:table-cell table:style-name="Tableau21.B2" office:value-type="string">
            <text:p text:style-name="P3"/>
          </table:table-cell>
        </table:table-row>
        <table:table-row>
          <table:table-cell table:style-name="Tableau21.A2" office:value-type="string">
            <text:p text:style-name="P3">Technique:</text:p>
          </table:table-cell>
          <table:table-cell table:style-name="Tableau21.B2" office:value-type="string">
            <text:p text:style-name="P77">Pour chaque paramètre du cas d'utilisation ayant une valeur limite N, vérifier que:</text:p>
            <text:list xml:id="list841560849" text:style-name="L8">
              <text:list-item>
                <text:p text:style-name="P141">à N-1: le système fonctionne comme spécifié</text:p>
              </text:list-item>
              <text:list-item>
                <text:p text:style-name="P141">à N: le système fonctionne comme spécifié</text:p>
              </text:list-item>
              <text:list-item>
                <text:p text:style-name="P141">à N+1: le système renvoie un message d'erreur approprié à</text:p>
              </text:list-item>
            </text:list>
          </table:table-cell>
        </table:table-row>
        <table:table-row>
          <table:table-cell table:style-name="Tableau21.A2" office:value-type="string">
            <text:p text:style-name="P3">Critère de complétude:</text:p>
          </table:table-cell>
          <table:table-cell table:style-name="Tableau21.B2" office:value-type="string">
            <text:p text:style-name="P70">Tous les cas d'utilisation contenant une valeur limite</text:p>
          </table:table-cell>
        </table:table-row>
        <table:table-row>
          <table:table-cell table:style-name="Tableau21.A2" office:value-type="string">
            <text:p text:style-name="P3">Critère de <text:span text:style-name="T83">succès</text:span>:</text:p>
          </table:table-cell>
          <table:table-cell table:style-name="Tableau21.B2" office:value-type="string">
            <text:p text:style-name="P70">Tous les tests passés avec succès</text:p>
          </table:table-cell>
        </table:table-row>
        <table:table-row>
          <table:table-cell table:style-name="Tableau21.A2" office:value-type="string">
            <text:p text:style-name="P3">Considérations particulières:</text:p>
          </table:table-cell>
          <table:table-cell table:style-name="Tableau21.B2" office:value-type="string">
            <text:p text:style-name="P69"/>
          </table:table-cell>
        </table:table-row>
      </table:table>
      <text:p text:style-name="P64"/>
      <text:p text:style-name="P64"><text:soft-page-break/></text:p>
      <text:h text:style-name="P79" text:outline-level="3"><text:tab/>Tests de stress</text:h>
      <text:p text:style-name="P64"/>
      <table:table table:name="Tableau12" table:style-name="Tableau12">
        <table:table-column table:style-name="Tableau12.A"/>
        <table:table-column table:style-name="Tableau12.B"/>
        <table:table-row>
          <table:table-cell table:style-name="Tableau12.A1" table:number-columns-spanned="2" office:value-type="string">
            <text:p text:style-name="P75"><text:span text:style-name="T9">Stratégie pour les</text:span><text:span text:style-name="T54"> </text:span><text:span text:style-name="T9">tests de stress</text:span></text:p>
          </table:table-cell>
          <table:covered-table-cell/>
        </table:table-row>
        <table:table-row>
          <table:table-cell table:style-name="Tableau12.A2" office:value-type="string">
            <text:p text:style-name="P3"><text:span text:style-name="T55">Identifiant </text:span><text:span text:style-name="T56">de tests</text:span></text:p>
          </table:table-cell>
          <table:table-cell table:style-name="Tableau12.B2" office:value-type="string">
            <text:p text:style-name="P70">STR</text:p>
          </table:table-cell>
        </table:table-row>
        <table:table-row>
          <table:table-cell table:style-name="Tableau12.A2" office:value-type="string">
            <text:p text:style-name="P3">Objectifs:</text:p>
          </table:table-cell>
          <table:table-cell table:style-name="Tableau12.B2" office:value-type="string">
            <text:p text:style-name="P70">Vérifier que les processus de récupération, manuel ou automatique, maintiennent ou restaure correctement les services de Vishnu dans un état connu désiré. Les types de conditions suivantes doivent être prises en compte :</text:p>
            <text:list xml:id="list1761641664" text:style-name="WW8Num49">
              <text:list-item>
                <text:p text:style-name="P136">Mise hors tension du poste client.</text:p>
              </text:list-item>
              <text:list-item>
                <text:p text:style-name="P136">Mise hors tension d<text:span text:style-name="T99">'une machine serveur</text:span></text:p>
              </text:list-item>
              <text:list-item>
                <text:p text:style-name="P136">Mise hors tension d'une machine agent vishnu</text:p>
              </text:list-item>
              <text:list-item>
                <text:p text:style-name="P136">Interruption de communication du réseau</text:p>
              </text:list-item>
            </text:list>
          </table:table-cell>
        </table:table-row>
        <table:table-row>
          <table:table-cell table:style-name="Tableau12.A2" office:value-type="string">
            <text:p text:style-name="P3">Environnement de test:</text:p>
          </table:table-cell>
          <table:table-cell table:style-name="Tableau12.B2" office:value-type="string">
            <text:p text:style-name="P3">Environnement dédié. L'action sur des ressources systèmes et réseau peut être requise.</text:p>
          </table:table-cell>
        </table:table-row>
        <table:table-row>
          <table:table-cell table:style-name="Tableau12.A2" office:value-type="string">
            <text:p text:style-name="P3">Unité de test:</text:p>
          </table:table-cell>
          <table:table-cell table:style-name="Tableau12.B2" office:value-type="string">
            <text:p text:style-name="P3">Une transaction = un ou plusieurs cas d'utilisation d'un module donné</text:p>
          </table:table-cell>
        </table:table-row>
        <table:table-row>
          <table:table-cell table:style-name="Tableau12.A2" office:value-type="string">
            <text:p text:style-name="P3">Éléments à tester:</text:p>
          </table:table-cell>
          <table:table-cell table:style-name="Tableau12.B2" office:value-type="string">
            <text:p text:style-name="P3">[UMS], [TMS], [FMS], [IMS]</text:p>
          </table:table-cell>
        </table:table-row>
        <table:table-row>
          <table:table-cell table:style-name="Tableau12.A2" office:value-type="string">
            <text:p text:style-name="P3">Données utilisées:</text:p>
          </table:table-cell>
          <table:table-cell table:style-name="Tableau12.B2" office:value-type="string">
            <text:p text:style-name="P8"/>
          </table:table-cell>
        </table:table-row>
        <table:table-row>
          <table:table-cell table:style-name="Tableau12.A2" office:value-type="string">
            <text:p text:style-name="P3">Technique:</text:p>
          </table:table-cell>
          <table:table-cell table:style-name="Tableau12.B2" office:value-type="string">
            <text:p text:style-name="P70"><text:span text:style-name="T17">Les tests créés pour les tests fonctionnels </text:span><text:span text:style-name="T100">seront</text:span><text:span text:style-name="T17"> utilisés pour créer une série de transactions. Lorsque le moment désiré pour tester est atteint, les opérations suivantes d</text:span><text:span text:style-name="T100">oivent</text:span><text:span text:style-name="T17"> être exécutées ou simulées :</text:span></text:p>
            <text:list xml:id="list1376757592" text:continue-list="list1761641664" text:style-name="WW8Num49">
              <text:list-item text:start-value="1">
                <text:p text:style-name="P136">Mise hors tension du poste client</text:p>
              </text:list-item>
              <text:list-item>
                <text:p text:style-name="P136">Mise hors tension d<text:span text:style-name="T100">'une machine</text:span> serveur ou initiation d’une procédure d’arrêt <text:span text:style-name="T100">de la machine</text:span>.</text:p>
              </text:list-item>
              <text:list-item>
                <text:p text:style-name="P136">Mise hors tension d'une machine agent vishnu ou initiation d'une procédure d'arrêt de la machine.</text:p>
              </text:list-item>
              <text:list-item>
                <text:p text:style-name="P137">Interruption des serveurs réseau ou simulation de pertes de communication avec le réseau en débranchant physiquement ou en mettant hors tension les serveurs réseau ou les routeurs.</text:p>
              </text:list-item>
            </text:list>
          </table:table-cell>
        </table:table-row>
        <table:table-row>
          <table:table-cell table:style-name="Tableau12.A2" office:value-type="string">
            <text:p text:style-name="P3">Critère de couverture:</text:p>
          </table:table-cell>
          <table:table-cell table:style-name="Tableau12.B2" office:value-type="string">
            <text:p text:style-name="P72">100% de messages d'erreurs activés au moins une fois par un test</text:p>
          </table:table-cell>
        </table:table-row>
        <table:table-row>
          <table:table-cell table:style-name="Tableau12.A2" office:value-type="string">
            <text:p text:style-name="P3">Critère de <text:span text:style-name="T71">succès</text:span>:</text:p>
          </table:table-cell>
          <table:table-cell table:style-name="Tableau12.B2" office:value-type="string">
            <text:p text:style-name="P70"><text:span text:style-name="T98">Dans tous les cas précédents, la base de données et le système d</text:span><text:span text:style-name="T101">oivent</text:span><text:span text:style-name="T98"> après les procédures de récupération retrouver un état connu et souhaité.</text:span></text:p>
          </table:table-cell>
        </table:table-row>
        <table:table-row>
          <table:table-cell table:style-name="Tableau12.A2" office:value-type="string">
            <text:p text:style-name="P3">Considérations particulières:</text:p>
          </table:table-cell>
          <table:table-cell table:style-name="Tableau12.B2" office:value-type="string">
            <text:p text:style-name="P69"/>
          </table:table-cell>
        </table:table-row>
      </table:table>
      <text:h text:style-name="P83" text:outline-level="3" text:is-list-header="true"/>
      <text:h text:style-name="P79" text:outline-level="3"><text:tab/>Contrôle de la documentation utilisateur</text:h>
      <text:p text:style-name="P64"/>
      <table:table table:name="Tableau22" table:style-name="Tableau22">
        <table:table-column table:style-name="Tableau22.A"/>
        <table:table-column table:style-name="Tableau22.B"/>
        <text:soft-page-break/>
        <table:table-row>
          <table:table-cell table:style-name="Tableau22.A1" table:number-columns-spanned="2" office:value-type="string">
            <text:p text:style-name="P75"><text:span text:style-name="T9">Stratégie pour le </text:span><text:span text:style-name="T58">contrôle de la documentation utilisateur</text:span></text:p>
          </table:table-cell>
          <table:covered-table-cell/>
        </table:table-row>
        <table:table-row>
          <table:table-cell table:style-name="Tableau22.A2" office:value-type="string">
            <text:p text:style-name="P3"><text:span text:style-name="T55">Identifiant </text:span><text:span text:style-name="T56">de tests</text:span></text:p>
          </table:table-cell>
          <table:table-cell table:style-name="Tableau22.B2" office:value-type="string">
            <text:p text:style-name="P70">CDU</text:p>
          </table:table-cell>
        </table:table-row>
        <table:table-row>
          <table:table-cell table:style-name="Tableau22.A2" office:value-type="string">
            <text:p text:style-name="P3">Objectifs:</text:p>
          </table:table-cell>
          <table:table-cell table:style-name="Tableau22.B2" office:value-type="string">
            <text:p text:style-name="P70"><text:span text:style-name="T86">Vérifier que la documentation </text:span><text:span text:style-name="T87">utilisateur permet à l'utilisateur de comprendre et d'utiliser les fonctions spécifiées</text:span></text:p>
          </table:table-cell>
        </table:table-row>
        <table:table-row>
          <table:table-cell table:style-name="Tableau22.A2" office:value-type="string">
            <text:p text:style-name="P3">Environnement de test:</text:p>
          </table:table-cell>
          <table:table-cell table:style-name="Tableau22.B2" office:value-type="string">
            <text:p text:style-name="P3">Client Linux</text:p>
          </table:table-cell>
        </table:table-row>
        <table:table-row>
          <table:table-cell table:style-name="Tableau22.A2" office:value-type="string">
            <text:p text:style-name="P3">Unité de test:</text:p>
          </table:table-cell>
          <table:table-cell table:style-name="Tableau22.B2" office:value-type="string">
            <text:p text:style-name="P3">Une transaction = une page de manuel utilisateur</text:p>
          </table:table-cell>
        </table:table-row>
        <table:table-row>
          <table:table-cell table:style-name="Tableau22.A2" office:value-type="string">
            <text:p text:style-name="P3">Éléments à tester:</text:p>
          </table:table-cell>
          <table:table-cell table:style-name="Tableau22.B2" office:value-type="string">
            <text:p text:style-name="P3">[SUM] Vishnu User Manual</text:p>
          </table:table-cell>
        </table:table-row>
        <table:table-row>
          <table:table-cell table:style-name="Tableau22.A2" office:value-type="string">
            <text:p text:style-name="P3">Données utilisées:</text:p>
          </table:table-cell>
          <table:table-cell table:style-name="Tableau22.B2" office:value-type="string">
            <text:p text:style-name="P8"/>
          </table:table-cell>
        </table:table-row>
        <table:table-row>
          <table:table-cell table:style-name="Tableau22.A2" office:value-type="string">
            <text:p text:style-name="P3">Technique:</text:p>
          </table:table-cell>
          <table:table-cell table:style-name="Tableau22.B2" office:value-type="string">
            <text:p text:style-name="P70">Vérifier que la page de manuel est cohérente avec la spécification du logiciel</text:p>
          </table:table-cell>
        </table:table-row>
        <table:table-row>
          <table:table-cell table:style-name="Tableau22.A2" office:value-type="string">
            <text:p text:style-name="P3">Critère de comp<text:span text:style-name="T88">létude</text:span>:</text:p>
          </table:table-cell>
          <table:table-cell table:style-name="Tableau22.B2" office:value-type="string">
            <text:p text:style-name="P70">100% des pages de manuel utilisateur</text:p>
          </table:table-cell>
        </table:table-row>
        <table:table-row>
          <table:table-cell table:style-name="Tableau22.A2" office:value-type="string">
            <text:p text:style-name="P3">Critère de succès:</text:p>
          </table:table-cell>
          <table:table-cell table:style-name="Tableau22.B2" office:value-type="string">
            <text:p text:style-name="P69">Toutes les pages de manuel passent la vérification avec succès.</text:p>
          </table:table-cell>
        </table:table-row>
        <table:table-row>
          <table:table-cell table:style-name="Tableau22.A2" office:value-type="string">
            <text:p text:style-name="P3">Considérations particulières:</text:p>
          </table:table-cell>
          <table:table-cell table:style-name="Tableau22.B2" office:value-type="string">
            <text:p text:style-name="P69">Non applicable dans le cas où la documentation est générée automatiquement à partir des spécifications.</text:p>
          </table:table-cell>
        </table:table-row>
      </table:table>
      <text:h text:style-name="P84" text:outline-level="3" text:is-list-header="true"/>
      <text:h text:style-name="P85" text:outline-level="3"><text:tab/>Contrôle des performances</text:h>
      <text:p text:style-name="P64"/>
      <table:table table:name="Tableau23" table:style-name="Tableau23">
        <table:table-column table:style-name="Tableau23.A"/>
        <table:table-column table:style-name="Tableau23.B"/>
        <table:table-row>
          <table:table-cell table:style-name="Tableau23.A1" table:number-columns-spanned="2" office:value-type="string">
            <text:p text:style-name="P75"><text:span text:style-name="T9">Stratégie pour le </text:span><text:span text:style-name="T58">contrôle de</text:span><text:span text:style-name="T60">s performances</text:span></text:p>
          </table:table-cell>
          <table:covered-table-cell/>
        </table:table-row>
        <table:table-row>
          <table:table-cell table:style-name="Tableau23.A2" office:value-type="string">
            <text:p text:style-name="P3"><text:span text:style-name="T55">Identifiant </text:span><text:span text:style-name="T56">de tests</text:span></text:p>
          </table:table-cell>
          <table:table-cell table:style-name="Tableau23.B2" office:value-type="string">
            <text:p text:style-name="P70"><text:span text:style-name="T59">CD</text:span><text:span text:style-name="T60">P</text:span></text:p>
          </table:table-cell>
        </table:table-row>
        <table:table-row>
          <table:table-cell table:style-name="Tableau23.A2" office:value-type="string">
            <text:p text:style-name="P3">Objectifs:</text:p>
          </table:table-cell>
          <table:table-cell table:style-name="Tableau23.B2" office:value-type="string">
            <text:p text:style-name="P72"><text:span text:style-name="T86">Vérifier que </text:span><text:span text:style-name="T87">les exigences de performance quantifiées sont effectivement satisfaites dans l'environnement et selon les contraintes spécifiés</text:span></text:p>
          </table:table-cell>
        </table:table-row>
        <table:table-row>
          <table:table-cell table:style-name="Tableau23.A2" office:value-type="string">
            <text:p text:style-name="P3">Environnement de test:</text:p>
          </table:table-cell>
          <table:table-cell table:style-name="Tableau23.B2" office:value-type="string">
            <text:p text:style-name="P7">Selon <text:span text:style-name="T93">l'environnement et les contraintes spécifiés</text:span></text:p>
          </table:table-cell>
        </table:table-row>
        <table:table-row>
          <table:table-cell table:style-name="Tableau23.A2" office:value-type="string">
            <text:p text:style-name="P3">Unité de test:</text:p>
          </table:table-cell>
          <table:table-cell table:style-name="Tableau23.B2" office:value-type="string">
            <text:p text:style-name="P7"><text:span text:style-name="T17">Une transaction </text:span><text:span text:style-name="T19">= une exigence de performance quantifiée</text:span></text:p>
          </table:table-cell>
        </table:table-row>
        <table:table-row>
          <table:table-cell table:style-name="Tableau23.A2" office:value-type="string">
            <text:p text:style-name="P3">Éléments à tester:</text:p>
          </table:table-cell>
          <table:table-cell table:style-name="Tableau23.B2" office:value-type="string">
            <text:p text:style-name="P7">[UMS], [TMS], [FMS], [IMS], [CLI]</text:p>
          </table:table-cell>
        </table:table-row>
        <table:table-row>
          <table:table-cell table:style-name="Tableau23.A2" office:value-type="string">
            <text:p text:style-name="P3">Données utilisées:</text:p>
          </table:table-cell>
          <table:table-cell table:style-name="Tableau23.B2" office:value-type="string">
            <text:p text:style-name="P9"/>
          </table:table-cell>
        </table:table-row>
        <table:table-row>
          <table:table-cell table:style-name="Tableau23.A2" office:value-type="string">
            <text:p text:style-name="P3">Technique:</text:p>
          </table:table-cell>
          <table:table-cell table:style-name="Tableau23.B2" office:value-type="string">
            <text:p text:style-name="P72">Executer un cas d'utilisation représentatif dans l'environnement de test, mesurer le temps de réponse obtenu et le comparer à l'exigence</text:p>
          </table:table-cell>
        </table:table-row>
        <table:table-row>
          <table:table-cell table:style-name="Tableau23.A2" office:value-type="string">
            <text:p text:style-name="P3">Critère de complétude:</text:p>
          </table:table-cell>
          <table:table-cell table:style-name="Tableau23.B2" office:value-type="string">
            <text:p text:style-name="P72">100% des exigences de performance quantifiés</text:p>
          </table:table-cell>
        </table:table-row>
        <table:table-row>
          <table:table-cell table:style-name="Tableau23.A2" office:value-type="string">
            <text:p text:style-name="P3">Critère de succès:</text:p>
          </table:table-cell>
          <table:table-cell table:style-name="Tableau23.B2" office:value-type="string">
            <text:p text:style-name="P72">Les temps obtenus ne sont jamais supérieurs de plus de 10% au temps attendus</text:p>
          </table:table-cell>
        </table:table-row>
        <table:table-row>
          <table:table-cell table:style-name="Tableau23.A2" office:value-type="string">
            <text:p text:style-name="P3">Considérations particulières:</text:p>
          </table:table-cell>
          <table:table-cell table:style-name="Tableau23.B2" office:value-type="string">
            <text:p text:style-name="P69"/>
          </table:table-cell>
        </table:table-row>
      </table:table>
      <text:h text:style-name="P83" text:outline-level="3" text:is-list-header="true"><text:soft-page-break/></text:h>
      <text:h text:style-name="P79" text:outline-level="3"><text:tab/>Tests de charge</text:h>
      <text:p text:style-name="P64"><text:bookmark-start text:name="__DdeLink__2206_2003828099"/></text:p>
      <table:table table:name="Tableau10" table:style-name="Tableau10">
        <table:table-column table:style-name="Tableau10.A"/>
        <table:table-column table:style-name="Tableau10.B"/>
        <table:table-row>
          <table:table-cell table:style-name="Tableau10.A1" table:number-columns-spanned="2" office:value-type="string">
            <text:p text:style-name="P75">Stratégie pour les tests de charge</text:p>
          </table:table-cell>
          <table:covered-table-cell/>
        </table:table-row>
        <table:table-row>
          <table:table-cell table:style-name="Tableau10.A2" office:value-type="string">
            <text:p text:style-name="P3">Identifiant de tests:</text:p>
          </table:table-cell>
          <table:table-cell table:style-name="Tableau10.B2" office:value-type="string">
            <text:p text:style-name="P70">LOAD</text:p>
          </table:table-cell>
        </table:table-row>
        <table:table-row>
          <table:table-cell table:style-name="Tableau10.A2" office:value-type="string">
            <text:p text:style-name="P3">Objectifs:</text:p>
          </table:table-cell>
          <table:table-cell table:style-name="Tableau10.B2" office:value-type="string">
            <text:p text:style-name="P70">Vérifier les temps de performance pour des transactions données selon des conditions de charge de travail <text:span text:style-name="T117">particulières.</text:span></text:p>
          </table:table-cell>
        </table:table-row>
        <table:table-row>
          <table:table-cell table:style-name="Tableau10.A2" office:value-type="string">
            <text:p text:style-name="P3">Environnement de test:</text:p>
          </table:table-cell>
          <table:table-cell table:style-name="Tableau10.B2" office:value-type="string">
            <text:p text:style-name="P3"><text:span text:style-name="T10">Les tests </text:span><text:span text:style-name="T17">seront </text:span><text:span text:style-name="T10">réalisés sur une plateforme dédiée </text:span><text:span text:style-name="T17">afin de permettre un contrôle complet et des mesures exactes. </text:span><text:span text:style-name="T21">Le réseau d'interconnexion des machines sera également dédié.</text:span></text:p>
            <text:p text:style-name="P3"><text:span text:style-name="T17">La plateforme inclura </text:span><text:span text:style-name="T18">au moins 5 machines</text:span><text:span text:style-name="T17"> serveur sur lesquelles sera installé un batch scheduler (Torque).</text:span></text:p>
          </table:table-cell>
        </table:table-row>
        <table:table-row>
          <table:table-cell table:style-name="Tableau10.A2" office:value-type="string">
            <text:p text:style-name="P3">Unité de test:</text:p>
          </table:table-cell>
          <table:table-cell table:style-name="Tableau10.B2" office:value-type="string">
            <text:p text:style-name="P3"><text:span text:style-name="T17">Une transaction </text:span><text:span text:style-name="T19">= un cas d'utilisation</text:span></text:p>
          </table:table-cell>
        </table:table-row>
        <table:table-row>
          <table:table-cell table:style-name="Tableau10.A2" office:value-type="string">
            <text:p text:style-name="P3">Éléments à tester:</text:p>
          </table:table-cell>
          <table:table-cell table:style-name="Tableau10.B2" office:value-type="string">
            <text:p text:style-name="P3">[UMS], [TMS], [FMS], [IMS], [CLI]</text:p>
          </table:table-cell>
        </table:table-row>
        <table:table-row>
          <table:table-cell table:style-name="Tableau10.A2" office:value-type="string">
            <text:p text:style-name="P3">Données utilisées:</text:p>
          </table:table-cell>
          <table:table-cell table:style-name="Tableau10.B2" office:value-type="string">
            <text:p text:style-name="P3">Seul le critère de volume des données sera pertinent dans le cadre de ces tests. Le contenu sera donc générique.</text:p>
          </table:table-cell>
        </table:table-row>
        <table:table-row>
          <table:table-cell table:style-name="Tableau10.A2" office:value-type="string">
            <text:p text:style-name="P3">Technique:</text:p>
          </table:table-cell>
          <table:table-cell table:style-name="Tableau10.B2" office:value-type="string">
            <text:p text:style-name="P3">Utiliser les tests développés pour les tests fonctionnels, en modifiant les fichiers de données pour accroître le nombre de transactions ou le volume des données.</text:p>
          </table:table-cell>
        </table:table-row>
        <table:table-row>
          <table:table-cell table:style-name="Tableau10.A2" office:value-type="string">
            <text:p text:style-name="P3">Critère de complétude:</text:p>
          </table:table-cell>
          <table:table-cell table:style-name="Tableau10.B2" office:value-type="string">
            <text:p text:style-name="P13"><text:span text:style-name="T118">Pour chacune des </text:span><text:span text:style-name="T117">exigences de </text:span><text:span text:style-name="T118">capacité</text:span><text:span text:style-name="T117"> spécifiées </text:span><text:span text:style-name="T118">(par ex. le nombre de requêtes simultanées), les cas d'utilisation à tester sont ceux dont la performance est critique pour les utilisateurs.</text:span></text:p>
          </table:table-cell>
        </table:table-row>
        <table:table-row>
          <table:table-cell table:style-name="Tableau10.A2" office:value-type="string">
            <text:p text:style-name="P3">Critère de succès:</text:p>
          </table:table-cell>
          <table:table-cell table:style-name="Tableau10.B2" office:value-type="string">
            <text:p text:style-name="P3">Réalisation des tests sans défaillance et dans un délai acceptable</text:p>
          </table:table-cell>
        </table:table-row>
        <table:table-row>
          <table:table-cell table:style-name="Tableau10.A2" office:value-type="string">
            <text:p text:style-name="P3">Considérations particulières:</text:p>
          </table:table-cell>
          <table:table-cell table:style-name="Tableau10.B2" office:value-type="string">
            <text:p text:style-name="P69">Les bases de données utilisées pour les tests de performance doivent avoir une taille courante.</text:p>
          </table:table-cell>
        </table:table-row>
      </table:table>
      <text:p text:style-name="P64"><text:bookmark-end text:name="__DdeLink__2206_2003828099"/></text:p>
      <text:h text:style-name="P79" text:outline-level="3"><text:tab/>Conformité aux règles de programmation</text:h>
      <text:p text:style-name="P64"/>
      <table:table table:name="Tableau24" table:style-name="Tableau24">
        <table:table-column table:style-name="Tableau24.A"/>
        <table:table-column table:style-name="Tableau24.B"/>
        <table:table-row>
          <table:table-cell table:style-name="Tableau24.A1" table:number-columns-spanned="2" office:value-type="string">
            <text:p text:style-name="P75">Stratégie pour l<text:span text:style-name="T61">a conformité aux règles de programmation</text:span></text:p>
          </table:table-cell>
          <table:covered-table-cell/>
        </table:table-row>
        <table:table-row>
          <table:table-cell table:style-name="Tableau24.A2" office:value-type="string">
            <text:p text:style-name="P3">Identifiant de tests:</text:p>
          </table:table-cell>
          <table:table-cell table:style-name="Tableau24.B2" office:value-type="string">
            <text:p text:style-name="P70">CRP</text:p>
          </table:table-cell>
        </table:table-row>
        <table:table-row>
          <table:table-cell table:style-name="Tableau24.A2" office:value-type="string">
            <text:p text:style-name="P3">Objectifs:</text:p>
          </table:table-cell>
          <table:table-cell table:style-name="Tableau24.B2" office:value-type="string">
            <text:p text:style-name="P72"><text:span text:style-name="T109">Vérifier que le code source respecte les règles </text:span><text:span text:style-name="T116">spécifiées dans le standard de codage logiciel applicable [SCL]</text:span></text:p>
          </table:table-cell>
        </table:table-row>
        <table:table-row>
          <table:table-cell table:style-name="Tableau24.A2" office:value-type="string">
            <text:p text:style-name="P3">Environnement de test:</text:p>
          </table:table-cell>
          <table:table-cell table:style-name="Tableau24.B2" office:value-type="string">
            <text:p text:style-name="P7">N/A</text:p>
          </table:table-cell>
        </table:table-row>
        <table:table-row>
          <table:table-cell table:style-name="Tableau24.A2" office:value-type="string">
            <text:p text:style-name="P3">Unité de test:</text:p>
          </table:table-cell>
          <table:table-cell table:style-name="Tableau24.B2" office:value-type="string">
            <text:p text:style-name="P7">1 transaction = 1 module de code source</text:p>
          </table:table-cell>
        </table:table-row>
        <table:table-row>
          <table:table-cell table:style-name="Tableau24.A2" office:value-type="string">
            <text:p text:style-name="P3">Éléments à tester:</text:p>
          </table:table-cell>
          <table:table-cell table:style-name="Tableau24.B2" office:value-type="string">
            <text:p text:style-name="P7">[CSC] C/C++ Source code </text:p>
            <text:p text:style-name="P7">[JSC] Java Source code</text:p>
          </table:table-cell>
        </table:table-row>
        <table:table-row>
          <table:table-cell table:style-name="Tableau24.A2" office:value-type="string">
            <text:p text:style-name="P3">Données utilisées:</text:p>
          </table:table-cell>
          <table:table-cell table:style-name="Tableau24.B2" office:value-type="string">
            <text:p text:style-name="P7">-</text:p>
          </table:table-cell>
        </table:table-row>
        <table:table-row>
          <table:table-cell table:style-name="Tableau24.A2" office:value-type="string">
            <text:p text:style-name="P3">Technique:</text:p>
          </table:table-cell>
          <table:table-cell table:style-name="Tableau24.B2" office:value-type="string">
            <text:p text:style-name="P72">Analyse statique de code outillé (SQuORE et Logiscope)</text:p>
          </table:table-cell>
        </table:table-row>
        <text:soft-page-break/>
        <table:table-row>
          <table:table-cell table:style-name="Tableau24.A2" office:value-type="string">
            <text:p text:style-name="P3">Critère de <text:span text:style-name="T72">complétude</text:span>:</text:p>
          </table:table-cell>
          <table:table-cell table:style-name="Tableau24.B2" office:value-type="string">
            <text:p text:style-name="P72">100% des fichiers de code source </text:p>
          </table:table-cell>
        </table:table-row>
        <table:table-row>
          <table:table-cell table:style-name="Tableau24.A2" office:value-type="string">
            <text:p text:style-name="P3">Critère de succès:</text:p>
          </table:table-cell>
          <table:table-cell table:style-name="Tableau24.B2" office:value-type="string">
            <text:p text:style-name="P71">Le code respecte toutes les règles de codage de catégorie «REQUIRED » spécifiées pour le projet [SCL] sauf dérogation clairement documenté dans le code.</text:p>
          </table:table-cell>
        </table:table-row>
        <table:table-row>
          <table:table-cell table:style-name="Tableau24.A2" office:value-type="string">
            <text:p text:style-name="P3">Considérations particulières:</text:p>
          </table:table-cell>
          <table:table-cell table:style-name="Tableau24.B2" office:value-type="string">
            <text:p text:style-name="P71"/>
          </table:table-cell>
        </table:table-row>
      </table:table>
      <text:p text:style-name="P64"/>
      <text:h text:style-name="P80" text:outline-level="3"><text:tab/>Mesure de la complexité du code</text:h>
      <text:p text:style-name="P64"/>
      <table:table table:name="Tableau13" table:style-name="Tableau13">
        <table:table-column table:style-name="Tableau13.A"/>
        <table:table-column table:style-name="Tableau13.B"/>
        <table:table-row>
          <table:table-cell table:style-name="Tableau13.A1" table:number-columns-spanned="2" office:value-type="string">
            <text:p text:style-name="P75"><text:span text:style-name="T9">Stratégie pour l</text:span><text:span text:style-name="T63">a mesure de la complexité du code</text:span></text:p>
          </table:table-cell>
          <table:covered-table-cell/>
        </table:table-row>
        <table:table-row>
          <table:table-cell table:style-name="Tableau13.A2" office:value-type="string">
            <text:p text:style-name="P3">Identifiant de tests:</text:p>
          </table:table-cell>
          <table:table-cell table:style-name="Tableau13.B2" office:value-type="string">
            <text:p text:style-name="P70">MCC</text:p>
          </table:table-cell>
        </table:table-row>
        <table:table-row>
          <table:table-cell table:style-name="Tableau13.A2" office:value-type="string">
            <text:p text:style-name="P3">Objectifs:</text:p>
          </table:table-cell>
          <table:table-cell table:style-name="Tableau13.B2" office:value-type="string">
            <text:p text:style-name="P72">Vérifier que le code source ne contient pas de composants (classes; fonctions) dont la complexité intrinsèque pourrait altérer le niveau de maintenabilité.</text:p>
          </table:table-cell>
        </table:table-row>
        <table:table-row>
          <table:table-cell table:style-name="Tableau13.A2" office:value-type="string">
            <text:p text:style-name="P3">Environnement de test:</text:p>
          </table:table-cell>
          <table:table-cell table:style-name="Tableau13.B2" office:value-type="string">
            <text:p text:style-name="P7">NA</text:p>
          </table:table-cell>
        </table:table-row>
        <table:table-row>
          <table:table-cell table:style-name="Tableau13.A2" office:value-type="string">
            <text:p text:style-name="P3">Unité de test:</text:p>
          </table:table-cell>
          <table:table-cell table:style-name="Tableau13.B2" office:value-type="string">
            <text:p text:style-name="P7">1 transaction = 1 module de code source</text:p>
          </table:table-cell>
        </table:table-row>
        <table:table-row>
          <table:table-cell table:style-name="Tableau13.A2" office:value-type="string">
            <text:p text:style-name="P3">Éléments à tester:</text:p>
          </table:table-cell>
          <table:table-cell table:style-name="Tableau13.B2" office:value-type="string">
            <text:p text:style-name="P7">[CSC] C/C++ Source code </text:p>
            <text:p text:style-name="P7">[JSC] Java Source code</text:p>
          </table:table-cell>
        </table:table-row>
        <table:table-row>
          <table:table-cell table:style-name="Tableau13.A2" office:value-type="string">
            <text:p text:style-name="P3">Données utilisées:</text:p>
          </table:table-cell>
          <table:table-cell table:style-name="Tableau13.B2" office:value-type="string">
            <text:p text:style-name="P7">-</text:p>
          </table:table-cell>
        </table:table-row>
        <table:table-row>
          <table:table-cell table:style-name="Tableau13.A2" office:value-type="string">
            <text:p text:style-name="P3">Technique:</text:p>
          </table:table-cell>
          <table:table-cell table:style-name="Tableau13.B2" office:value-type="string">
            <text:p text:style-name="P72">Analyse statique de code outillé (SQuORE et Logiscope)</text:p>
          </table:table-cell>
        </table:table-row>
        <table:table-row>
          <table:table-cell table:style-name="Tableau13.A2" office:value-type="string">
            <text:p text:style-name="P3">Critère de c<text:span text:style-name="T104">omplétude</text:span>:</text:p>
          </table:table-cell>
          <table:table-cell table:style-name="Tableau13.B2" office:value-type="string">
            <text:p text:style-name="P72">100% des fichiers de code source </text:p>
          </table:table-cell>
        </table:table-row>
        <table:table-row>
          <table:table-cell table:style-name="Tableau13.A2" office:value-type="string">
            <text:p text:style-name="P3">Critère de succès:</text:p>
          </table:table-cell>
          <table:table-cell table:style-name="Tableau13.B2" office:value-type="string">
            <text:p text:style-name="P72">Pas plus de 1% de composants classés « A risque »</text:p>
          </table:table-cell>
        </table:table-row>
        <table:table-row>
          <table:table-cell table:style-name="Tableau13.A2" office:value-type="string">
            <text:p text:style-name="P3">Considérations particulières:</text:p>
          </table:table-cell>
          <table:table-cell table:style-name="Tableau13.B2" office:value-type="string">
            <text:p text:style-name="P73"/>
          </table:table-cell>
        </table:table-row>
      </table:table>
      <text:p text:style-name="P64"/>
      <text:h text:style-name="P81" text:outline-level="3"><text:tab/><text:span text:style-name="T119">Vérification de la complétude du livrable</text:span></text:h>
      <text:p text:style-name="P65"/>
      <table:table table:name="Tableau30" table:style-name="Tableau30">
        <table:table-column table:style-name="Tableau30.A"/>
        <table:table-column table:style-name="Tableau30.B"/>
        <table:table-row>
          <table:table-cell table:style-name="Tableau30.A1" table:number-columns-spanned="2" office:value-type="string">
            <text:p text:style-name="P76"><text:span text:style-name="T9">Stratégie pour l</text:span><text:span text:style-name="T63">a </text:span><text:span text:style-name="T120">vérification de la complétude du livrable</text:span></text:p>
          </table:table-cell>
          <table:covered-table-cell/>
        </table:table-row>
        <table:table-row>
          <table:table-cell table:style-name="Tableau30.A2" office:value-type="string">
            <text:p text:style-name="P14">Identifiant de tests:</text:p>
          </table:table-cell>
          <table:table-cell table:style-name="Tableau30.B2" office:value-type="string">
            <text:p text:style-name="P138">VCL</text:p>
          </table:table-cell>
        </table:table-row>
        <table:table-row>
          <table:table-cell table:style-name="Tableau30.A2" office:value-type="string">
            <text:p text:style-name="P14">Objectifs:</text:p>
          </table:table-cell>
          <table:table-cell table:style-name="Tableau30.B2" office:value-type="string">
            <text:p text:style-name="P138">Vérifier que le livrable contient tous les éléments prévus.</text:p>
          </table:table-cell>
        </table:table-row>
        <table:table-row>
          <table:table-cell table:style-name="Tableau30.A2" office:value-type="string">
            <text:p text:style-name="P14">Environnement de test:</text:p>
          </table:table-cell>
          <table:table-cell table:style-name="Tableau30.B2" office:value-type="string">
            <text:p text:style-name="P14">NA</text:p>
          </table:table-cell>
        </table:table-row>
        <table:table-row>
          <table:table-cell table:style-name="Tableau30.A2" office:value-type="string">
            <text:p text:style-name="P14">Unité de test:</text:p>
          </table:table-cell>
          <table:table-cell table:style-name="Tableau30.B2" office:value-type="string">
            <text:p text:style-name="P14">1 <text:span text:style-name="T121">livrable</text:span></text:p>
          </table:table-cell>
        </table:table-row>
        <table:table-row>
          <table:table-cell table:style-name="Tableau30.A2" office:value-type="string">
            <text:p text:style-name="P14">Éléments à tester:</text:p>
          </table:table-cell>
          <table:table-cell table:style-name="Tableau30.B2" office:value-type="string">
            <text:p text:style-name="P15">[UMS], [TMS], [FMS], [IMS], [CLI], [PGAPI], <text:span text:style-name="T121">[WSAPI]</text:span></text:p>
          </table:table-cell>
        </table:table-row>
        <table:table-row>
          <table:table-cell table:style-name="Tableau30.A2" office:value-type="string">
            <text:p text:style-name="P14">Données utilisées:</text:p>
          </table:table-cell>
          <table:table-cell table:style-name="Tableau30.B2" office:value-type="string">
            <text:p text:style-name="P14">-</text:p>
          </table:table-cell>
        </table:table-row>
        <table:table-row>
          <table:table-cell table:style-name="Tableau30.A2" office:value-type="string">
            <text:p text:style-name="P14">Technique:</text:p>
          </table:table-cell>
          <table:table-cell table:style-name="Tableau30.B2" office:value-type="string">
            <text:p text:style-name="P139">Récupérer le livrable depuis le dépôt de livraison puis suivre les instructions d'installation et de démarrage.</text:p>
          </table:table-cell>
        </table:table-row>
        <text:soft-page-break/>
        <table:table-row>
          <table:table-cell table:style-name="Tableau30.A2" office:value-type="string">
            <text:p text:style-name="P14">Critère de c<text:span text:style-name="T104">omplétude</text:span>:</text:p>
          </table:table-cell>
          <table:table-cell table:style-name="Tableau30.B2" office:value-type="string">
            <text:p text:style-name="P139">NA</text:p>
          </table:table-cell>
        </table:table-row>
        <table:table-row>
          <table:table-cell table:style-name="Tableau30.A2" office:value-type="string">
            <text:p text:style-name="P14">Critère de succès:</text:p>
          </table:table-cell>
          <table:table-cell table:style-name="Tableau30.B2" office:value-type="string">
            <text:p text:style-name="P139">Installation et démarrage réalisés sans nécessité d'obtenir des informations / fichiers additionnels.</text:p>
          </table:table-cell>
        </table:table-row>
        <table:table-row>
          <table:table-cell table:style-name="Tableau30.A2" office:value-type="string">
            <text:p text:style-name="P14">Considérations particulières:</text:p>
          </table:table-cell>
          <table:table-cell table:style-name="Tableau30.B2" office:value-type="string">
            <text:p text:style-name="P74"/>
          </table:table-cell>
        </table:table-row>
      </table:table>
      <text:p text:style-name="P65"/>
      <text:h text:style-name="P81" text:outline-level="3"><text:tab/>Tests d<text:span text:style-name="T62">'installation</text:span></text:h>
      <text:p text:style-name="P64"/>
      <table:table table:name="Tableau15" table:style-name="Tableau15">
        <table:table-column table:style-name="Tableau15.A"/>
        <table:table-column table:style-name="Tableau15.B"/>
        <table:table-row>
          <table:table-cell table:style-name="Tableau15.A1" table:number-columns-spanned="2" office:value-type="string">
            <text:p text:style-name="P75"><text:span text:style-name="T9">Stratégie pour les tests </text:span><text:span text:style-name="T22">d</text:span><text:span text:style-name="T62">'installation</text:span></text:p>
          </table:table-cell>
          <table:covered-table-cell/>
        </table:table-row>
        <table:table-row>
          <table:table-cell table:style-name="Tableau15.A2" office:value-type="string">
            <text:p text:style-name="P3">Identifiant de tests:</text:p>
          </table:table-cell>
          <table:table-cell table:style-name="Tableau15.B2" office:value-type="string">
            <text:p text:style-name="P70">INS</text:p>
          </table:table-cell>
        </table:table-row>
        <table:table-row>
          <table:table-cell table:style-name="Tableau15.A2" office:value-type="string">
            <text:p text:style-name="P3">Objectifs:</text:p>
          </table:table-cell>
          <table:table-cell table:style-name="Tableau15.B2" office:value-type="string">
            <text:p text:style-name="P70"><text:span text:style-name="T102">V</text:span><text:span text:style-name="T65">érifier que le logiciel peut être installé conformément à la documentation d'installation</text:span></text:p>
          </table:table-cell>
        </table:table-row>
        <table:table-row>
          <table:table-cell table:style-name="Tableau15.A2" office:value-type="string">
            <text:p text:style-name="P3">Environnement de test:</text:p>
          </table:table-cell>
          <table:table-cell table:style-name="Tableau15.B2" office:value-type="string">
            <text:p text:style-name="P7">Environnement cible d'installation du produit <text:span text:style-name="T133">comprenant:</text:span></text:p>
            <text:list xml:id="list125659704" text:style-name="L12">
              <text:list-item>
                <text:p text:style-name="P101"><text:span text:style-name="T95">serveurs de calcul </text:span><text:span text:style-name="T96">(Minimum 2 serveurs)</text:span></text:p>
              </text:list-item>
              <text:list-item>
                <text:p text:style-name="P101"><text:span text:style-name="T95">serveurs de stockage </text:span><text:span text:style-name="T96">(Minimum 2 serveurs)</text:span></text:p>
              </text:list-item>
              <text:list-item>
                <text:p text:style-name="P101"><text:span text:style-name="T95">serveurs dédiés VISHNU</text:span></text:p>
              </text:list-item>
              <text:list-item>
                <text:p text:style-name="P101"><text:span text:style-name="T95">serveur de base de données</text:span></text:p>
              </text:list-item>
              <text:list-item>
                <text:p text:style-name="P101"><text:span text:style-name="T95">serveur web</text:span></text:p>
              </text:list-item>
              <text:list-item>
                <text:p text:style-name="P101"><text:span text:style-name="T95">client VISHNU poste de travail</text:span></text:p>
              </text:list-item>
            </text:list>
          </table:table-cell>
        </table:table-row>
        <table:table-row>
          <table:table-cell table:style-name="Tableau15.A2" office:value-type="string">
            <text:p text:style-name="P3">Unité de test:</text:p>
          </table:table-cell>
          <table:table-cell table:style-name="Tableau15.B2" office:value-type="string">
            <text:p text:style-name="P7">Une transaction = 1 environnement d'installation</text:p>
          </table:table-cell>
        </table:table-row>
        <table:table-row>
          <table:table-cell table:style-name="Tableau15.A2" office:value-type="string">
            <text:p text:style-name="P3">Éléments à tester:</text:p>
          </table:table-cell>
          <table:table-cell table:style-name="Tableau15.B2" office:value-type="string">
            <text:p text:style-name="P7"><text:span text:style-name="T51">[UMS], [TMS], [FMS], [IMS], [CLI], [PGAPI], </text:span><text:span text:style-name="T114">[WSAPI]</text:span></text:p>
          </table:table-cell>
        </table:table-row>
        <table:table-row>
          <table:table-cell table:style-name="Tableau15.A2" office:value-type="string">
            <text:p text:style-name="P3">Données utilisées:</text:p>
          </table:table-cell>
          <table:table-cell table:style-name="Tableau15.B2" office:value-type="string">
            <text:p text:style-name="P7">N/A</text:p>
          </table:table-cell>
        </table:table-row>
        <table:table-row>
          <table:table-cell table:style-name="Tableau15.A2" office:value-type="string">
            <text:p text:style-name="P3">Technique:</text:p>
          </table:table-cell>
          <table:table-cell table:style-name="Tableau15.B2" office:value-type="string">
            <text:p text:style-name="P72">Installer le produit selon la procédure décrite dans le manuel d'installation</text:p>
            <text:p text:style-name="P72">Vérifier le bon fonctionnement du produit dans l'environnement d'installation</text:p>
          </table:table-cell>
        </table:table-row>
        <table:table-row>
          <table:table-cell table:style-name="Tableau15.A2" office:value-type="string">
            <text:p text:style-name="P3">Critère de complétude :</text:p>
          </table:table-cell>
          <table:table-cell table:style-name="Tableau15.B2" office:value-type="string">
            <text:p text:style-name="P140"><text:span text:style-name="T133">Installation sur 1 environnement cible conforme à [STB]</text:span></text:p>
          </table:table-cell>
        </table:table-row>
        <table:table-row>
          <table:table-cell table:style-name="Tableau15.A2" office:value-type="string">
            <text:p text:style-name="P3">Critère de succès:</text:p>
          </table:table-cell>
          <table:table-cell table:style-name="Tableau15.B2" office:value-type="string">
            <text:p text:style-name="P70">100% des installations réussies </text:p>
          </table:table-cell>
        </table:table-row>
        <table:table-row>
          <table:table-cell table:style-name="Tableau15.A2" office:value-type="string">
            <text:p text:style-name="P3">Considérations particulières:</text:p>
          </table:table-cell>
          <table:table-cell table:style-name="Tableau15.B2" office:value-type="string">
            <text:p text:style-name="P69"/>
          </table:table-cell>
        </table:table-row>
      </table:table>
      <text:p text:style-name="P64"/>
      <text:h text:style-name="P79" text:outline-level="3"><text:tab/>Détection de duplication de code</text:h>
      <text:p text:style-name="P64"/>
      <table:table table:name="Tableau25" table:style-name="Tableau25">
        <table:table-column table:style-name="Tableau25.A"/>
        <table:table-column table:style-name="Tableau25.B"/>
        <table:table-row>
          <table:table-cell table:style-name="Tableau25.A1" table:number-columns-spanned="2" office:value-type="string">
            <text:p text:style-name="P75"><text:span text:style-name="T9">Stratégie pour l</text:span><text:span text:style-name="T107">a détection de duplication de code</text:span></text:p>
          </table:table-cell>
          <table:covered-table-cell/>
        </table:table-row>
        <table:table-row>
          <table:table-cell table:style-name="Tableau25.A2" office:value-type="string">
            <text:p text:style-name="P3">Identifiant de tests:</text:p>
          </table:table-cell>
          <table:table-cell table:style-name="Tableau25.B2" office:value-type="string">
            <text:p text:style-name="P70">DDC</text:p>
          </table:table-cell>
        </table:table-row>
        <table:table-row>
          <table:table-cell table:style-name="Tableau25.A2" office:value-type="string">
            <text:p text:style-name="P3">Objectifs:</text:p>
          </table:table-cell>
          <table:table-cell table:style-name="Tableau25.B2" office:value-type="string">
            <text:p text:style-name="P72"><text:span text:style-name="T102">V</text:span><text:span text:style-name="T65">érifier que le </text:span><text:span text:style-name="T65">code source ne contient pas de duplication de code </text:span></text:p>
          </table:table-cell>
        </table:table-row>
        <table:table-row>
          <table:table-cell table:style-name="Tableau25.A2" office:value-type="string">
            <text:p text:style-name="P3">Environnement de test:</text:p>
          </table:table-cell>
          <table:table-cell table:style-name="Tableau25.B2" office:value-type="string">
            <text:p text:style-name="P7">-</text:p>
          </table:table-cell>
        </table:table-row>
        <text:soft-page-break/>
        <table:table-row>
          <table:table-cell table:style-name="Tableau25.A2" office:value-type="string">
            <text:p text:style-name="P3">Unité de test:</text:p>
          </table:table-cell>
          <table:table-cell table:style-name="Tableau25.B2" office:value-type="string">
            <text:p text:style-name="P7">1 transaction = 1 module de code source</text:p>
          </table:table-cell>
        </table:table-row>
        <table:table-row>
          <table:table-cell table:style-name="Tableau25.A2" office:value-type="string">
            <text:p text:style-name="P3">Éléments à tester:</text:p>
          </table:table-cell>
          <table:table-cell table:style-name="Tableau25.B2" office:value-type="string">
            <text:p text:style-name="P7">[CSC] C/C++ Source code </text:p>
            <text:p text:style-name="P7">[JSC] Java Source code</text:p>
          </table:table-cell>
        </table:table-row>
        <table:table-row>
          <table:table-cell table:style-name="Tableau25.A2" office:value-type="string">
            <text:p text:style-name="P3">Données utilisées:</text:p>
          </table:table-cell>
          <table:table-cell table:style-name="Tableau25.B2" office:value-type="string">
            <text:p text:style-name="P7">-</text:p>
          </table:table-cell>
        </table:table-row>
        <table:table-row>
          <table:table-cell table:style-name="Tableau25.A2" office:value-type="string">
            <text:p text:style-name="P3">Technique:</text:p>
          </table:table-cell>
          <table:table-cell table:style-name="Tableau25.B2" office:value-type="string">
            <text:p text:style-name="P72">Analyse statique de code outillé (SQuORE et Logiscope)</text:p>
          </table:table-cell>
        </table:table-row>
        <table:table-row>
          <table:table-cell table:style-name="Tableau25.A2" office:value-type="string">
            <text:p text:style-name="P3">Critère de complétude:</text:p>
          </table:table-cell>
          <table:table-cell table:style-name="Tableau25.B2" office:value-type="string">
            <text:p text:style-name="P72">100% des fichiers de code source </text:p>
          </table:table-cell>
        </table:table-row>
        <table:table-row>
          <table:table-cell table:style-name="Tableau25.A2" office:value-type="string">
            <text:p text:style-name="P3">Critère de succès:</text:p>
          </table:table-cell>
          <table:table-cell table:style-name="Tableau25.B2" office:value-type="string">
            <text:p text:style-name="P72">Moins de 10% de code dupliqué.</text:p>
          </table:table-cell>
        </table:table-row>
        <table:table-row>
          <table:table-cell table:style-name="Tableau25.A2" office:value-type="string">
            <text:p text:style-name="P3">Considérations particulières:</text:p>
          </table:table-cell>
          <table:table-cell table:style-name="Tableau25.B2" office:value-type="string">
            <text:p text:style-name="P69"/>
          </table:table-cell>
        </table:table-row>
      </table:table>
      <text:p text:style-name="P64"/>
      <text:h text:style-name="P79" text:outline-level="3"><text:tab/>Tests de compilation</text:h>
      <text:p text:style-name="P64"/>
      <table:table table:name="Tableau14" table:style-name="Tableau14">
        <table:table-column table:style-name="Tableau14.A"/>
        <table:table-column table:style-name="Tableau14.B"/>
        <table:table-row>
          <table:table-cell table:style-name="Tableau14.A1" table:number-columns-spanned="2" office:value-type="string">
            <text:p text:style-name="P75"><text:span text:style-name="T9">Stratégie pour les tests </text:span><text:span text:style-name="T64">de compilation</text:span></text:p>
          </table:table-cell>
          <table:covered-table-cell/>
        </table:table-row>
        <table:table-row>
          <table:table-cell table:style-name="Tableau14.A2" office:value-type="string">
            <text:p text:style-name="P3">Identifiant de tests:</text:p>
          </table:table-cell>
          <table:table-cell table:style-name="Tableau14.B2" office:value-type="string">
            <text:p text:style-name="P70">COMP</text:p>
          </table:table-cell>
        </table:table-row>
        <table:table-row>
          <table:table-cell table:style-name="Tableau14.A2" office:value-type="string">
            <text:p text:style-name="P3">Objectifs:</text:p>
          </table:table-cell>
          <table:table-cell table:style-name="Tableau14.B2" office:value-type="string">
            <text:p text:style-name="P70">Valider le fait que les différents modules peuvent être compilés sur les plateformes spécifiées dans les besoins techniques.</text:p>
          </table:table-cell>
        </table:table-row>
        <table:table-row>
          <table:table-cell table:style-name="Tableau14.A2" office:value-type="string">
            <text:p text:style-name="P3">Environnement de test:</text:p>
          </table:table-cell>
          <table:table-cell table:style-name="Tableau14.B2" office:value-type="string">
            <text:p text:style-name="P3">Environnement logiciel spécifié dans les besoins techniques<text:span text:style-name="T66">:</text:span></text:p>
            <text:list xml:id="list1047710149" text:style-name="L9">
              <text:list-item>
                <text:p text:style-name="P99"><text:s/>Plateforme Linux i386</text:p>
              </text:list-item>
              <text:list-item>
                <text:p text:style-name="P99"><text:s/>Compilateur C/C++: GCC</text:p>
              </text:list-item>
              <text:list-item>
                <text:p text:style-name="P99"><text:s/>Sun Java SDK 1.6</text:p>
              </text:list-item>
            </text:list>
          </table:table-cell>
        </table:table-row>
        <table:table-row>
          <table:table-cell table:style-name="Tableau14.A2" office:value-type="string">
            <text:p text:style-name="P3">Unité de test:</text:p>
          </table:table-cell>
          <table:table-cell table:style-name="Tableau14.B2" office:value-type="string">
            <text:p text:style-name="P3">1 transaction = Un module logiciel</text:p>
          </table:table-cell>
        </table:table-row>
        <table:table-row>
          <table:table-cell table:style-name="Tableau14.A2" office:value-type="string">
            <text:p text:style-name="P3">Éléments à tester:</text:p>
          </table:table-cell>
          <table:table-cell table:style-name="Tableau14.B2" office:value-type="string">
            <text:p text:style-name="P3"><text:span text:style-name="T51">[UMS], [TMS], [FMS], [IMS], [CLI], [PGAPI], </text:span><text:span text:style-name="T105">[WSAPI]</text:span></text:p>
          </table:table-cell>
        </table:table-row>
        <table:table-row>
          <table:table-cell table:style-name="Tableau14.A2" office:value-type="string">
            <text:p text:style-name="P3">Données utilisées:</text:p>
          </table:table-cell>
          <table:table-cell table:style-name="Tableau14.B2" office:value-type="string">
            <text:p text:style-name="P3">N/A</text:p>
          </table:table-cell>
        </table:table-row>
        <table:table-row>
          <table:table-cell table:style-name="Tableau14.A2" office:value-type="string">
            <text:p text:style-name="P3">Technique:</text:p>
          </table:table-cell>
          <table:table-cell table:style-name="Tableau14.B2" office:value-type="string">
            <text:p text:style-name="P70">Lancer la compilation du module sur les différentes plateformes <text:span text:style-name="T106">applicables</text:span></text:p>
          </table:table-cell>
        </table:table-row>
        <table:table-row>
          <table:table-cell table:style-name="Tableau14.A2" office:value-type="string">
            <text:p text:style-name="P3">Critère de complétude :</text:p>
          </table:table-cell>
          <table:table-cell table:style-name="Tableau14.B2" office:value-type="string">
            <text:p text:style-name="P70">Compilation de tous les exécutables</text:p>
          </table:table-cell>
        </table:table-row>
        <table:table-row>
          <table:table-cell table:style-name="Tableau14.A2" office:value-type="string">
            <text:p text:style-name="P3">Critère de succès:</text:p>
          </table:table-cell>
          <table:table-cell table:style-name="Tableau14.B2" office:value-type="string">
            <text:p text:style-name="P69">Aucune erreur de compilation</text:p>
          </table:table-cell>
        </table:table-row>
        <table:table-row>
          <table:table-cell table:style-name="Tableau14.A2" office:value-type="string">
            <text:p text:style-name="P3">Considérations particulières:</text:p>
          </table:table-cell>
          <table:table-cell table:style-name="Tableau14.B2" office:value-type="string">
            <text:p text:style-name="P69"/>
          </table:table-cell>
        </table:table-row>
      </table:table>
      <text:p text:style-name="P29"><text:tab/></text:p>
      <text:p text:style-name="P29"/>
      <text:h text:style-name="P104" text:outline-level="1"><text:tab/>Organisation des tests</text:h>
      <text:h text:style-name="P107" text:outline-level="2"><text:tab/><text:span text:style-name="T127">Objectifs</text:span></text:h>
      <text:p text:style-name="P113">Les objectifs de l'organisation des tests seront les suivants:</text:p>
      <text:list xml:id="list1033556460" text:style-name="L10">
        <text:list-item>
          <text:p text:style-name="P114">Associer aux différentes techniques de test les ressources adéquates</text:p>
        </text:list-item>
        <text:list-item>
          <text:p text:style-name="P114">S'assurer que les processus de tests vérifient les standards de bonnes pratiques définis dans le cadre du projet</text:p>
        </text:list-item>
        <text:list-item>
          <text:p text:style-name="P114">Identifier les personnes et organisations impliquées dans le processus de test</text:p>
        </text:list-item>
      </text:list>
      <text:h text:style-name="P108" text:outline-level="2"><text:tab/>Rôles et responsabilités</text:h>
      <text:p text:style-name="Standard"><text:span text:style-name="T122">Le tableau ci-dessous identifie les fonctions et ressources nécessaires pour l'exécution de la politique de test:</text:span> </text:p>
      <text:p text:style-name="Standard"/>
      <text:p text:style-name="Standard"/>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33">F<text:span text:style-name="T115">onctions</text:span></text:p>
          </table:table-cell>
          <table:table-cell table:style-name="Tableau29.A1" office:value-type="string">
            <text:p text:style-name="P33"><text:s/>Re<text:span text:style-name="T115">s</text:span>sources</text:p>
          </table:table-cell>
          <table:table-cell table:style-name="Tableau29.C1" office:value-type="string">
            <text:p text:style-name="P33">Organisation</text:p>
          </table:table-cell>
        </table:table-row>
        <table:table-row table:style-name="Tableau29.1">
          <table:table-cell table:style-name="Tableau29.A2" office:value-type="string">
            <text:p text:style-name="P51">PM – Chef de projet</text:p>
          </table:table-cell>
          <table:table-cell table:style-name="Tableau29.A2" office:value-type="string">
            <text:p text:style-name="P51">Benjamin Isnard</text:p>
          </table:table-cell>
          <table:table-cell table:style-name="Tableau29.C2" office:value-type="string">
            <text:p text:style-name="P53">SysFera</text:p>
          </table:table-cell>
        </table:table-row>
        <table:table-row table:style-name="Tableau29.1">
          <table:table-cell table:style-name="Tableau29.A2" office:value-type="string">
            <text:p text:style-name="P51">TM – Manager <text:span text:style-name="T124">des tests</text:span></text:p>
          </table:table-cell>
          <table:table-cell table:style-name="Tableau29.A2" office:value-type="string">
            <text:p text:style-name="P51">&lt;TBC&gt;</text:p>
          </table:table-cell>
          <table:table-cell table:style-name="Tableau29.C2" office:value-type="string">
            <text:p text:style-name="P53">SysFera</text:p>
          </table:table-cell>
        </table:table-row>
        <table:table-row table:style-name="Tableau29.1">
          <table:table-cell table:style-name="Tableau29.A2" office:value-type="string">
            <text:p text:style-name="P51">QA – Assu<text:span text:style-name="T125">r</text:span>ance Qualité</text:p>
          </table:table-cell>
          <table:table-cell table:style-name="Tableau29.A2" office:value-type="string">
            <text:p text:style-name="P117">&lt;TBC&gt;</text:p>
          </table:table-cell>
          <table:table-cell table:style-name="Tableau29.C2" office:value-type="string">
            <text:p text:style-name="P53">SysFera</text:p>
          </table:table-cell>
        </table:table-row>
        <table:table-row table:style-name="Tableau29.1">
          <table:table-cell table:style-name="Tableau29.A2" office:value-type="string">
            <text:p text:style-name="P51">TD – Conception des tests:</text:p>
          </table:table-cell>
          <table:table-cell table:style-name="Tableau29.A2" office:value-type="string">
            <text:p text:style-name="P118">Equipe de developpement</text:p>
          </table:table-cell>
          <table:table-cell table:style-name="Tableau29.C2" office:value-type="string">
            <text:p text:style-name="P53">SysFera</text:p>
          </table:table-cell>
        </table:table-row>
        <table:table-row table:style-name="Tableau29.1">
          <table:table-cell table:style-name="Tableau29.A2" office:value-type="string">
            <text:p text:style-name="P59">TX - Execution des test: </text:p>
            <text:p text:style-name="P60"><text:span text:style-name="T126">[</text:span><text:span text:style-name="T50">FT], [TCE], [TVL], [STR], [CDU], [CDP], [LOAD], [VCL], [INS], [COMP]:</text:span></text:p>
            <text:p text:style-name="P59"/>
            <text:p text:style-name="P61"/>
            <text:p text:style-name="P78">[CRP]; [MCC]; [DDC]:</text:p>
          </table:table-cell>
          <table:table-cell table:style-name="Tableau29.A2" office:value-type="string">
            <text:p text:style-name="P62"><text:line-break/><text:span text:style-name="T91">Eddy Caron</text:span></text:p>
            <text:p text:style-name="P63">Daouda Traoré</text:p>
            <text:p text:style-name="P63">Eugene Pamba</text:p>
            <text:p text:style-name="P119">Kevin Coulomb</text:p>
            <text:p text:style-name="P62"><text:line-break/>Christophe Peron</text:p>
          </table:table-cell>
          <table:table-cell table:style-name="Tableau29.C2" office:value-type="string">
            <text:p text:style-name="P55"><text:span text:style-name="T11"><text:line-break/></text:span><text:span text:style-name="T92">SysFera<text:line-break/>SysFera</text:span></text:p>
            <text:p text:style-name="P120">SysFera</text:p>
            <text:p text:style-name="P120">SysFera</text:p>
            <text:p text:style-name="P121"><text:line-break/>SQuORING Technologies</text:p>
          </table:table-cell>
        </table:table-row>
        <table:table-row table:style-name="Tableau29.1">
          <table:table-cell table:style-name="Tableau29.A2" office:value-type="string">
            <text:p text:style-name="P49"><text:span text:style-name="T91">AE – </text:span><text:span text:style-name="T94">Experts des domaines de l'application</text:span></text:p>
          </table:table-cell>
          <table:table-cell table:style-name="Tableau29.A2" office:value-type="string">
            <text:p text:style-name="P57">Eddy Caron</text:p>
            <text:p text:style-name="P56">Daouda Traoré</text:p>
            <text:p text:style-name="P56">Eugene Pamba</text:p>
            <text:p text:style-name="P56">Kevin Coulomb</text:p>
          </table:table-cell>
          <table:table-cell table:style-name="Tableau29.C2" office:value-type="string">
            <text:p text:style-name="P54"><text:span text:style-name="T92">SysFera</text:span><text:span text:style-name="T92"><text:line-break/>SysFera<text:line-break/>SysFera<text:line-break/>SysFera</text:span></text:p>
          </table:table-cell>
        </table:table-row>
        <table:table-row table:style-name="Tableau29.1">
          <table:table-cell table:style-name="Tableau29.A2" office:value-type="string">
            <text:p text:style-name="P57">LE – <text:span text:style-name="T123">Expert language de programmation</text:span></text:p>
          </table:table-cell>
          <table:table-cell table:style-name="Tableau29.A2" office:value-type="string">
            <text:p text:style-name="P51">&lt;TBC&gt;</text:p>
          </table:table-cell>
          <table:table-cell table:style-name="Tableau29.C2" office:value-type="string">
            <text:p text:style-name="P58">SysFera</text:p>
          </table:table-cell>
        </table:table-row>
        <table:table-row table:style-name="Tableau29.1">
          <table:table-cell table:style-name="Tableau29.A2" office:value-type="string">
            <text:p text:style-name="P49"><text:span text:style-name="T91">TE – </text:span><text:span text:style-name="T94">Support de l'environnement de test</text:span></text:p>
          </table:table-cell>
          <table:table-cell table:style-name="Tableau29.A2" office:value-type="string">
            <text:p text:style-name="P51">&lt;TBC&gt;</text:p>
          </table:table-cell>
          <table:table-cell table:style-name="Tableau29.C2" office:value-type="string">
            <text:p text:style-name="P53">SysFera</text:p>
          </table:table-cell>
        </table:table-row>
        <table:table-row table:style-name="Tableau29.1">
          <table:table-cell table:style-name="Tableau29.A2" office:value-type="string">
            <text:p text:style-name="P51">UR – <text:span text:style-name="T123">Représentant des utilisateurs</text:span></text:p>
          </table:table-cell>
          <table:table-cell table:style-name="Tableau29.A2" office:value-type="string">
            <text:p text:style-name="P51">Boris Daix</text:p>
            <text:p text:style-name="P50">Samuel Kortas</text:p>
          </table:table-cell>
          <table:table-cell table:style-name="Tableau29.C2" office:value-type="string">
            <text:p text:style-name="P53">EDF</text:p>
            <text:p text:style-name="P52">EDF</text:p>
          </table:table-cell>
        </table:table-row>
        <table:table-row table:style-name="Tableau29.1">
          <table:table-cell table:style-name="Tableau29.A2" office:value-type="string">
            <text:p text:style-name="P51">IA – <text:span text:style-name="T123">Agent de vérification et validation indépendant</text:span></text:p>
          </table:table-cell>
          <table:table-cell table:style-name="Tableau29.A2" office:value-type="string">
            <text:p text:style-name="P57">Christophe Peron</text:p>
          </table:table-cell>
          <table:table-cell table:style-name="Tableau29.C2" office:value-type="string">
            <text:p text:style-name="P58">SQuORING Technologies</text:p>
          </table:table-cell>
        </table:table-row>
      </table:table>
      <text:p text:style-name="P64"/>
      <text:h text:style-name="P103" text:outline-level="1"><text:tab/>Planning des tests</text:h>
      <text:h text:style-name="P106" text:outline-level="2"><text:tab/><text:span text:style-name="T128">Contraintes identifiées</text:span></text:h>
      <text:p text:style-name="Standard"><text:span text:style-name="T128">Aucune</text:span><text:tab/></text:p>
      <text:h text:style-name="P106" text:outline-level="2"><text:span text:style-name="T128"><text:tab/>Phases de tests</text:span></text:h>
      <text:p text:style-name="P92"><text:span text:style-name="T128">Pour chaque release d'un module logiciel le planning des tests est le suivant:</text:span></text:p>
      <table:table table:name="Tableau32" table:style-name="Tableau32">
        <table:table-column table:style-name="Tableau32.A"/>
        <table:table-column table:style-name="Tableau32.B"/>
        <table:table-row>
          <table:table-cell table:style-name="Tableau32.A1" office:value-type="string">
            <text:p text:style-name="P125"><text:span text:style-name="T135">[COMP]</text:span></text:p>
          </table:table-cell>
          <table:table-cell table:style-name="Tableau32.B1" office:value-type="string">
            <text:p text:style-name="P125"><text:span text:style-name="T135">Compilation du module</text:span></text:p>
          </table:table-cell>
        </table:table-row>
        <table:table-row>
          <table:table-cell table:style-name="Tableau32.A2" office:value-type="string">
            <text:p text:style-name="P125"><text:span text:style-name="T134">[</text:span>I<text:span text:style-name="T134">NS]</text:span></text:p>
          </table:table-cell>
          <table:table-cell table:style-name="Tableau32.B2" office:value-type="string">
            <text:p text:style-name="P125"><text:span text:style-name="T132">Installation et configuration d</text:span><text:span text:style-name="T135">u module</text:span><text:span text:style-name="T132"> VISHNU </text:span><text:span text:style-name="T135">(et ses dépendances) </text:span><text:span text:style-name="T132">et d'un client VISHNU sur un client Linux</text:span></text:p>
          </table:table-cell>
        </table:table-row>
        <table:table-row>
          <table:table-cell table:style-name="Tableau32.A2" office:value-type="string">
            <text:p text:style-name="P132"><text:span text:style-name="T130">[CDU]</text:span></text:p>
          </table:table-cell>
          <table:table-cell table:style-name="Tableau32.B2" office:value-type="string">
            <text:p text:style-name="P127"><text:span text:style-name="T136">Contrôle de la documentation utilisateur</text:span></text:p>
          </table:table-cell>
        </table:table-row>
        <table:table-row>
          <table:table-cell table:style-name="Tableau32.A2" office:value-type="string">
            <text:p text:style-name="P132"><text:span text:style-name="T24">[</text:span><text:span text:style-name="T131">FT]</text:span></text:p>
          </table:table-cell>
          <table:table-cell table:style-name="Tableau32.B2" office:value-type="string">
            <text:p text:style-name="P132"><text:span text:style-name="T131">Tests fonctionnels</text:span></text:p>
          </table:table-cell>
        </table:table-row>
        <table:table-row>
          <table:table-cell table:style-name="Tableau32.A2" office:value-type="string">
            <text:p text:style-name="P132"><text:span text:style-name="T24">[</text:span><text:span text:style-name="T131">TCE</text:span><text:span text:style-name="T24">]</text:span></text:p>
          </table:table-cell>
          <table:table-cell table:style-name="Tableau32.B2" office:value-type="string">
            <text:p text:style-name="P129"><text:span text:style-name="T137">Tests de classes d'équivalence</text:span></text:p>
          </table:table-cell>
        </table:table-row>
        <table:table-row>
          <table:table-cell table:style-name="Tableau32.A2" office:value-type="string">
            <text:p text:style-name="P132"><text:span text:style-name="T24">[</text:span><text:span text:style-name="T131">TVL</text:span><text:span text:style-name="T24">]</text:span></text:p>
          </table:table-cell>
          <table:table-cell table:style-name="Tableau32.B2" office:value-type="string">
            <text:p text:style-name="P129"><text:span text:style-name="T137">Tests de valeurs limites</text:span></text:p>
          </table:table-cell>
        </table:table-row>
        <table:table-row>
          <table:table-cell table:style-name="Tableau32.A2" office:value-type="string">
            <text:p text:style-name="P132"><text:span text:style-name="T137">[STR]</text:span></text:p>
          </table:table-cell>
          <table:table-cell table:style-name="Tableau32.B2" office:value-type="string">
            <text:p text:style-name="P132"><text:span text:style-name="T137">Tests de stress</text:span></text:p>
          </table:table-cell>
        </table:table-row>
        <table:table-row>
          <table:table-cell table:style-name="Tableau32.A2" office:value-type="string">
            <text:p text:style-name="P132"><text:span text:style-name="T137">[CDP]</text:span></text:p>
          </table:table-cell>
          <table:table-cell table:style-name="Tableau32.B2" office:value-type="string">
            <text:p text:style-name="P132"><text:span text:style-name="T137">Contrôle de performances</text:span></text:p>
          </table:table-cell>
        </table:table-row>
        <table:table-row>
          <table:table-cell table:style-name="Tableau32.A2" office:value-type="string">
            <text:p text:style-name="P132"><text:span text:style-name="T137">[LOAD]</text:span></text:p>
          </table:table-cell>
          <table:table-cell table:style-name="Tableau32.B2" office:value-type="string">
            <text:p text:style-name="P132"><text:span text:style-name="T137">Tests de charge</text:span></text:p>
          </table:table-cell>
        </table:table-row>
        <table:table-row>
          <table:table-cell table:style-name="Tableau32.A2" office:value-type="string">
            <text:p text:style-name="P132"><text:span text:style-name="T137">[VCL]</text:span></text:p>
          </table:table-cell>
          <table:table-cell table:style-name="Tableau32.B2" office:value-type="string">
            <text:p text:style-name="P132"><text:span text:style-name="T137">Vérification de <text:s/>la complétude du livrable</text:span></text:p>
          </table:table-cell>
        </table:table-row>
        <table:table-row>
          <table:table-cell table:style-name="Tableau32.A2" office:value-type="string">
            <text:p text:style-name="P132"><text:span text:style-name="T24">[C</text:span><text:span text:style-name="T131">RP</text:span><text:span text:style-name="T24">]</text:span></text:p>
          </table:table-cell>
          <table:table-cell table:style-name="Tableau32.B2" office:value-type="string">
            <text:p text:style-name="P132"><text:span text:style-name="T131">Conformité aux règles de programmation</text:span></text:p>
          </table:table-cell>
        </table:table-row>
        <table:table-row>
          <table:table-cell table:style-name="Tableau32.A2" office:value-type="string">
            <text:p text:style-name="P132"><text:span text:style-name="T24">[</text:span><text:span text:style-name="T131">MCC</text:span><text:span text:style-name="T24">]</text:span></text:p>
          </table:table-cell>
          <table:table-cell table:style-name="Tableau32.B2" office:value-type="string">
            <text:p text:style-name="P132"><text:span text:style-name="T131">Mesure de la complexité du code</text:span></text:p>
          </table:table-cell>
        </table:table-row>
        <table:table-row>
          <table:table-cell table:style-name="Tableau32.A2" office:value-type="string">
            <text:p text:style-name="P132"><text:span text:style-name="T24">[</text:span><text:span text:style-name="T131">DDC</text:span><text:span text:style-name="T24">]</text:span></text:p>
          </table:table-cell>
          <table:table-cell table:style-name="Tableau32.B2" office:value-type="string">
            <text:p text:style-name="P132"><text:span text:style-name="T131">Détection de duplication de code</text:span></text:p>
          </table:table-cell>
        </table:table-row>
      </table:table>
      <text:p text:style-name="P91"><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a">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fo:language="zxx" fo:country="none"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1.974cm" svg:y="-1.24cm" svg:width="21.05cm" svg:height="8.008cm" draw:z-index="6"><draw:image xlink:href="Pictures/10000000000009B0000003AF6679DFC9.png" xlink:type="simple" xlink:show="embed" xlink:actuate="onLoad"/></draw:frame>20100114-PolitiqueDeTests-Vishnu</text:p>
            </table:table-cell>
            <table:table-cell table:style-name="Tableau7.B1" office:value-type="string">
              <text:p text:style-name="MP2">Politique de tests du projet EDF-Vishnu</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46 allée d’Italie</text:p>
              <text:p text:style-name="MP5">69364 Lyon Cedex 07</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46 allée d’Italie</text:p>
              <text:p text:style-name="MP5">69364 Lyon Cedex 07</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1-13T09:59:56</dc:date>
    <meta:print-date>2010-04-26T11:16:00</meta:print-date>
    <dc:language>fr-FR</dc:language>
    <meta:editing-cycles>312</meta:editing-cycles>
    <meta:editing-duration>PT36H32M15S</meta:editing-duration>
    <dc:creator>Benjamin Isnard</dc:creator>
    <meta:document-statistic meta:table-count="31" meta:image-count="2" meta:object-count="0" meta:page-count="16" meta:paragraph-count="623" meta:word-count="3046" meta:character-count="19722"/>
    <meta:user-defined meta:name="Info 1"/>
    <meta:user-defined meta:name="Info 2"/>
    <meta:user-defined meta:name="Info 3"/>
    <meta:user-defined meta:name="Info 4"/>
  </office:meta>
</office:document-meta>
</file>